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FreeMono1" svg:font-family="FreeMono" style:font-family-generic="modern" style:font-pitch="fixed"/>
    <style:font-face style:name="FreeMono" svg:font-family="FreeMono" style:font-adornments="Regular" style:font-family-generic="modern" style:font-pitch="fixed"/>
    <style:font-face style:name="FreeMono2" svg:font-family="FreeMono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cm" fo:min-width="6.95cm" fo:padding-top="0.15cm" fo:padding-bottom="0.15cm" fo:padding-left="0.275cm" fo:padding-right="0.275cm"/>
      <style:paragraph-properties style:writing-mode="lr-tb"/>
    </style:style>
    <style:style style:name="gr2" style:family="graphic" style:parent-style-name="objectwithoutfill">
      <style:graphic-properties svg:stroke-width="0.03cm" svg:stroke-color="#000000" draw:marker-start-width="0cm" draw:marker-end="" draw:marker-end-width="0cm" draw:fill="none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428cm" fo:min-width="0.178cm" fo:padding-top="0.14cm" fo:padding-bottom="0.14cm" fo:padding-left="0.265cm" fo:padding-right="0.265cm"/>
      <style:paragraph-properties style:writing-mode="lr-tb"/>
    </style:style>
    <style:style style:name="gr4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8.7cm" fo:min-width="6.95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7.2cm" fo:min-width="7.95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2.845cm" fo:min-width="7.715cm"/>
      <style:paragraph-properties style:writing-mode="lr-tb"/>
    </style:style>
    <style:style style:name="gr8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cm" fo:min-width="14.7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cm" svg:stroke-color="#ff0000" draw:marker-start-width="0.28cm" draw:marker-end-width="0.28cm" draw:fill="solid" draw:fill-color="#ff0000" draw:textarea-horizontal-align="justify" draw:textarea-vertical-align="middle" draw:auto-grow-height="false" fo:min-height="0cm" fo:min-width="0.544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14.95cm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1cm" svg:stroke-color="#00a933" draw:marker-start-width="0.11cm" draw:marker-end="" draw:marker-end-width="0.11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05cm" svg:stroke-color="#000000" draw:marker-start-width="0.28cm" draw:marker-end-width="0.28cm" draw:fill="none" draw:fill-color="#ffffff" draw:textarea-horizontal-align="left" draw:auto-grow-height="true" draw:auto-grow-width="true" fo:min-height="0.471cm" fo:min-width="0.243cm" fo:padding-top="0.15cm" fo:padding-bottom="0.15cm" fo:padding-left="0.275cm" fo:padding-right="0.275cm"/>
      <style:paragraph-properties style:writing-mode="lr-tb"/>
    </style:style>
    <style:style style:name="gr13" style:family="graphic" style:parent-style-name="standard">
      <style:graphic-properties draw:stroke="none" svg:stroke-width="0.05cm" svg:stroke-color="#000000" draw:marker-start-width="0.28cm" draw:marker-end-width="0.28cm" draw:fill="none" draw:fill-color="#ffffff" draw:textarea-horizontal-align="left" draw:auto-grow-height="true" draw:auto-grow-width="true" fo:min-height="0.471cm" fo:min-width="0.485cm" fo:padding-top="0.15cm" fo:padding-bottom="0.15cm" fo:padding-left="0.275cm" fo:padding-right="0.275cm"/>
      <style:paragraph-properties style:writing-mode="lr-tb"/>
    </style:style>
    <style:style style:name="gr14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cm" fo:min-width="5.95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14.45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7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6.95cm" fo:padding-top="0.15cm" fo:padding-bottom="0.15cm" fo:padding-left="0.275cm" fo:padding-right="0.275cm"/>
      <style:paragraph-properties style:writing-mode="lr-tb"/>
    </style:style>
    <style:style style:name="gr18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38cm" fo:min-width="6.95cm" fo:padding-top="0.15cm" fo:padding-bottom="0.15cm" fo:padding-left="0.275cm" fo:padding-right="0.275cm"/>
      <style:paragraph-properties style:writing-mode="lr-tb"/>
    </style:style>
    <style:style style:name="gr19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8.738cm" fo:min-width="6.95cm" fo:padding-top="0.15cm" fo:padding-bottom="0.15cm" fo:padding-left="0.275cm" fo:padding-right="0.275cm"/>
      <style:paragraph-properties style:writing-mode="lr-tb"/>
    </style:style>
    <style:style style:name="gr20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10.2cm" fo:min-width="6.95cm" fo:padding-top="0.15cm" fo:padding-bottom="0.15cm" fo:padding-left="0.275cm" fo:padding-right="0.275cm"/>
      <style:paragraph-properties style:writing-mode="lr-tb"/>
    </style:style>
    <style:style style:name="gr21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38cm" fo:min-width="4.95cm" fo:padding-top="0.15cm" fo:padding-bottom="0.15cm" fo:padding-left="0.275cm" fo:padding-right="0.275cm"/>
      <style:paragraph-properties style:writing-mode="lr-tb"/>
    </style:style>
    <style:style style:name="gr22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38cm" fo:min-width="6.45cm" fo:padding-top="0.15cm" fo:padding-bottom="0.15cm" fo:padding-left="0.275cm" fo:padding-right="0.27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514cm"/>
      <style:paragraph-properties style:writing-mode="lr-tb"/>
    </style:style>
    <style:style style:name="gr24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4.95cm" fo:padding-top="0.15cm" fo:padding-bottom="0.15cm" fo:padding-left="0.275cm" fo:padding-right="0.275cm"/>
      <style:paragraph-properties style:writing-mode="lr-tb"/>
    </style:style>
    <style:style style:name="gr25" style:family="graphic" style:parent-style-name="standard">
      <style:graphic-properties svg:stroke-width="0.03cm" svg:stroke-color="#000000" draw:marker-start-width="0.25cm" draw:marker-end-width="0.25cm" draw:fill="solid" draw:fill-color="#afd095" draw:textarea-horizontal-align="justify" draw:textarea-vertical-align="middle" draw:auto-grow-height="false" fo:min-height="0.428cm" fo:min-width="0.178cm" fo:padding-top="0.14cm" fo:padding-bottom="0.14cm" fo:padding-left="0.265cm" fo:padding-right="0.265cm"/>
      <style:paragraph-properties style:writing-mode="lr-tb"/>
    </style:style>
    <style:style style:name="gr26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5.2cm" fo:padding-top="0.15cm" fo:padding-bottom="0.15cm" fo:padding-left="0.275cm" fo:padding-right="0.27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14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30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239cm"/>
      <style:paragraph-properties style:writing-mode="lr-tb"/>
    </style:style>
    <style:style style:name="gr30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38cm" fo:min-width="4.95cm" fo:padding-top="0.15cm" fo:padding-bottom="0.15cm" fo:padding-left="0.275cm" fo:padding-right="0.275cm"/>
      <style:paragraph-properties style:writing-mode="lr-tb"/>
    </style:style>
    <style:style style:name="gr31" style:family="graphic" style:parent-style-name="standard">
      <style:graphic-properties svg:stroke-width="0.03cm" svg:stroke-color="#000000" draw:marker-start-width="0.25cm" draw:marker-end-width="0.25cm" draw:fill="solid" draw:fill-color="#ffaa95" draw:textarea-horizontal-align="justify" draw:textarea-vertical-align="middle" draw:auto-grow-height="false" fo:min-height="0.428cm" fo:min-width="0.178cm" fo:padding-top="0.14cm" fo:padding-bottom="0.14cm" fo:padding-left="0.265cm" fo:padding-right="0.265cm"/>
      <style:paragraph-properties style:writing-mode="lr-tb"/>
    </style:style>
    <style:style style:name="gr32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cm" fo:min-width="7.2cm" fo:padding-top="0.15cm" fo:padding-bottom="0.15cm" fo:padding-left="0.275cm" fo:padding-right="0.275cm"/>
      <style:paragraph-properties style:writing-mode="lr-tb"/>
    </style:style>
    <style:style style:name="gr33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7.2cm" fo:padding-top="0.15cm" fo:padding-bottom="0.15cm" fo:padding-left="0.275cm" fo:padding-right="0.275cm"/>
      <style:paragraph-properties style:writing-mode="lr-tb"/>
    </style:style>
    <style:style style:name="gr34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6.986cm" fo:padding-top="0.15cm" fo:padding-bottom="0.15cm" fo:padding-left="0.275cm" fo:padding-right="0.275cm"/>
      <style:paragraph-properties style:writing-mode="lr-tb"/>
    </style:style>
    <style:style style:name="gr35" style:family="graphic" style:parent-style-name="standard">
      <style:graphic-properties svg:stroke-width="0.03cm" svg:stroke-color="#000000" draw:marker-start-width="0.25cm" draw:marker-end-width="0.25cm" draw:fill="solid" draw:fill-color="#ffa6a6" draw:textarea-horizontal-align="justify" draw:textarea-vertical-align="middle" draw:auto-grow-height="false" fo:min-height="0.428cm" fo:min-width="0.178cm" fo:padding-top="0.14cm" fo:padding-bottom="0.14cm" fo:padding-left="0.265cm" fo:padding-right="0.265cm"/>
      <style:paragraph-properties style:writing-mode="lr-tb"/>
    </style:style>
    <style:style style:name="gr36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6.2cm" fo:padding-top="0.15cm" fo:padding-bottom="0.15cm" fo:padding-left="0.275cm" fo:padding-right="0.27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8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cm" fo:min-width="13.95cm" fo:padding-top="0.15cm" fo:padding-bottom="0.15cm" fo:padding-left="0.275cm" fo:padding-right="0.275cm"/>
      <style:paragraph-properties style:writing-mode="lr-tb"/>
    </style:style>
    <style:style style:name="gr39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40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41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42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43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44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45" style:family="graphic" style:parent-style-name="standard" style:list-style-name="L1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72cm" fo:min-width="2.97cm" fo:padding-top="0.14cm" fo:padding-bottom="0.14cm" fo:padding-left="0.265cm" fo:padding-right="0.26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815cm"/>
      <style:paragraph-properties style:writing-mode="lr-tb"/>
    </style:style>
    <style:style style:name="gr47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48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49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50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51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52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53" style:family="graphic" style:parent-style-name="standard" style:list-style-name="L1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72cm" fo:min-width="2.97cm" fo:padding-top="0.14cm" fo:padding-bottom="0.14cm" fo:padding-left="0.265cm" fo:padding-right="0.26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883cm"/>
      <style:paragraph-properties style:writing-mode="lr-tb"/>
    </style:style>
    <style:style style:name="gr55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15.199cm" fo:padding-top="0.15cm" fo:padding-bottom="0.15cm" fo:padding-left="0.275cm" fo:padding-right="0.27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314cm" fo:min-width="0.307cm"/>
      <style:paragraph-properties style:writing-mode="lr-tb"/>
    </style:style>
    <style:style style:name="gr57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58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5.95cm" fo:padding-top="0.15cm" fo:padding-bottom="0.15cm" fo:padding-left="0.275cm" fo:padding-right="0.275cm"/>
      <style:paragraph-properties style:writing-mode="lr-tb"/>
    </style:style>
    <style:style style:name="gr59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14.2cm" fo:padding-top="0.15cm" fo:padding-bottom="0.15cm" fo:padding-left="0.275cm" fo:padding-right="0.275cm"/>
      <style:paragraph-properties style:writing-mode="lr-tb"/>
    </style:style>
    <style:style style:name="gr60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cm"/>
      <style:paragraph-properties style:writing-mode="lr-tb"/>
    </style:style>
    <style:style style:name="gr62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cm" fo:min-width="3.95cm" fo:padding-top="0.15cm" fo:padding-bottom="0.15cm" fo:padding-left="0.275cm" fo:padding-right="0.275cm"/>
      <style:paragraph-properties style:writing-mode="lr-tb"/>
    </style:style>
    <style:style style:name="gr63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13.2cm" fo:padding-top="0.15cm" fo:padding-bottom="0.15cm" fo:padding-left="0.275cm" fo:padding-right="0.275cm"/>
      <style:paragraph-properties style:writing-mode="lr-tb"/>
    </style:style>
    <style:style style:name="gr64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65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12.2cm" fo:padding-top="0.15cm" fo:padding-bottom="0.15cm" fo:padding-left="0.275cm" fo:padding-right="0.275cm"/>
      <style:paragraph-properties style:writing-mode="lr-tb"/>
    </style:style>
    <style:style style:name="gr66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67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15.95cm" fo:padding-top="0.15cm" fo:padding-bottom="0.15cm" fo:padding-left="0.275cm" fo:padding-right="0.275cm"/>
      <style:paragraph-properties style:writing-mode="lr-tb"/>
    </style:style>
    <style:style style:name="gr68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69" style:family="graphic" style:parent-style-name="standard" style:list-style-name="L1">
      <style:graphic-properties svg:stroke-width="0.03cm" svg:stroke-color="#000000" draw:marker-start-width="0.25cm" draw:marker-end-width="0.25cm" draw:fill="solid" draw:fill-color="#ff40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70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71" style:family="graphic" style:parent-style-name="standard" style:list-style-name="L1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72cm" fo:min-width="2.97cm" fo:padding-top="0.14cm" fo:padding-bottom="0.14cm" fo:padding-left="0.265cm" fo:padding-right="0.265cm"/>
      <style:paragraph-properties style:writing-mode="lr-tb"/>
    </style:style>
    <style:style style:name="gr72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73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74" style:family="graphic" style:parent-style-name="standard" style:list-style-name="L1">
      <style:graphic-properties svg:stroke-width="0.03cm" svg:stroke-color="#000000" draw:marker-start-width="0.25cm" draw:marker-end-width="0.25cm" draw:fill="solid" draw:fill-color="#ff40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75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76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77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24.95cm" fo:padding-top="0.15cm" fo:padding-bottom="0.15cm" fo:padding-left="0.275cm" fo:padding-right="0.275cm"/>
      <style:paragraph-properties style:writing-mode="lr-tb"/>
    </style:style>
    <style:style style:name="gr78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79" style:family="graphic" style:parent-style-name="standard" style:list-style-name="L1">
      <style:graphic-properties svg:stroke-width="0.03cm" svg:stroke-color="#000000" draw:marker-start-width="0.25cm" draw:marker-end-width="0.25cm" draw:fill="solid" draw:fill-color="#ff40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80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81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82" style:family="graphic" style:parent-style-name="standard" style:list-style-name="L1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72cm" fo:min-width="2.97cm" fo:padding-top="0.14cm" fo:padding-bottom="0.14cm" fo:padding-left="0.265cm" fo:padding-right="0.265cm"/>
      <style:paragraph-properties style:writing-mode="lr-tb"/>
    </style:style>
    <style:style style:name="gr83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84" style:family="graphic" style:parent-style-name="standard" style:list-style-name="L1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72cm" fo:min-width="2.97cm" fo:padding-top="0.14cm" fo:padding-bottom="0.14cm" fo:padding-left="0.265cm" fo:padding-right="0.265cm"/>
      <style:paragraph-properties style:writing-mode="lr-tb"/>
    </style:style>
    <style:style style:name="gr85" style:family="graphic" style:parent-style-name="standard" style:list-style-name="L1">
      <style:graphic-properties svg:stroke-width="0.03cm" svg:stroke-color="#000000" draw:marker-start-width="0.25cm" draw:marker-end-width="0.25cm" draw:fill="solid" draw:fill-color="#ff40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86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87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88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89" style:family="graphic" style:parent-style-name="standard" style:list-style-name="L1">
      <style:graphic-properties svg:stroke-width="0.03cm" svg:stroke-color="#000000" draw:marker-start-width="0.25cm" draw:marker-end-width="0.25cm" draw:fill="solid" draw:fill-color="#ff40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90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91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92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14.95cm" fo:padding-top="0.15cm" fo:padding-bottom="0.15cm" fo:padding-left="0.275cm" fo:padding-right="0.275cm"/>
      <style:paragraph-properties style:writing-mode="lr-tb"/>
    </style:style>
    <style:style style:name="gr93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94" style:family="graphic" style:parent-style-name="standard" style:list-style-name="L1">
      <style:graphic-properties svg:stroke-width="0.03cm" svg:stroke-color="#000000" draw:marker-start-width="0.25cm" draw:marker-end-width="0.25cm" draw:fill="solid" draw:fill-color="#ff40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95" style:family="graphic" style:parent-style-name="standard" style:list-style-name="L1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72cm" fo:min-width="2.97cm" fo:padding-top="0.14cm" fo:padding-bottom="0.14cm" fo:padding-left="0.265cm" fo:padding-right="0.265cm"/>
      <style:paragraph-properties style:writing-mode="lr-tb"/>
    </style:style>
    <style:style style:name="gr96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97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98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99" style:family="graphic" style:parent-style-name="standard" style:list-style-name="L1">
      <style:graphic-properties svg:stroke-width="0.03cm" svg:stroke-color="#000000" draw:marker-start-width="0.25cm" draw:marker-end-width="0.25cm" draw:fill="solid" draw:fill-color="#ff40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100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101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102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23.95cm" fo:padding-top="0.15cm" fo:padding-bottom="0.15cm" fo:padding-left="0.275cm" fo:padding-right="0.275cm"/>
      <style:paragraph-properties style:writing-mode="lr-tb"/>
    </style:style>
    <style:style style:name="gr103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104" style:family="graphic" style:parent-style-name="standard" style:list-style-name="L1">
      <style:graphic-properties svg:stroke-width="0.03cm" svg:stroke-color="#000000" draw:marker-start-width="0.25cm" draw:marker-end-width="0.25cm" draw:fill="solid" draw:fill-color="#ff40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105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106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107" style:family="graphic" style:parent-style-name="standard" style:list-style-name="L1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72cm" fo:min-width="2.97cm" fo:padding-top="0.14cm" fo:padding-bottom="0.14cm" fo:padding-left="0.265cm" fo:padding-right="0.265cm"/>
      <style:paragraph-properties style:writing-mode="lr-tb"/>
    </style:style>
    <style:style style:name="gr108" style:family="graphic" style:parent-style-name="standard" style:list-style-name="L1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72cm" fo:min-width="2.97cm" fo:padding-top="0.14cm" fo:padding-bottom="0.14cm" fo:padding-left="0.265cm" fo:padding-right="0.265cm"/>
      <style:paragraph-properties style:writing-mode="lr-tb"/>
    </style:style>
    <style:style style:name="gr109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110" style:family="graphic" style:parent-style-name="standard" style:list-style-name="L1">
      <style:graphic-properties svg:stroke-width="0.03cm" svg:stroke-color="#000000" draw:marker-start-width="0.25cm" draw:marker-end-width="0.25cm" draw:fill="solid" draw:fill-color="#ff40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111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112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113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114" style:family="graphic" style:parent-style-name="standard" style:list-style-name="L1">
      <style:graphic-properties svg:stroke-width="0.03cm" svg:stroke-color="#000000" draw:marker-start-width="0.25cm" draw:marker-end-width="0.25cm" draw:fill="solid" draw:fill-color="#ff40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115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116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117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21.45cm" fo:padding-top="0.15cm" fo:padding-bottom="0.15cm" fo:padding-left="0.275cm" fo:padding-right="0.275cm"/>
      <style:paragraph-properties style:writing-mode="lr-tb"/>
    </style:style>
    <style:style style:name="gr118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119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120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21.2cm" fo:padding-top="0.15cm" fo:padding-bottom="0.15cm" fo:padding-left="0.275cm" fo:padding-right="0.275cm"/>
      <style:paragraph-properties style:writing-mode="lr-tb"/>
    </style:style>
    <style:style style:name="gr121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122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123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19.2cm" fo:padding-top="0.15cm" fo:padding-bottom="0.15cm" fo:padding-left="0.275cm" fo:padding-right="0.275cm"/>
      <style:paragraph-properties style:writing-mode="lr-tb"/>
    </style:style>
    <style:style style:name="gr124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125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126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18.216cm" fo:padding-top="0.15cm" fo:padding-bottom="0.15cm" fo:padding-left="0.275cm" fo:padding-right="0.275cm"/>
      <style:paragraph-properties style:writing-mode="lr-tb"/>
    </style:style>
    <style:style style:name="gr127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128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129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2.7cm" fo:min-width="11.7cm" fo:padding-top="0.15cm" fo:padding-bottom="0.15cm" fo:padding-left="0.275cm" fo:padding-right="0.275cm"/>
      <style:paragraph-properties style:writing-mode="lr-tb"/>
    </style:style>
    <style:style style:name="gr130" style:family="graphic" style:parent-style-name="objectwithoutfill">
      <style:graphic-properties draw:stroke="dash" draw:stroke-dash="Dash" svg:stroke-width="0.03cm" svg:stroke-color="#000000" draw:marker-start-width="0cm" draw:marker-end="" draw:marker-end-width="0cm" draw:fill="none" draw:textarea-vertical-align="middle" fo:padding-top="0.14cm" fo:padding-bottom="0.14cm" fo:padding-left="0.265cm" fo:padding-right="0.265cm"/>
    </style:style>
    <style:style style:name="gr131" style:family="graphic" style:parent-style-name="standard">
      <style:graphic-properties draw:stroke="dash" draw:stroke-dash="Dash"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428cm" fo:min-width="0.178cm" fo:padding-top="0.14cm" fo:padding-bottom="0.14cm" fo:padding-left="0.265cm" fo:padding-right="0.265cm"/>
      <style:paragraph-properties style:writing-mode="lr-tb"/>
    </style:style>
    <style:style style:name="gr132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376cm" fo:min-width="3.219cm"/>
      <style:paragraph-properties style:writing-mode="lr-tb"/>
    </style:style>
    <style:style style:name="gr133" style:family="graphic" style:parent-style-name="objectwithoutfill">
      <style:graphic-properties draw:stroke="solid" draw:stroke-dash="Dash" svg:stroke-width="0.03cm" svg:stroke-color="#000000" draw:marker-start-width="0cm" draw:marker-end="" draw:marker-end-width="0cm" draw:fill="none" draw:textarea-vertical-align="middle" fo:padding-top="0.14cm" fo:padding-bottom="0.14cm" fo:padding-left="0.265cm" fo:padding-right="0.265cm"/>
    </style:style>
    <style:style style:name="gr134" style:family="graphic" style:parent-style-name="standard">
      <style:graphic-properties draw:stroke="solid" draw:stroke-dash="Dash" svg:stroke-width="0.03cm" svg:stroke-color="#000000" draw:marker-start-width="0.25cm" draw:marker-end-width="0.25cm" draw:fill="solid" draw:fill-color="#afd095" draw:textarea-horizontal-align="justify" draw:textarea-vertical-align="middle" draw:auto-grow-height="false" fo:min-height="0.428cm" fo:min-width="0.178cm" fo:padding-top="0.14cm" fo:padding-bottom="0.14cm" fo:padding-left="0.265cm" fo:padding-right="0.265cm"/>
      <style:paragraph-properties style:writing-mode="lr-tb"/>
    </style:style>
    <style:style style:name="gr135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38cm" fo:min-width="13.2cm" fo:padding-top="0.15cm" fo:padding-bottom="0.15cm" fo:padding-left="0.275cm" fo:padding-right="0.275cm"/>
      <style:paragraph-properties style:writing-mode="lr-tb"/>
    </style:style>
    <style:style style:name="gr136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376cm" fo:min-width="3.219cm"/>
      <style:paragraph-properties style:writing-mode="lr-tb"/>
    </style:style>
    <style:style style:name="gr137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38cm" fo:min-width="10.2cm" fo:padding-top="0.15cm" fo:padding-bottom="0.15cm" fo:padding-left="0.275cm" fo:padding-right="0.275cm"/>
      <style:paragraph-properties style:writing-mode="lr-tb"/>
    </style:style>
    <style:style style:name="gr138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376cm" fo:min-width="3.219cm"/>
      <style:paragraph-properties style:writing-mode="lr-tb"/>
    </style:style>
    <style:style style:name="gr139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2.7cm" fo:min-width="11.45cm" fo:padding-top="0.15cm" fo:padding-bottom="0.15cm" fo:padding-left="0.275cm" fo:padding-right="0.275cm"/>
      <style:paragraph-properties style:writing-mode="lr-tb"/>
    </style:style>
    <style:style style:name="gr140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376cm" fo:min-width="3.219cm"/>
      <style:paragraph-properties style:writing-mode="lr-tb"/>
    </style:style>
    <style:style style:name="gr141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38cm" fo:min-width="12.2cm" fo:padding-top="0.15cm" fo:padding-bottom="0.15cm" fo:padding-left="0.275cm" fo:padding-right="0.275cm"/>
      <style:paragraph-properties style:writing-mode="lr-tb"/>
    </style:style>
    <style:style style:name="gr142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376cm" fo:min-width="3.219cm"/>
      <style:paragraph-properties style:writing-mode="lr-tb"/>
    </style:style>
    <style:style style:name="gr143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38cm" fo:min-width="9.871cm" fo:padding-top="0.15cm" fo:padding-bottom="0.15cm" fo:padding-left="0.275cm" fo:padding-right="0.275cm"/>
      <style:paragraph-properties style:writing-mode="lr-tb"/>
    </style:style>
    <style:style style:name="gr144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376cm" fo:min-width="3.219cm"/>
      <style:paragraph-properties style:writing-mode="lr-tb"/>
    </style:style>
    <style:style style:name="gr145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2.7cm" fo:min-width="2.2cm" fo:padding-top="0.15cm" fo:padding-bottom="0.15cm" fo:padding-left="0.275cm" fo:padding-right="0.275cm"/>
      <style:paragraph-properties style:writing-mode="lr-tb"/>
    </style:style>
    <style:style style:name="gr146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10.2cm" fo:padding-top="0.15cm" fo:padding-bottom="0.15cm" fo:padding-left="0.275cm" fo:padding-right="0.275cm"/>
      <style:paragraph-properties style:writing-mode="lr-tb"/>
    </style:style>
    <style:style style:name="gr147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1.2cm" fo:min-width="1.2cm" fo:padding-top="0.15cm" fo:padding-bottom="0.15cm" fo:padding-left="0.275cm" fo:padding-right="0.275cm"/>
      <style:paragraph-properties style:writing-mode="lr-tb"/>
    </style:style>
    <style:style style:name="gr148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cm" fo:min-width="11.2cm" fo:padding-top="0.15cm" fo:padding-bottom="0.15cm" fo:padding-left="0.275cm" fo:padding-right="0.275cm"/>
      <style:paragraph-properties style:writing-mode="lr-tb"/>
    </style:style>
    <style:style style:name="gr149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376cm" fo:min-width="3.219cm"/>
      <style:paragraph-properties style:writing-mode="lr-tb"/>
    </style:style>
    <style:style style:name="gr150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cm" fo:min-width="3.2cm" fo:padding-top="0.15cm" fo:padding-bottom="0.15cm" fo:padding-left="0.275cm" fo:padding-right="0.275cm"/>
      <style:paragraph-properties style:writing-mode="lr-tb"/>
    </style:style>
    <style:style style:name="gr151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376cm" fo:min-width="3.219cm"/>
      <style:paragraph-properties style:writing-mode="lr-tb"/>
    </style:style>
    <style:style style:name="gr152" style:family="graphic" style:parent-style-name="standard">
      <style:graphic-properties draw:stroke="solid" draw:stroke-dash="Dash" svg:stroke-width="0.03cm" svg:stroke-color="#000000" draw:marker-start-width="0.25cm" draw:marker-end-width="0.25cm" draw:fill="solid" draw:fill-color="#ffa6a6" draw:textarea-horizontal-align="justify" draw:textarea-vertical-align="middle" draw:auto-grow-height="false" fo:min-height="0.428cm" fo:min-width="0.178cm" fo:padding-top="0.14cm" fo:padding-bottom="0.14cm" fo:padding-left="0.265cm" fo:padding-right="0.265cm"/>
      <style:paragraph-properties style:writing-mode="lr-tb"/>
    </style:style>
    <style:style style:name="gr153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7.2cm" fo:min-width="13.95cm" fo:padding-top="0.15cm" fo:padding-bottom="0.15cm" fo:padding-left="0.275cm" fo:padding-right="0.275cm"/>
      <style:paragraph-properties style:writing-mode="lr-tb"/>
    </style:style>
    <style:style style:name="gr154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13.95cm" fo:padding-top="0.15cm" fo:padding-bottom="0.15cm" fo:padding-left="0.275cm" fo:padding-right="0.275cm"/>
      <style:paragraph-properties style:writing-mode="lr-tb"/>
    </style:style>
    <style:style style:name="gr155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9.95cm" fo:padding-top="0.15cm" fo:padding-bottom="0.15cm" fo:padding-left="0.275cm" fo:padding-right="0.275cm"/>
      <style:paragraph-properties style:writing-mode="lr-tb"/>
    </style:style>
    <style:style style:name="gr156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7.95cm" fo:padding-top="0.15cm" fo:padding-bottom="0.15cm" fo:padding-left="0.275cm" fo:padding-right="0.275cm"/>
      <style:paragraph-properties style:writing-mode="lr-tb"/>
    </style:style>
    <style:style style:name="gr157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cm" fo:min-width="20.2cm" fo:padding-top="0.15cm" fo:padding-bottom="0.15cm" fo:padding-left="0.275cm" fo:padding-right="0.275cm"/>
      <style:paragraph-properties style:writing-mode="lr-tb"/>
    </style:style>
    <style:style style:name="gr158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376cm" fo:min-width="3.219cm"/>
      <style:paragraph-properties style:writing-mode="lr-tb"/>
    </style:style>
    <style:style style:name="gr159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376cm" fo:min-width="3.219cm"/>
      <style:paragraph-properties style:writing-mode="lr-tb"/>
    </style:style>
    <style:style style:name="gr160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26.65cm" fo:padding-top="0.15cm" fo:padding-bottom="0.15cm" fo:padding-left="0.275cm" fo:padding-right="0.275cm"/>
      <style:paragraph-properties style:writing-mode="lr-tb"/>
    </style:style>
    <style:style style:name="gr161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644cm" fo:min-width="1.688cm"/>
      <style:paragraph-properties style:writing-mode="lr-tb"/>
    </style:style>
    <style:style style:name="gr162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626cm" fo:min-width="1.688cm"/>
      <style:paragraph-properties style:writing-mode="lr-tb"/>
    </style:style>
    <style:style style:name="gr163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626cm" fo:min-width="1.688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style:font-name="Liberation Serif1" fo:font-size="12pt" style:font-size-asian="18pt" style:font-size-complex="18pt"/>
    </style:style>
    <style:style style:name="P5" style:family="paragraph">
      <loext:graphic-properties draw:fill="solid" draw:fill-color="#ffffff"/>
      <style:paragraph-properties fo:text-align="center" style:writing-mode="lr-tb"/>
      <style:text-properties style:font-name="Liberation Serif1" fo:font-size="12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solid" draw:fill-color="#ffff00"/>
      <style:paragraph-properties style:writing-mode="lr-tb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ff0000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erif1" fo:font-size="8pt" style:font-size-asian="18pt" style:font-size-complex="18pt"/>
    </style:style>
    <style:style style:name="P13" style:family="paragraph">
      <loext:graphic-properties draw:fill="solid" draw:fill-color="#afd095"/>
      <style:paragraph-properties fo:text-align="center" style:writing-mode="lr-tb"/>
      <style:text-properties style:font-name="Liberation Serif1" fo:font-size="12pt" style:font-size-asian="18pt" style:font-size-complex="18pt"/>
    </style:style>
    <style:style style:name="P14" style:family="paragraph">
      <loext:graphic-properties draw:fill="solid" draw:fill-color="#ffaa95"/>
      <style:paragraph-properties fo:text-align="center" style:writing-mode="lr-tb"/>
      <style:text-properties style:font-name="Liberation Serif1" fo:font-size="12pt" style:font-size-asian="18pt" style:font-size-complex="18pt"/>
    </style:style>
    <style:style style:name="P15" style:family="paragraph">
      <loext:graphic-properties draw:fill="solid" draw:fill-color="#ffa6a6"/>
      <style:paragraph-properties fo:text-align="center" style:writing-mode="lr-tb"/>
      <style:text-properties style:font-name="Liberation Serif1" fo:font-size="12pt" style:font-size-asian="18pt" style:font-size-complex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="solid" draw:fill-color="#00a933"/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loext:graphic-properties draw:fill="solid" draw:fill-color="#ffbf00"/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FreeMono" fo:font-size="10pt" style:font-size-asian="18pt" style:font-size-complex="18pt"/>
    </style:style>
    <style:style style:name="P21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 style:writing-mode="lr-tb"/>
      <style:text-properties style:font-name="FreeMono" fo:font-size="10pt" style:font-size-asian="18pt" style:font-size-complex="18pt"/>
    </style:style>
    <style:style style:name="P22" style:family="paragraph">
      <loext:graphic-properties draw:fill="solid" draw:fill-color="#ff4000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style:font-name="Liberation Serif1" fo:font-size="12pt" style:font-size-asian="18pt" style:font-size-complex="18pt"/>
    </style:style>
    <style:style style:name="T2" style:family="text">
      <style:text-properties style:font-name="Liberation Serif1" fo:font-size="12pt" fo:font-weight="bold" style:font-size-asian="18pt" style:font-weight-asian="bold" style:font-size-complex="18pt" style:font-weight-complex="bold"/>
    </style:style>
    <style:style style:name="T3" style:family="text">
      <style:text-properties style:font-name="Liberation Serif1" fo:font-size="8pt" style:font-size-asian="18pt" style:font-size-complex="18pt"/>
    </style:style>
    <style:style style:name="T4" style:family="text">
      <style:text-properties style:font-name="FreeMono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1" draw:layer="measurelines" svg:width="7.5cm" svg:height="4.5cm" svg:x="1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5.5cm" svg:y1="2.5cm" svg:x2="3.5cm" svg:y2="4cm">
            <text:p/>
          </draw:line>
          <draw:line draw:style-name="gr2" draw:text-style-name="P3" draw:layer="layout" svg:x1="5.5cm" svg:y1="2.5cm" svg:x2="7.5cm" svg:y2="4cm">
            <text:p/>
          </draw:line>
          <draw:line draw:style-name="gr2" draw:text-style-name="P3" draw:layer="layout" svg:x1="7.5cm" svg:y1="4cm" svg:x2="6.5cm" svg:y2="5.5cm">
            <text:p/>
          </draw:line>
          <draw:line draw:style-name="gr2" draw:text-style-name="P2" draw:layer="layout" svg:x1="8.5cm" svg:y1="5.5cm" svg:x2="7.5cm" svg:y2="4cm">
            <text:p/>
          </draw:line>
          <draw:custom-shape draw:style-name="gr3" draw:text-style-name="P5" draw:layer="layout" svg:width="1cm" svg:height="1cm" svg:x="5cm" svg:y="2cm">
            <text:p text:style-name="P4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6cm" svg:y="5cm">
            <text:p text:style-name="P4"><text:span text:style-name="T1">1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7cm" svg:y="3.5cm">
            <text:p text:style-name="P4"><text:span text:style-name="T1">1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8cm" svg:y="5cm">
            <text:p text:style-name="P4"><text:span text:style-name="T1">5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5cm" svg:y1="5.5cm" svg:x2="3.5cm" svg:y2="4cm">
            <text:p/>
          </draw:line>
          <draw:line draw:style-name="gr2" draw:text-style-name="P2" draw:layer="layout" svg:x1="2.5cm" svg:y1="5.5cm" svg:x2="3.5cm" svg:y2="4cm">
            <text:p/>
          </draw:line>
          <draw:custom-shape draw:style-name="gr3" draw:text-style-name="P5" draw:layer="layout" svg:width="1cm" svg:height="1cm" svg:x="2cm" svg:y="5cm">
            <text:p text:style-name="P4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4cm" svg:y="5cm">
            <text:p text:style-name="P4"><text:span text:style-name="T1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cm" svg:y="3.5cm">
            <text:p text:style-name="P4"><text:span text:style-name="T1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7.5cm" svg:height="4.5cm" svg:x="11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5.5cm" svg:y1="2.5cm" svg:x2="13.5cm" svg:y2="4cm">
            <text:p/>
          </draw:line>
          <draw:line draw:style-name="gr2" draw:text-style-name="P3" draw:layer="layout" svg:x1="15.5cm" svg:y1="2.5cm" svg:x2="17.5cm" svg:y2="4cm">
            <text:p/>
          </draw:line>
          <draw:line draw:style-name="gr2" draw:text-style-name="P3" draw:layer="layout" svg:x1="17.5cm" svg:y1="4cm" svg:x2="16.5cm" svg:y2="5.5cm">
            <text:p/>
          </draw:line>
          <draw:line draw:style-name="gr2" draw:text-style-name="P2" draw:layer="layout" svg:x1="18.5cm" svg:y1="5.5cm" svg:x2="17.5cm" svg:y2="4cm">
            <text:p/>
          </draw:line>
          <draw:custom-shape draw:style-name="gr3" draw:text-style-name="P5" draw:layer="layout" svg:width="1cm" svg:height="1cm" svg:x="15cm" svg:y="2cm">
            <text:p text:style-name="P4"><text:span text:style-name="T1">1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6cm" svg:y="5cm">
            <text:p text:style-name="P4"><text:span text:style-name="T1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7cm" svg:y="3.5cm">
            <text:p text:style-name="P4"><text:span text:style-name="T1">2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8cm" svg:y="5cm">
            <text:p text:style-name="P4"><text:span text:style-name="T1">3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4.5cm" svg:y1="5.5cm" svg:x2="13.5cm" svg:y2="4cm">
            <text:p/>
          </draw:line>
          <draw:line draw:style-name="gr2" draw:text-style-name="P2" draw:layer="layout" svg:x1="12.5cm" svg:y1="5.5cm" svg:x2="13.5cm" svg:y2="4cm">
            <text:p/>
          </draw:line>
          <draw:custom-shape draw:style-name="gr3" draw:text-style-name="P5" draw:layer="layout" svg:width="1cm" svg:height="1cm" svg:x="12cm" svg:y="5cm">
            <text:p text:style-name="P4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4cm" svg:y="5cm">
            <text:p text:style-name="P4"><text:span text:style-name="T1">1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3cm" svg:y="3.5cm">
            <text:p text:style-name="P4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7.5cm" svg:height="9cm" svg:x="0.75cm" svg:y="7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5.5cm" svg:y1="8.5cm" svg:x2="3.5cm" svg:y2="10cm">
            <text:p/>
          </draw:line>
          <draw:line draw:style-name="gr2" draw:text-style-name="P3" draw:layer="layout" svg:x1="5.5cm" svg:y1="8.5cm" svg:x2="7.5cm" svg:y2="10cm">
            <text:p/>
          </draw:line>
          <draw:line draw:style-name="gr2" draw:text-style-name="P3" draw:layer="layout" svg:x1="7.5cm" svg:y1="10cm" svg:x2="6.5cm" svg:y2="11.5cm">
            <text:p/>
          </draw:line>
          <draw:line draw:style-name="gr2" draw:text-style-name="P3" draw:layer="layout" svg:x1="6.5cm" svg:y1="11.5cm" svg:x2="5.5cm" svg:y2="13cm">
            <text:p/>
          </draw:line>
          <draw:line draw:style-name="gr2" draw:text-style-name="P2" draw:layer="layout" svg:x1="6.5cm" svg:y1="14.5cm" svg:x2="5.5cm" svg:y2="13cm">
            <text:p/>
          </draw:line>
          <draw:line draw:style-name="gr2" draw:text-style-name="P2" draw:layer="layout" svg:x1="6.5cm" svg:y1="14.5cm" svg:x2="5.5cm" svg:y2="16cm">
            <text:p/>
          </draw:line>
          <draw:custom-shape draw:style-name="gr3" draw:text-style-name="P5" draw:layer="layout" svg:width="1cm" svg:height="1cm" svg:x="5cm" svg:y="8cm">
            <text:p text:style-name="P4"><text:span text:style-name="T1">Ju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6cm" svg:y="11cm">
            <text:p text:style-name="P4"><text:span text:style-name="T1">Nov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7cm" svg:y="9.5cm">
            <text:p text:style-name="P4"><text:span text:style-name="T1">Dez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5cm" svg:y="12.5cm">
            <text:p text:style-name="P4"><text:span text:style-name="T1">Ag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6cm" svg:y="14cm">
            <text:p text:style-name="P4"><text:span text:style-name="T1">O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5cm" svg:y="15.5cm">
            <text:p text:style-name="P4"><text:span text:style-name="T1">S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5cm" svg:y1="11.5cm" svg:x2="3.5cm" svg:y2="10cm">
            <text:p/>
          </draw:line>
          <draw:line draw:style-name="gr2" draw:text-style-name="P2" draw:layer="layout" svg:x1="2.5cm" svg:y1="11.5cm" svg:x2="3.5cm" svg:y2="10cm">
            <text:p/>
          </draw:line>
          <draw:line draw:style-name="gr2" draw:text-style-name="P2" draw:layer="layout" svg:x1="4.5cm" svg:y1="11.5cm" svg:x2="3.5cm" svg:y2="13cm">
            <text:p/>
          </draw:line>
          <draw:line draw:style-name="gr2" draw:text-style-name="P2" draw:layer="layout" svg:x1="2.5cm" svg:y1="11.5cm" svg:x2="1.5cm" svg:y2="13cm">
            <text:p/>
          </draw:line>
          <draw:line draw:style-name="gr2" draw:text-style-name="P2" draw:layer="layout" svg:x1="2.5cm" svg:y1="14.5cm" svg:x2="1.5cm" svg:y2="13cm">
            <text:p/>
          </draw:line>
          <draw:custom-shape draw:style-name="gr3" draw:text-style-name="P5" draw:layer="layout" svg:width="1cm" svg:height="1cm" svg:x="1cm" svg:y="12.5cm">
            <text:p text:style-name="P4"><text:span text:style-name="T1">Ja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cm" svg:y="14cm">
            <text:p text:style-name="P4"><text:span text:style-name="T1">Fev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cm" svg:y="11cm">
            <text:p text:style-name="P4"><text:span text:style-name="T1">Ma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cm" svg:y="12.5cm">
            <text:p text:style-name="P4"><text:span text:style-name="T1">Ma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4cm" svg:y="11cm">
            <text:p text:style-name="P4"><text:span text:style-name="T1">Ju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cm" svg:y="9.5cm">
            <text:p text:style-name="P4"><text:span text:style-name="T1">Ab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layout" svg:width="8.5cm" svg:height="7.5cm" svg:x="11.75cm" svg:y="7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5.5cm" svg:y1="8.5cm" svg:x2="13.5cm" svg:y2="10cm">
            <text:p/>
          </draw:line>
          <draw:line draw:style-name="gr2" draw:text-style-name="P3" draw:layer="layout" svg:x1="15.5cm" svg:y1="8.5cm" svg:x2="17.5cm" svg:y2="10cm">
            <text:p/>
          </draw:line>
          <draw:line draw:style-name="gr2" draw:text-style-name="P3" draw:layer="layout" svg:x1="18.5cm" svg:y1="11.5cm" svg:x2="17.5cm" svg:y2="13cm">
            <text:p/>
          </draw:line>
          <draw:line draw:style-name="gr2" draw:text-style-name="P3" draw:layer="layout" svg:x1="13.5cm" svg:y1="13cm" svg:x2="12.5cm" svg:y2="14.5cm">
            <text:p/>
          </draw:line>
          <draw:line draw:style-name="gr2" draw:text-style-name="P2" draw:layer="layout" svg:x1="18.5cm" svg:y1="11.5cm" svg:x2="17.5cm" svg:y2="10cm">
            <text:p/>
          </draw:line>
          <draw:line draw:style-name="gr2" draw:text-style-name="P2" draw:layer="layout" svg:x1="18.5cm" svg:y1="11.5cm" svg:x2="19.5cm" svg:y2="13cm">
            <text:p/>
          </draw:line>
          <draw:custom-shape draw:style-name="gr3" draw:text-style-name="P5" draw:layer="layout" svg:width="1cm" svg:height="1cm" svg:x="15cm" svg:y="8cm">
            <text:p text:style-name="P4"><text:span text:style-name="T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7cm" svg:y="12.5cm">
            <text:p text:style-name="P4"><text:span text:style-name="T1">1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7cm" svg:y="9.5cm">
            <text:p text:style-name="P4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8cm" svg:y="11cm">
            <text:p text:style-name="P4"><text:span text:style-name="T1">1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9cm" svg:y="12.5cm">
            <text:p text:style-name="P4"><text:span text:style-name="T1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4.5cm" svg:y1="11.5cm" svg:x2="13.5cm" svg:y2="10cm">
            <text:p/>
          </draw:line>
          <draw:line draw:style-name="gr2" draw:text-style-name="P2" draw:layer="layout" svg:x1="14.5cm" svg:y1="11.5cm" svg:x2="13.5cm" svg:y2="13cm">
            <text:p/>
          </draw:line>
          <draw:line draw:style-name="gr2" draw:text-style-name="P2" draw:layer="layout" svg:x1="15.5cm" svg:y1="13cm" svg:x2="14.5cm" svg:y2="11.5cm">
            <text:p/>
          </draw:line>
          <draw:custom-shape draw:style-name="gr3" draw:text-style-name="P5" draw:layer="layout" svg:width="1cm" svg:height="1cm" svg:x="12cm" svg:y="14cm">
            <text:p text:style-name="P4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3cm" svg:y="12.5cm">
            <text:p text:style-name="P4"><text:span text:style-name="T1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4cm" svg:y="11cm">
            <text:p text:style-name="P4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3cm" svg:y="9.5cm">
            <text:p text:style-name="P4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5cm" svg:y="12.5cm">
            <text:p text:style-name="P4"><text:span text:style-name="T1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1.5cm" svg:y="1.038cm">
          <draw:text-box>
            <text:p>imagens/abp01.png</text:p>
          </draw:text-box>
        </draw:frame>
        <draw:frame draw:style-name="gr6" draw:text-style-name="P6" draw:layer="layout" svg:width="7.75cm" svg:height="0.962cm" svg:x="1cm" svg:y="6.838cm">
          <draw:text-box>
            <text:p>imagens/abp-meses.png</text:p>
          </draw:text-box>
        </draw:frame>
        <draw:frame draw:style-name="gr6" draw:text-style-name="P6" draw:layer="layout" svg:width="7.25cm" svg:height="0.962cm" svg:x="11.7cm" svg:y="1.038cm">
          <draw:text-box>
            <text:p>imagens/abp02.png</text:p>
          </draw:text-box>
        </draw:frame>
        <draw:frame draw:style-name="gr6" draw:text-style-name="P6" draw:layer="layout" svg:width="7.25cm" svg:height="0.962cm" svg:x="11.5cm" svg:y="6.838cm">
          <draw:text-box>
            <text:p>imagens/abp03.png</text:p>
          </draw:text-box>
        </draw:frame>
        <draw:frame draw:style-name="gr7" draw:text-style-name="P7" draw:layer="layout" svg:width="8.215cm" svg:height="3.095cm" svg:x="19.785cm" svg:y="16cm">
          <draw:text-box>
            <text:p>Exportar</text:p>
            <text:p>PNG</text:p>
            <text:p>200 dpi</text:p>
            <text:p>largura 12cm ou altura 6cm</text:p>
          </draw:text-box>
        </draw:frame>
      </draw:page>
      <draw:page draw:name="page2" draw:style-name="dp1" draw:master-page-name="Padrão">
        <draw:g>
          <draw:custom-shape draw:style-name="gr8" draw:text-style-name="P8" draw:layer="measurelines" svg:width="15.25cm" svg:height="4.5cm" svg:x="1.5cm" svg:y="7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measurelines" svg:x1="14cm" svg:y1="8.5cm" svg:x2="12cm" svg:y2="10cm">
            <text:p/>
          </draw:line>
          <draw:line draw:style-name="gr2" draw:text-style-name="P3" draw:layer="measurelines" svg:x1="14cm" svg:y1="8.5cm" svg:x2="16cm" svg:y2="10cm">
            <text:p/>
          </draw:line>
          <draw:line draw:style-name="gr2" draw:text-style-name="P3" draw:layer="measurelines" svg:x1="12cm" svg:y1="10cm" svg:x2="11cm" svg:y2="11.5cm">
            <text:p/>
          </draw:line>
          <draw:custom-shape draw:style-name="gr3" draw:text-style-name="P5" draw:layer="measurelines" svg:width="1cm" svg:height="1cm" svg:x="13.5cm" svg:y="8cm">
            <text:p text:style-name="P4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measurelines" svg:width="1cm" svg:height="1cm" svg:x="10.5cm" svg:y="11cm">
            <text:p text:style-name="P4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measurelines" svg:width="1cm" svg:height="1cm" svg:x="11.5cm" svg:y="9.5cm">
            <text:p text:style-name="P4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measurelines" svg:x1="16cm" svg:y1="10cm" svg:x2="15cm" svg:y2="11.5cm">
            <text:p/>
          </draw:line>
          <draw:custom-shape draw:style-name="gr3" draw:text-style-name="P5" draw:layer="measurelines" svg:width="1cm" svg:height="1cm" svg:x="14.5cm" svg:y="11cm">
            <text:p text:style-name="P4"><text:span text:style-name="T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measurelines" svg:width="1cm" svg:height="1cm" svg:x="15.5cm" svg:y="9.5cm">
            <text:p text:style-name="P4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measurelines" svg:x1="5.5cm" svg:y1="8.5cm" svg:x2="3.5cm" svg:y2="10cm">
            <text:p/>
          </draw:line>
          <draw:line draw:style-name="gr2" draw:text-style-name="P3" draw:layer="measurelines" svg:x1="5.5cm" svg:y1="8.5cm" svg:x2="7.5cm" svg:y2="10cm">
            <text:p/>
          </draw:line>
          <draw:line draw:style-name="gr2" draw:text-style-name="P3" draw:layer="measurelines" svg:x1="3.5cm" svg:y1="10cm" svg:x2="2.5cm" svg:y2="11.5cm">
            <text:p/>
          </draw:line>
          <draw:custom-shape draw:style-name="gr3" draw:text-style-name="P5" draw:layer="measurelines" svg:width="1cm" svg:height="1cm" svg:x="5cm" svg:y="8cm">
            <text:p text:style-name="P4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measurelines" svg:width="1cm" svg:height="1cm" svg:x="2cm" svg:y="11cm">
            <text:p text:style-name="P4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measurelines" svg:x1="4.5cm" svg:y1="11.5cm" svg:x2="3.5cm" svg:y2="10cm">
            <text:p/>
          </draw:line>
          <draw:custom-shape draw:style-name="gr3" draw:text-style-name="P5" draw:layer="measurelines" svg:width="1cm" svg:height="1cm" svg:x="4cm" svg:y="11cm">
            <text:p text:style-name="P4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measurelines" svg:width="1cm" svg:height="1cm" svg:x="3cm" svg:y="9.5cm">
            <text:p text:style-name="P4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measurelines" svg:x1="7.5cm" svg:y1="10cm" svg:x2="6.5cm" svg:y2="11.5cm">
            <text:p/>
          </draw:line>
          <draw:custom-shape draw:style-name="gr3" draw:text-style-name="P5" draw:layer="measurelines" svg:width="1cm" svg:height="1cm" svg:x="6cm" svg:y="11cm">
            <text:p text:style-name="P4"><text:span text:style-name="T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measurelines" svg:width="1cm" svg:height="1cm" svg:x="7cm" svg:y="9.5cm">
            <text:p text:style-name="P4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9" draw:layer="measurelines" svg:width="1.25cm" svg:height="0.5cm" svg:x="1.75cm" svg:y="9.7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10" draw:text-style-name="P8" draw:layer="layout" svg:width="15.5cm" svg:height="6cm" svg:x="0.75cm" svg:y="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2" draw:layer="layout" svg:x1="4.5cm" svg:y1="2.25cm" svg:x2="2.5cm" svg:y2="3.75cm">
            <text:p/>
          </draw:line>
          <draw:line draw:style-name="gr2" draw:text-style-name="P3" draw:layer="layout" svg:x1="4.5cm" svg:y1="2.25cm" svg:x2="6.5cm" svg:y2="3.75cm">
            <text:p/>
          </draw:line>
          <draw:line draw:style-name="gr2" draw:text-style-name="P3" draw:layer="layout" svg:x1="2.5cm" svg:y1="3.75cm" svg:x2="1.5cm" svg:y2="5.25cm">
            <text:p/>
          </draw:line>
          <draw:custom-shape draw:style-name="gr3" draw:text-style-name="P5" draw:layer="layout" svg:width="1cm" svg:height="1cm" svg:x="4cm" svg:y="1.75cm">
            <text:p text:style-name="P4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cm" svg:y="4.75cm">
            <text:p text:style-name="P4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2" draw:layer="layout" svg:x1="3.5cm" svg:y1="5.25cm" svg:x2="2.5cm" svg:y2="3.75cm">
            <text:p/>
          </draw:line>
          <draw:line draw:style-name="gr11" draw:text-style-name="P2" draw:layer="layout" svg:x1="4.5cm" svg:y1="6.75cm" svg:x2="3.5cm" svg:y2="5.25cm">
            <text:p/>
          </draw:line>
          <draw:custom-shape draw:style-name="gr3" draw:text-style-name="P5" draw:layer="layout" svg:width="1cm" svg:height="1cm" svg:x="3cm" svg:y="4.75cm">
            <text:p text:style-name="P4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cm" svg:y="3.25cm">
            <text:p text:style-name="P4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6.5cm" svg:y1="3.75cm" svg:x2="5.5cm" svg:y2="5.25cm">
            <text:p/>
          </draw:line>
          <draw:custom-shape draw:style-name="gr3" draw:text-style-name="P5" draw:layer="layout" svg:width="1cm" svg:height="1cm" svg:x="5cm" svg:y="4.75cm">
            <text:p text:style-name="P4"><text:span text:style-name="T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6cm" svg:y="3.25cm">
            <text:p text:style-name="P4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3.5cm" svg:y1="2.25cm" svg:x2="11.5cm" svg:y2="3.75cm">
            <text:p/>
          </draw:line>
          <draw:line draw:style-name="gr2" draw:text-style-name="P3" draw:layer="layout" svg:x1="13.5cm" svg:y1="2.25cm" svg:x2="15.5cm" svg:y2="3.75cm">
            <text:p/>
          </draw:line>
          <draw:line draw:style-name="gr2" draw:text-style-name="P3" draw:layer="layout" svg:x1="11.5cm" svg:y1="3.75cm" svg:x2="10.5cm" svg:y2="5.25cm">
            <text:p/>
          </draw:line>
          <draw:custom-shape draw:style-name="gr3" draw:text-style-name="P5" draw:layer="layout" svg:width="1cm" svg:height="1cm" svg:x="13cm" svg:y="1.75cm">
            <text:p text:style-name="P4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0cm" svg:y="4.75cm">
            <text:p text:style-name="P4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5cm" svg:y1="5.25cm" svg:x2="11.5cm" svg:y2="3.75cm">
            <text:p/>
          </draw:line>
          <draw:line draw:style-name="gr2" draw:text-style-name="P2" draw:layer="layout" svg:x1="13.5cm" svg:y1="6.75cm" svg:x2="12.5cm" svg:y2="5.25cm">
            <text:p/>
          </draw:line>
          <draw:custom-shape draw:style-name="gr3" draw:text-style-name="P5" draw:layer="layout" svg:width="1cm" svg:height="1cm" svg:x="12cm" svg:y="4.75cm">
            <text:p text:style-name="P4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1cm" svg:y="3.25cm">
            <text:p text:style-name="P4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3cm" svg:y="6.25cm">
            <text:p text:style-name="P4"><text:span text:style-name="T1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15.5cm" svg:y1="3.75cm" svg:x2="14.5cm" svg:y2="5.25cm">
            <text:p/>
          </draw:line>
          <draw:custom-shape draw:style-name="gr3" draw:text-style-name="P5" draw:layer="layout" svg:width="1cm" svg:height="1cm" svg:x="14cm" svg:y="4.75cm">
            <text:p text:style-name="P4"><text:span text:style-name="T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5cm" svg:y="3.25cm">
            <text:p text:style-name="P4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1" draw:layer="layout" svg:width="0.793cm" svg:height="0.771cm" svg:x="2.75cm" svg:y="2.479cm">
            <draw:text-box>
              <text:p text:style-name="P10"><text:span text:style-name="T2">&lt;</text:span></text:p>
            </draw:text-box>
          </draw:frame>
          <draw:frame draw:style-name="gr13" draw:text-style-name="P11" draw:layer="layout" svg:width="1.035cm" svg:height="0.771cm" svg:x="2.865cm" svg:y="3.98cm">
            <draw:text-box>
              <text:p text:style-name="P10"><text:span text:style-name="T2">&gt;=</text:span></text:p>
            </draw:text-box>
          </draw:frame>
          <draw:frame draw:style-name="gr13" draw:text-style-name="P11" draw:layer="layout" svg:width="1.035cm" svg:height="0.771cm" svg:x="4.065cm" svg:y="5.781cm">
            <draw:text-box>
              <text:p text:style-name="P10"><text:span text:style-name="T2">&gt;=</text:span></text:p>
            </draw:text-box>
          </draw:frame>
        </draw:g>
        <draw:g>
          <draw:custom-shape draw:style-name="gr14" draw:text-style-name="P1" draw:layer="layout" svg:width="6.5cm" svg:height="4.5cm" svg:x="18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2" draw:layer="layout" svg:x1="22.5cm" svg:y1="2.5cm" svg:x2="20.5cm" svg:y2="4cm">
            <text:p/>
          </draw:line>
          <draw:line draw:style-name="gr2" draw:text-style-name="P3" draw:layer="layout" svg:x1="22.5cm" svg:y1="2.5cm" svg:x2="24.5cm" svg:y2="4cm">
            <text:p/>
          </draw:line>
          <draw:line draw:style-name="gr2" draw:text-style-name="P3" draw:layer="layout" svg:x1="20.5cm" svg:y1="4cm" svg:x2="19.5cm" svg:y2="5.5cm">
            <text:p/>
          </draw:line>
          <draw:custom-shape draw:style-name="gr3" draw:text-style-name="P5" draw:layer="layout" svg:width="1cm" svg:height="1cm" svg:x="22cm" svg:y="2cm">
            <text:p text:style-name="P4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9cm" svg:y="5cm">
            <text:p text:style-name="P4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2" draw:layer="layout" svg:x1="21.5cm" svg:y1="5.5cm" svg:x2="20.5cm" svg:y2="4cm">
            <text:p/>
          </draw:line>
          <draw:custom-shape draw:style-name="gr3" draw:text-style-name="P5" draw:layer="layout" svg:width="1cm" svg:height="1cm" svg:x="21cm" svg:y="5cm">
            <text:p text:style-name="P4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0cm" svg:y="3.5cm">
            <text:p text:style-name="P4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24.5cm" svg:y1="4cm" svg:x2="23.5cm" svg:y2="5.5cm">
            <text:p/>
          </draw:line>
          <draw:custom-shape draw:style-name="gr3" draw:text-style-name="P5" draw:layer="layout" svg:width="1cm" svg:height="1cm" svg:x="23cm" svg:y="5cm">
            <text:p text:style-name="P4"><text:span text:style-name="T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4cm" svg:y="3.5cm">
            <text:p text:style-name="P4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1" draw:layer="layout" svg:width="0.793cm" svg:height="0.771cm" svg:x="20.75cm" svg:y="2.729cm">
            <draw:text-box>
              <text:p text:style-name="P10"><text:span text:style-name="T2">&lt;</text:span></text:p>
            </draw:text-box>
          </draw:frame>
          <draw:frame draw:style-name="gr12" draw:text-style-name="P11" draw:layer="layout" svg:width="0.793cm" svg:height="0.771cm" svg:x="20.865cm" svg:y="4.23cm">
            <draw:text-box>
              <text:p text:style-name="P10"><text:span text:style-name="T2">&gt;</text:span></text:p>
            </draw:text-box>
          </draw:frame>
          <draw:frame draw:style-name="gr13" draw:text-style-name="P11" draw:layer="layout" svg:width="1.035cm" svg:height="0.771cm" svg:x="21.85cm" svg:y="5.1cm">
            <draw:text-box>
              <text:p text:style-name="P10"><text:span text:style-name="T2">==</text:span></text:p>
            </draw:text-box>
          </draw:frame>
        </draw:g>
        <draw:g>
          <draw:custom-shape draw:style-name="gr15" draw:text-style-name="P8" draw:layer="layout" svg:width="15cm" svg:height="6cm" svg:x="13.75cm" svg:y="1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28cm" svg:y1="17.5cm" svg:x2="27cm" svg:y2="16cm">
            <text:p/>
          </draw:line>
          <draw:custom-shape draw:style-name="gr3" draw:text-style-name="P5" draw:layer="layout" svg:width="1cm" svg:height="1cm" svg:x="27.5cm" svg:y="17cm">
            <text:p text:style-name="P4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5cm" svg:y1="14.5cm" svg:x2="23cm" svg:y2="16cm">
            <text:p/>
          </draw:line>
          <draw:line draw:style-name="gr2" draw:text-style-name="P3" draw:layer="layout" svg:x1="25cm" svg:y1="14.5cm" svg:x2="27cm" svg:y2="16cm">
            <text:p/>
          </draw:line>
          <draw:custom-shape draw:style-name="gr3" draw:text-style-name="P5" draw:layer="layout" svg:width="1cm" svg:height="1cm" svg:x="24.5cm" svg:y="14cm">
            <text:p text:style-name="P4"><text:span text:style-name="T1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2.5cm" svg:y="15.5cm">
            <text:p text:style-name="P4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27cm" svg:y1="16cm" svg:x2="26cm" svg:y2="17.5cm">
            <text:p/>
          </draw:line>
          <draw:custom-shape draw:style-name="gr3" draw:text-style-name="P5" draw:layer="layout" svg:width="1cm" svg:height="1cm" svg:x="25.5cm" svg:y="17cm">
            <text:p text:style-name="P4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6.5cm" svg:y="15.5cm">
            <text:p text:style-name="P4"><text:span text:style-name="T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6.5cm" svg:y1="14.5cm" svg:x2="14.5cm" svg:y2="16cm">
            <text:p/>
          </draw:line>
          <draw:line draw:style-name="gr2" draw:text-style-name="P3" draw:layer="layout" svg:x1="16.5cm" svg:y1="14.5cm" svg:x2="18.5cm" svg:y2="16cm">
            <text:p/>
          </draw:line>
          <draw:line draw:style-name="gr2" draw:text-style-name="P3" draw:layer="layout" svg:x1="17.5cm" svg:y1="17.5cm" svg:x2="16.5cm" svg:y2="19cm">
            <text:p/>
          </draw:line>
          <draw:custom-shape draw:style-name="gr3" draw:text-style-name="P5" draw:layer="layout" svg:width="1cm" svg:height="1cm" svg:x="16cm" svg:y="14cm">
            <text:p text:style-name="P4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6cm" svg:y="18.5cm">
            <text:p text:style-name="P4"><text:span text:style-name="T1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4cm" svg:y="15.5cm">
            <text:p text:style-name="P4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18.5cm" svg:y1="16cm" svg:x2="17.5cm" svg:y2="17.5cm">
            <text:p/>
          </draw:line>
          <draw:custom-shape draw:style-name="gr3" draw:text-style-name="P5" draw:layer="layout" svg:width="1cm" svg:height="1cm" svg:x="17cm" svg:y="17cm">
            <text:p text:style-name="P4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9" draw:layer="layout" svg:width="1.25cm" svg:height="0.5cm" svg:x="14.75cm" svg:y="14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19.501cm" svg:y1="17.501cm" svg:x2="18.501cm" svg:y2="16.001cm">
            <text:p/>
          </draw:line>
          <draw:custom-shape draw:style-name="gr3" draw:text-style-name="P5" draw:layer="layout" svg:width="1cm" svg:height="1cm" svg:x="19.001cm" svg:y="17.001cm">
            <text:p text:style-name="P4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8cm" svg:y="15.5cm">
            <text:p text:style-name="P4"><text:span text:style-name="T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6" draw:layer="layout" svg:width="8.5cm" svg:height="1cm" svg:x="0.5cm" svg:y="0.5cm">
          <draw:text-box>
            <text:p>imagens/abp-insercao.png</text:p>
          </draw:text-box>
        </draw:frame>
        <draw:frame draw:style-name="gr16" draw:text-style-name="P6" draw:layer="layout" svg:width="8.25cm" svg:height="1cm" svg:x="18.75cm" svg:y="1cm">
          <draw:text-box>
            <text:p>imagens/abp-busca.png</text:p>
          </draw:text-box>
        </draw:frame>
        <draw:frame draw:style-name="gr16" draw:text-style-name="P6" draw:layer="layout" svg:width="8.5cm" svg:height="1cm" svg:x="1.25cm" svg:y="7cm">
          <draw:text-box>
            <text:p>imagens/abp-remocao1.png</text:p>
          </draw:text-box>
        </draw:frame>
        <draw:frame draw:style-name="gr16" draw:text-style-name="P6" draw:layer="layout" svg:width="8.5cm" svg:height="1cm" svg:x="13.25cm" svg:y="12.75cm">
          <draw:text-box>
            <text:p>imagens/abp-remocao2.png</text:p>
          </draw:text-box>
        </draw:frame>
      </draw:page>
      <draw:page draw:name="page3" draw:style-name="dp1" draw:master-page-name="Padrão">
        <draw:g>
          <draw:custom-shape draw:style-name="gr17" draw:text-style-name="P1" draw:layer="layout" svg:width="7.5cm" svg:height="6cm" svg:x="1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5.5cm" svg:y1="2.5cm" svg:x2="3.5cm" svg:y2="4cm">
            <text:p/>
          </draw:line>
          <draw:line draw:style-name="gr2" draw:text-style-name="P3" draw:layer="layout" svg:x1="5.5cm" svg:y1="2.5cm" svg:x2="7.5cm" svg:y2="4cm">
            <text:p/>
          </draw:line>
          <draw:line draw:style-name="gr2" draw:text-style-name="P3" draw:layer="layout" svg:x1="7.5cm" svg:y1="4cm" svg:x2="6.5cm" svg:y2="5.5cm">
            <text:p/>
          </draw:line>
          <draw:line draw:style-name="gr2" draw:text-style-name="P2" draw:layer="layout" svg:x1="2.5cm" svg:y1="5.5cm" svg:x2="3.5cm" svg:y2="7cm">
            <text:p/>
          </draw:line>
          <draw:custom-shape draw:style-name="gr3" draw:text-style-name="P5" draw:layer="layout" svg:width="1cm" svg:height="1cm" svg:x="5cm" svg:y="2cm">
            <text:p text:style-name="P4"><text:span text:style-name="T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cm" svg:y="6.5cm">
            <text:p text:style-name="P4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5cm" svg:y1="5.5cm" svg:x2="3.5cm" svg:y2="4cm">
            <text:p/>
          </draw:line>
          <draw:line draw:style-name="gr2" draw:text-style-name="P2" draw:layer="layout" svg:x1="5.5cm" svg:y1="7cm" svg:x2="4.5cm" svg:y2="5.5cm">
            <text:p/>
          </draw:line>
          <draw:custom-shape draw:style-name="gr3" draw:text-style-name="P5" draw:layer="layout" svg:width="1cm" svg:height="1cm" svg:x="4cm" svg:y="5cm">
            <text:p text:style-name="P4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5cm" svg:y="6.5cm">
            <text:p text:style-name="P4"><text:span text:style-name="T1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3.5cm" svg:y1="4cm" svg:x2="2.5cm" svg:y2="5.5cm">
            <text:p/>
          </draw:line>
          <draw:custom-shape draw:style-name="gr3" draw:text-style-name="P5" draw:layer="layout" svg:width="1cm" svg:height="1cm" svg:x="2cm" svg:y="5cm">
            <text:p text:style-name="P4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cm" svg:y="3.5cm">
            <text:p text:style-name="P4"><text:span text:style-name="T1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7.5cm" svg:y1="4cm" svg:x2="8.5cm" svg:y2="5.5cm">
            <text:p/>
          </draw:line>
          <draw:custom-shape draw:style-name="gr3" draw:text-style-name="P5" draw:layer="layout" svg:width="1cm" svg:height="1cm" svg:x="8cm" svg:y="5cm">
            <text:p text:style-name="P4"><text:span text:style-name="T1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7cm" svg:y="3.5cm">
            <text:p text:style-name="P4"><text:span text:style-name="T1">1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7.5cm" svg:y1="7cm" svg:x2="6.5cm" svg:y2="5.5cm">
            <text:p/>
          </draw:line>
          <draw:custom-shape draw:style-name="gr3" draw:text-style-name="P5" draw:layer="layout" svg:width="1cm" svg:height="1cm" svg:x="7cm" svg:y="6.5cm">
            <text:p text:style-name="P4"><text:span text:style-name="T1">1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6cm" svg:y="5cm">
            <text:p text:style-name="P4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1.5cm" svg:y="1.038cm">
          <draw:text-box>
            <text:p>imagens/avl01.png</text:p>
          </draw:text-box>
        </draw:frame>
        <draw:g>
          <draw:custom-shape draw:style-name="gr18" draw:text-style-name="P1" draw:layer="layout" svg:width="7.5cm" svg:height="4.538cm" svg:x="11.75cm" svg:y="1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5.5cm" svg:y1="2.462cm" svg:x2="13.5cm" svg:y2="3.962cm">
            <text:p/>
          </draw:line>
          <draw:line draw:style-name="gr2" draw:text-style-name="P3" draw:layer="layout" svg:x1="15.5cm" svg:y1="2.462cm" svg:x2="17.5cm" svg:y2="3.962cm">
            <text:p/>
          </draw:line>
          <draw:line draw:style-name="gr2" draw:text-style-name="P3" draw:layer="layout" svg:x1="17.5cm" svg:y1="3.962cm" svg:x2="16.5cm" svg:y2="5.462cm">
            <text:p/>
          </draw:line>
          <draw:custom-shape draw:style-name="gr3" draw:text-style-name="P5" draw:layer="layout" svg:width="1cm" svg:height="1cm" svg:x="15cm" svg:y="1.962cm">
            <text:p text:style-name="P4"><text:span text:style-name="T1">4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4.5cm" svg:y1="5.462cm" svg:x2="13.5cm" svg:y2="3.962cm">
            <text:p/>
          </draw:line>
          <draw:custom-shape draw:style-name="gr3" draw:text-style-name="P5" draw:layer="layout" svg:width="1cm" svg:height="1cm" svg:x="14cm" svg:y="4.962cm">
            <text:p text:style-name="P4"><text:span text:style-name="T1">3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13.5cm" svg:y1="3.962cm" svg:x2="12.5cm" svg:y2="5.462cm">
            <text:p/>
          </draw:line>
          <draw:custom-shape draw:style-name="gr3" draw:text-style-name="P5" draw:layer="layout" svg:width="1cm" svg:height="1cm" svg:x="12cm" svg:y="4.962cm">
            <text:p text:style-name="P4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3cm" svg:y="3.462cm">
            <text:p text:style-name="P4"><text:span text:style-name="T1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7.5cm" svg:y1="3.962cm" svg:x2="18.5cm" svg:y2="5.462cm">
            <text:p/>
          </draw:line>
          <draw:custom-shape draw:style-name="gr3" draw:text-style-name="P5" draw:layer="layout" svg:width="1cm" svg:height="1cm" svg:x="18cm" svg:y="4.962cm">
            <text:p text:style-name="P4"><text:span text:style-name="T1">7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7cm" svg:y="3.462cm">
            <text:p text:style-name="P4"><text:span text:style-name="T1">6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6cm" svg:y="4.962cm">
            <text:p text:style-name="P4"><text:span text:style-name="T1">5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11.5cm" svg:y="1cm">
          <draw:text-box>
            <text:p>imagens/avl02.png</text:p>
          </draw:text-box>
        </draw:frame>
        <draw:frame draw:style-name="gr6" draw:text-style-name="P6" draw:layer="layout" svg:width="7.25cm" svg:height="0.962cm" svg:x="11.5cm" svg:y="8cm">
          <draw:text-box>
            <text:p>imagens/avl04.png</text:p>
          </draw:text-box>
        </draw:frame>
        <draw:g>
          <draw:custom-shape draw:style-name="gr19" draw:text-style-name="P1" draw:layer="layout" svg:width="7.5cm" svg:height="9.038cm" svg:x="11.75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3.5cm" svg:y1="9.5cm" svg:x2="12.5cm" svg:y2="11.038cm">
            <text:p/>
          </draw:line>
          <draw:line draw:style-name="gr2" draw:text-style-name="P3" draw:layer="layout" svg:x1="13.5cm" svg:y1="9.538cm" svg:x2="14.5cm" svg:y2="11cm">
            <text:p/>
          </draw:line>
          <draw:custom-shape draw:style-name="gr3" draw:text-style-name="P5" draw:layer="layout" svg:width="1cm" svg:height="1cm" svg:x="13cm" svg:y="9cm">
            <text:p text:style-name="P4"><text:span text:style-name="T1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2cm" svg:y="10.538cm">
            <text:p text:style-name="P4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4.5cm" svg:y1="11cm" svg:x2="15.5cm" svg:y2="12.5cm">
            <text:p/>
          </draw:line>
          <draw:custom-shape draw:style-name="gr3" draw:text-style-name="P5" draw:layer="layout" svg:width="1cm" svg:height="1cm" svg:x="14cm" svg:y="10.5cm">
            <text:p text:style-name="P4"><text:span text:style-name="T1">3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6.5cm" svg:y1="14.038cm" svg:x2="15.5cm" svg:y2="12.538cm">
            <text:p/>
          </draw:line>
          <draw:custom-shape draw:style-name="gr3" draw:text-style-name="P5" draw:layer="layout" svg:width="1cm" svg:height="1cm" svg:x="15cm" svg:y="12cm">
            <text:p text:style-name="P4"><text:span text:style-name="T1">4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7.5cm" svg:y1="15.538cm" svg:x2="16.5cm" svg:y2="14.038cm">
            <text:p/>
          </draw:line>
          <draw:line draw:style-name="gr2" draw:text-style-name="P2" draw:layer="layout" svg:x1="18.5cm" svg:y1="17.038cm" svg:x2="17.5cm" svg:y2="15.538cm">
            <text:p/>
          </draw:line>
          <draw:custom-shape draw:style-name="gr3" draw:text-style-name="P5" draw:layer="layout" svg:width="1cm" svg:height="1cm" svg:x="16cm" svg:y="13.538cm">
            <text:p text:style-name="P4"><text:span text:style-name="T1">5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7cm" svg:y="15.038cm">
            <text:p text:style-name="P4"><text:span text:style-name="T1">6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8cm" svg:y="16.538cm">
            <text:p text:style-name="P4"><text:span text:style-name="T1">7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0.5cm" svg:y="8cm">
          <draw:text-box>
            <text:p>imagens/avl05.png</text:p>
          </draw:text-box>
        </draw:frame>
        <draw:g>
          <draw:custom-shape draw:style-name="gr20" draw:text-style-name="P1" draw:layer="layout" svg:width="7.5cm" svg:height="10.5cm" svg:x="0.75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.5cm" svg:y1="9.5cm" svg:x2="2.5cm" svg:y2="11cm">
            <text:p/>
          </draw:line>
          <draw:line draw:style-name="gr2" draw:text-style-name="P3" draw:layer="layout" svg:x1="2.5cm" svg:y1="11cm" svg:x2="3.5cm" svg:y2="12.462cm">
            <text:p/>
          </draw:line>
          <draw:custom-shape draw:style-name="gr3" draw:text-style-name="P5" draw:layer="layout" svg:width="1cm" svg:height="1cm" svg:x="2cm" svg:y="10.462cm">
            <text:p text:style-name="P4"><text:span text:style-name="T1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cm" svg:y="9cm">
            <text:p text:style-name="P4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cm" svg:y1="12.462cm" svg:x2="4.5cm" svg:y2="13.962cm">
            <text:p/>
          </draw:line>
          <draw:custom-shape draw:style-name="gr3" draw:text-style-name="P5" draw:layer="layout" svg:width="1cm" svg:height="1cm" svg:x="3cm" svg:y="11.962cm">
            <text:p text:style-name="P4"><text:span text:style-name="T1">3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5.5cm" svg:y1="15.5cm" svg:x2="4.5cm" svg:y2="14cm">
            <text:p/>
          </draw:line>
          <draw:custom-shape draw:style-name="gr3" draw:text-style-name="P5" draw:layer="layout" svg:width="1cm" svg:height="1cm" svg:x="4cm" svg:y="13.462cm">
            <text:p text:style-name="P4"><text:span text:style-name="T1">4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6.5cm" svg:y1="17cm" svg:x2="5.5cm" svg:y2="15.5cm">
            <text:p/>
          </draw:line>
          <draw:line draw:style-name="gr2" draw:text-style-name="P2" draw:layer="layout" svg:x1="7.5cm" svg:y1="18.5cm" svg:x2="6.5cm" svg:y2="17cm">
            <text:p/>
          </draw:line>
          <draw:custom-shape draw:style-name="gr3" draw:text-style-name="P5" draw:layer="layout" svg:width="1cm" svg:height="1cm" svg:x="5cm" svg:y="15cm">
            <text:p text:style-name="P4"><text:span text:style-name="T1">5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6cm" svg:y="16.5cm">
            <text:p text:style-name="P4"><text:span text:style-name="T1">6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7cm" svg:y="18cm">
            <text:p text:style-name="P4"><text:span text:style-name="T1">7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1" draw:text-style-name="P1" draw:layer="layout" svg:width="5.5cm" svg:height="4.538cm" svg:x="21.75cm" svg:y="1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24.5cm" svg:y1="2.462cm" svg:x2="23.5cm" svg:y2="4cm">
            <text:p/>
          </draw:line>
          <draw:line draw:style-name="gr2" draw:text-style-name="P3" draw:layer="layout" svg:x1="24.5cm" svg:y1="2.462cm" svg:x2="25.5cm" svg:y2="4cm">
            <text:p/>
          </draw:line>
          <draw:line draw:style-name="gr2" draw:text-style-name="P3" draw:layer="layout" svg:x1="25.5cm" svg:y1="4cm" svg:x2="24.5cm" svg:y2="5.5cm">
            <text:p/>
          </draw:line>
          <draw:custom-shape draw:style-name="gr3" draw:text-style-name="P5" draw:layer="layout" svg:width="1cm" svg:height="1cm" svg:x="24cm" svg:y="1.962cm">
            <text:p text:style-name="P4"><text:span text:style-name="T1">3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23.5cm" svg:y1="4cm" svg:x2="22.5cm" svg:y2="5.5cm">
            <text:p/>
          </draw:line>
          <draw:custom-shape draw:style-name="gr3" draw:text-style-name="P5" draw:layer="layout" svg:width="1cm" svg:height="1cm" svg:x="22cm" svg:y="5cm">
            <text:p text:style-name="P4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3cm" svg:y="3.5cm">
            <text:p text:style-name="P4"><text:span text:style-name="T1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5.5cm" svg:y1="4cm" svg:x2="26.5cm" svg:y2="5.5cm">
            <text:p/>
          </draw:line>
          <draw:custom-shape draw:style-name="gr3" draw:text-style-name="P5" draw:layer="layout" svg:width="1cm" svg:height="1cm" svg:x="26cm" svg:y="5cm">
            <text:p text:style-name="P4"><text:span text:style-name="T1">6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5cm" svg:y="3.5cm">
            <text:p text:style-name="P4"><text:span text:style-name="T1">5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4cm" svg:y="5cm">
            <text:p text:style-name="P4"><text:span text:style-name="T1">4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20.5cm" svg:y="1cm">
          <draw:text-box>
            <text:p>imagens/avl06.png</text:p>
          </draw:text-box>
        </draw:frame>
        <draw:frame draw:style-name="gr6" draw:text-style-name="P6" draw:layer="layout" svg:width="7.25cm" svg:height="0.962cm" svg:x="20.75cm" svg:y="8.712cm">
          <draw:text-box>
            <text:p>imagens/splay01.png</text:p>
          </draw:text-box>
        </draw:frame>
        <draw:g>
          <draw:custom-shape draw:style-name="gr22" draw:text-style-name="P1" draw:layer="layout" svg:width="7cm" svg:height="6.038cm" svg:x="21cm" svg:y="9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23.5cm" svg:y1="10.462cm" svg:x2="22.5cm" svg:y2="12cm">
            <text:p/>
          </draw:line>
          <draw:line draw:style-name="gr2" draw:text-style-name="P3" draw:layer="layout" svg:x1="23.5cm" svg:y1="10.462cm" svg:x2="24.5cm" svg:y2="12cm">
            <text:p/>
          </draw:line>
          <draw:line draw:style-name="gr2" draw:text-style-name="P3" draw:layer="layout" svg:x1="24.5cm" svg:y1="12cm" svg:x2="23.5cm" svg:y2="13.5cm">
            <text:p/>
          </draw:line>
          <draw:custom-shape draw:style-name="gr3" draw:text-style-name="P5" draw:layer="layout" svg:width="1cm" svg:height="1cm" svg:x="23cm" svg:y="9.962cm">
            <text:p text:style-name="P4"><text:span text:style-name="T1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2cm" svg:y="11.5cm">
            <text:p text:style-name="P4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4.5cm" svg:y1="12cm" svg:x2="25.5cm" svg:y2="13.5cm">
            <text:p/>
          </draw:line>
          <draw:custom-shape draw:style-name="gr3" draw:text-style-name="P5" draw:layer="layout" svg:width="1cm" svg:height="1cm" svg:x="24cm" svg:y="11.5cm">
            <text:p text:style-name="P4"><text:span text:style-name="T1">4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3cm" svg:y="13cm">
            <text:p text:style-name="P4"><text:span text:style-name="T1">3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5.5cm" svg:y1="13.5cm" svg:x2="26.5cm" svg:y2="15cm">
            <text:p/>
          </draw:line>
          <draw:custom-shape draw:style-name="gr3" draw:text-style-name="P5" draw:layer="layout" svg:width="1cm" svg:height="1cm" svg:x="25cm" svg:y="13cm">
            <text:p text:style-name="P4"><text:span text:style-name="T1">5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6cm" svg:y="14.5cm">
            <text:p text:style-name="P4"><text:span text:style-name="T1">6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12" draw:layer="layout" svg:width="1.014cm" svg:height="0.564cm" svg:x="24cm" svg:y="10.212cm">
            <draw:text-box>
              <text:p><text:span text:style-name="T3">3/10</text:span></text:p>
            </draw:text-box>
          </draw:frame>
          <draw:frame draw:style-name="gr23" draw:text-style-name="P12" draw:layer="layout" svg:width="1.014cm" svg:height="0.564cm" svg:x="25cm" svg:y="11.712cm">
            <draw:text-box>
              <text:p><text:span text:style-name="T3">3/10</text:span></text:p>
            </draw:text-box>
          </draw:frame>
          <draw:frame draw:style-name="gr23" draw:text-style-name="P12" draw:layer="layout" svg:width="1.014cm" svg:height="0.564cm" svg:x="22cm" svg:y="13.212cm">
            <draw:text-box>
              <text:p><text:span text:style-name="T3">1/10</text:span></text:p>
            </draw:text-box>
          </draw:frame>
          <draw:frame draw:style-name="gr23" draw:text-style-name="P12" draw:layer="layout" svg:width="1.014cm" svg:height="0.564cm" svg:x="27cm" svg:y="14.712cm">
            <draw:text-box>
              <text:p><text:span text:style-name="T3">0/10</text:span></text:p>
            </draw:text-box>
          </draw:frame>
          <draw:frame draw:style-name="gr23" draw:text-style-name="P12" draw:layer="layout" svg:width="1.014cm" svg:height="0.564cm" svg:x="26cm" svg:y="13.212cm">
            <draw:text-box>
              <text:p><text:span text:style-name="T3">1/10</text:span></text:p>
            </draw:text-box>
          </draw:frame>
          <draw:frame draw:style-name="gr23" draw:text-style-name="P12" draw:layer="layout" svg:width="1.014cm" svg:height="0.564cm" svg:x="20.986cm" svg:y="11.712cm">
            <draw:text-box>
              <text:p><text:span text:style-name="T3">2/10</text:span></text:p>
            </draw:text-box>
          </draw:frame>
        </draw:g>
      </draw:page>
      <draw:page draw:name="page4" draw:style-name="dp1" draw:master-page-name="Padrão">
        <draw:frame draw:style-name="gr6" draw:text-style-name="P6" draw:layer="layout" svg:width="7.25cm" svg:height="0.962cm" svg:x="0.736cm" svg:y="0.712cm">
          <draw:text-box>
            <text:p>imagens/avl07.png</text:p>
          </draw:text-box>
        </draw:frame>
        <draw:g>
          <draw:custom-shape draw:style-name="gr24" draw:text-style-name="P1" draw:layer="layout" svg:width="5.5cm" svg:height="6cm" svg:x="0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3.486cm" svg:y1="2.462cm" svg:x2="2.486cm" svg:y2="4cm">
            <text:p/>
          </draw:line>
          <draw:line draw:style-name="gr2" draw:text-style-name="P3" draw:layer="layout" svg:x1="3.486cm" svg:y1="2.462cm" svg:x2="4.486cm" svg:y2="4cm">
            <text:p/>
          </draw:line>
          <draw:custom-shape draw:style-name="gr3" draw:text-style-name="P5" draw:layer="layout" svg:width="1cm" svg:height="1cm" svg:x="2.986cm" svg:y="1.962cm">
            <text:p text:style-name="P4"><text:span text:style-name="T1">5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486cm" svg:y1="4cm" svg:x2="5.486cm" svg:y2="5.5cm">
            <text:p/>
          </draw:line>
          <draw:custom-shape draw:style-name="gr3" draw:text-style-name="P5" draw:layer="layout" svg:width="1cm" svg:height="1cm" svg:x="3.986cm" svg:y="3.5cm">
            <text:p text:style-name="P4"><text:span text:style-name="T1">6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4.986cm" svg:y="5cm">
            <text:p text:style-name="P4"><text:span text:style-name="T1">7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5cm" svg:y1="4cm" svg:x2="1.5cm" svg:y2="5.538cm">
            <text:p/>
          </draw:line>
          <draw:custom-shape draw:style-name="gr3" draw:text-style-name="P5" draw:layer="layout" svg:width="1cm" svg:height="1cm" svg:x="1cm" svg:y="5.038cm">
            <text:p text:style-name="P4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486cm" svg:y1="4cm" svg:x2="3.486cm" svg:y2="5.5cm">
            <text:p/>
          </draw:line>
          <draw:custom-shape draw:style-name="gr3" draw:text-style-name="P5" draw:layer="layout" svg:width="1cm" svg:height="1cm" svg:x="1.986cm" svg:y="3.5cm">
            <text:p text:style-name="P4"><text:span text:style-name="T1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14cm" svg:y1="5.462cm" svg:x2="2.514cm" svg:y2="7cm">
            <text:p/>
          </draw:line>
          <draw:custom-shape draw:style-name="gr3" draw:text-style-name="P5" draw:layer="layout" svg:width="1cm" svg:height="1cm" svg:x="2.014cm" svg:y="6.5cm">
            <text:p text:style-name="P4"><text:span text:style-name="T1">3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.986cm" svg:y="5cm">
            <text:p text:style-name="P4"><text:span text:style-name="T1">4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7.75cm" svg:y="0.75cm">
          <draw:text-box>
            <text:p>imagens/avl07b.png</text:p>
          </draw:text-box>
        </draw:frame>
        <draw:g>
          <draw:custom-shape draw:style-name="gr24" draw:text-style-name="P1" draw:layer="layout" svg:width="5.5cm" svg:height="6cm" svg:x="7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0.5cm" svg:y1="2.5cm" svg:x2="9.5cm" svg:y2="4.038cm">
            <text:p/>
          </draw:line>
          <draw:line draw:style-name="gr2" draw:text-style-name="P3" draw:layer="layout" svg:x1="10.5cm" svg:y1="2.5cm" svg:x2="11.5cm" svg:y2="4.038cm">
            <text:p/>
          </draw:line>
          <draw:custom-shape draw:style-name="gr25" draw:text-style-name="P13" draw:layer="layout" svg:width="1cm" svg:height="1cm" svg:x="10cm" svg:y="2cm">
            <text:p text:style-name="P4"><text:span text:style-name="T1">5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1.5cm" svg:y1="4.038cm" svg:x2="12.5cm" svg:y2="5.538cm">
            <text:p/>
          </draw:line>
          <draw:custom-shape draw:style-name="gr25" draw:text-style-name="P13" draw:layer="layout" svg:width="1cm" svg:height="1cm" svg:x="11cm" svg:y="3.538cm">
            <text:p text:style-name="P4"><text:span text:style-name="T1">6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2cm" svg:y="5.038cm">
            <text:p text:style-name="P4"><text:span text:style-name="T1">7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9.514cm" svg:y1="4.038cm" svg:x2="8.514cm" svg:y2="5.576cm">
            <text:p/>
          </draw:line>
          <draw:custom-shape draw:style-name="gr25" draw:text-style-name="P13" draw:layer="layout" svg:width="1cm" svg:height="1cm" svg:x="8.014cm" svg:y="5.076cm">
            <text:p text:style-name="P4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9.5cm" svg:y1="4.038cm" svg:x2="10.5cm" svg:y2="5.538cm">
            <text:p/>
          </draw:line>
          <draw:custom-shape draw:style-name="gr25" draw:text-style-name="P13" draw:layer="layout" svg:width="1cm" svg:height="1cm" svg:x="9cm" svg:y="3.538cm">
            <text:p text:style-name="P4"><text:span text:style-name="T1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0.528cm" svg:y1="5.5cm" svg:x2="9.528cm" svg:y2="7.038cm">
            <text:p/>
          </draw:line>
          <draw:custom-shape draw:style-name="gr25" draw:text-style-name="P13" draw:layer="layout" svg:width="1cm" svg:height="1cm" svg:x="9.028cm" svg:y="6.538cm">
            <text:p text:style-name="P4"><text:span text:style-name="T1">3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0cm" svg:y="5.038cm">
            <text:p text:style-name="P4"><text:span text:style-name="T1">4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14.75cm" svg:y="0.75cm">
          <draw:text-box>
            <text:p>imagens/avl07c.png</text:p>
          </draw:text-box>
        </draw:frame>
        <draw:g>
          <draw:custom-shape draw:style-name="gr26" draw:text-style-name="P1" draw:layer="layout" svg:width="5.75cm" svg:height="6cm" svg:x="14.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7.5cm" svg:y1="2.5cm" svg:x2="16.5cm" svg:y2="4.038cm">
            <text:p/>
          </draw:line>
          <draw:line draw:style-name="gr2" draw:text-style-name="P3" draw:layer="layout" svg:x1="17.5cm" svg:y1="2.5cm" svg:x2="18.5cm" svg:y2="4.038cm">
            <text:p/>
          </draw:line>
          <draw:custom-shape draw:style-name="gr25" draw:text-style-name="P13" draw:layer="layout" svg:width="1cm" svg:height="1cm" svg:x="17cm" svg:y="2cm">
            <text:p text:style-name="P4"><text:span text:style-name="T1">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8.5cm" svg:y1="4.038cm" svg:x2="19.5cm" svg:y2="5.538cm">
            <text:p/>
          </draw:line>
          <draw:custom-shape draw:style-name="gr25" draw:text-style-name="P13" draw:layer="layout" svg:width="1cm" svg:height="1cm" svg:x="18cm" svg:y="3.538cm">
            <text:p text:style-name="P4"><text:span text:style-name="T1">6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9cm" svg:y="5.038cm">
            <text:p text:style-name="P4"><text:span text:style-name="T1">7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6.514cm" svg:y1="4.038cm" svg:x2="15.514cm" svg:y2="5.576cm">
            <text:p/>
          </draw:line>
          <draw:custom-shape draw:style-name="gr25" draw:text-style-name="P13" draw:layer="layout" svg:width="1cm" svg:height="1cm" svg:x="15.014cm" svg:y="5.076cm">
            <text:p text:style-name="P4"><text:span text:style-name="T1">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6.5cm" svg:y1="4.038cm" svg:x2="17.5cm" svg:y2="5.538cm">
            <text:p/>
          </draw:line>
          <draw:custom-shape draw:style-name="gr25" draw:text-style-name="P13" draw:layer="layout" svg:width="1cm" svg:height="1cm" svg:x="16cm" svg:y="3.538cm">
            <text:p text:style-name="P4"><text:span text:style-name="T1">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7.528cm" svg:y1="5.5cm" svg:x2="16.528cm" svg:y2="7.038cm">
            <text:p/>
          </draw:line>
          <draw:custom-shape draw:style-name="gr25" draw:text-style-name="P13" draw:layer="layout" svg:width="1cm" svg:height="1cm" svg:x="16.028cm" svg:y="6.538cm">
            <text:p text:style-name="P4"><text:span text:style-name="T1">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7cm" svg:y="5.038cm">
            <text:p text:style-name="P4"><text:span text:style-name="T1">4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12" draw:layer="layout" svg:width="0.646cm" svg:height="0.564cm" svg:x="15.464cm" svg:y="6.774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15.364cm" svg:y="3.774cm">
            <draw:text-box>
              <text:p><text:span text:style-name="T3">+1</text:span></text:p>
            </draw:text-box>
          </draw:frame>
          <draw:frame draw:style-name="gr29" draw:text-style-name="P12" draw:layer="layout" svg:width="0.739cm" svg:height="0.564cm" svg:x="16.364cm" svg:y="5.274cm">
            <draw:text-box>
              <text:p><text:span text:style-name="T3">-1</text:span></text:p>
            </draw:text-box>
          </draw:frame>
          <draw:frame draw:style-name="gr27" draw:text-style-name="P12" draw:layer="layout" svg:width="0.646cm" svg:height="0.564cm" svg:x="14.464cm" svg:y="5.274cm">
            <draw:text-box>
              <text:p><text:span text:style-name="T3">0</text:span></text:p>
            </draw:text-box>
          </draw:frame>
          <draw:frame draw:style-name="gr27" draw:text-style-name="P12" draw:layer="layout" svg:width="0.646cm" svg:height="0.564cm" svg:x="18.464cm" svg:y="5.274cm">
            <draw:text-box>
              <text:p><text:span text:style-name="T3">0</text:span></text:p>
            </draw:text-box>
          </draw:frame>
          <draw:frame draw:style-name="gr29" draw:text-style-name="P12" draw:layer="layout" svg:width="0.739cm" svg:height="0.564cm" svg:x="16.364cm" svg:y="2.174cm">
            <draw:text-box>
              <text:p><text:span text:style-name="T3">-1</text:span></text:p>
            </draw:text-box>
          </draw:frame>
          <draw:frame draw:style-name="gr28" draw:text-style-name="P12" draw:layer="layout" svg:width="0.807cm" svg:height="0.564cm" svg:x="17.365cm" svg:y="3.774cm">
            <draw:text-box>
              <text:p><text:span text:style-name="T3">+1</text:span></text:p>
            </draw:text-box>
          </draw:frame>
        </draw:g>
        <draw:g>
          <draw:custom-shape draw:style-name="gr30" draw:text-style-name="P1" draw:layer="layout" svg:width="5.5cm" svg:height="6.038cm" svg:x="0.75cm" svg:y="9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3.5cm" svg:y1="10.5cm" svg:x2="2.5cm" svg:y2="11.962cm">
            <text:p/>
          </draw:line>
          <draw:line draw:style-name="gr2" draw:text-style-name="P3" draw:layer="layout" svg:x1="3.5cm" svg:y1="10.5cm" svg:x2="4.5cm" svg:y2="12cm">
            <text:p/>
          </draw:line>
          <draw:line draw:style-name="gr2" draw:text-style-name="P3" draw:layer="layout" svg:x1="5.5cm" svg:y1="13.5cm" svg:x2="4.5cm" svg:y2="15cm">
            <text:p/>
          </draw:line>
          <draw:custom-shape draw:style-name="gr3" draw:text-style-name="P5" draw:layer="layout" svg:width="1cm" svg:height="1cm" svg:x="3cm" svg:y="10cm">
            <text:p text:style-name="P4"><text:span text:style-name="T1">4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cm" svg:y1="13.462cm" svg:x2="2.5cm" svg:y2="11.962cm">
            <text:p/>
          </draw:line>
          <draw:custom-shape draw:style-name="gr3" draw:text-style-name="P5" draw:layer="layout" svg:width="1cm" svg:height="1cm" svg:x="3cm" svg:y="12.962cm">
            <text:p text:style-name="P4"><text:span text:style-name="T1">3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2.5cm" svg:y1="11.962cm" svg:x2="1.5cm" svg:y2="13.462cm">
            <text:p/>
          </draw:line>
          <draw:custom-shape draw:style-name="gr3" draw:text-style-name="P5" draw:layer="layout" svg:width="1cm" svg:height="1cm" svg:x="1cm" svg:y="12.962cm">
            <text:p text:style-name="P4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cm" svg:y="11.462cm">
            <text:p text:style-name="P4"><text:span text:style-name="T1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5cm" svg:y1="11.962cm" svg:x2="5.5cm" svg:y2="13.462cm">
            <text:p/>
          </draw:line>
          <draw:custom-shape draw:style-name="gr3" draw:text-style-name="P5" draw:layer="layout" svg:width="1cm" svg:height="1cm" svg:x="5cm" svg:y="12.962cm">
            <text:p text:style-name="P4"><text:span text:style-name="T1">7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4cm" svg:y="11.462cm">
            <text:p text:style-name="P4"><text:span text:style-name="T1">5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4cm" svg:y="14.5cm">
            <text:p text:style-name="P4"><text:span text:style-name="T1">6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0.5cm" svg:y="9cm">
          <draw:text-box>
            <text:p>imagens/avl03.png</text:p>
          </draw:text-box>
        </draw:frame>
        <draw:g>
          <draw:custom-shape draw:style-name="gr30" draw:text-style-name="P1" draw:layer="layout" svg:width="5.5cm" svg:height="6.038cm" svg:x="7.75cm" svg:y="9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0.5cm" svg:y1="10.5cm" svg:x2="9.5cm" svg:y2="11.962cm">
            <text:p/>
          </draw:line>
          <draw:line draw:style-name="gr2" draw:text-style-name="P3" draw:layer="layout" svg:x1="10.5cm" svg:y1="10.5cm" svg:x2="11.5cm" svg:y2="12cm">
            <text:p/>
          </draw:line>
          <draw:line draw:style-name="gr2" draw:text-style-name="P3" draw:layer="layout" svg:x1="12.5cm" svg:y1="13.5cm" svg:x2="11.5cm" svg:y2="15cm">
            <text:p/>
          </draw:line>
          <draw:custom-shape draw:style-name="gr25" draw:text-style-name="P13" draw:layer="layout" svg:width="1cm" svg:height="1cm" svg:x="10cm" svg:y="10cm">
            <text:p text:style-name="P4"><text:span text:style-name="T1">4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0.5cm" svg:y1="13.462cm" svg:x2="9.5cm" svg:y2="11.962cm">
            <text:p/>
          </draw:line>
          <draw:custom-shape draw:style-name="gr25" draw:text-style-name="P13" draw:layer="layout" svg:width="1cm" svg:height="1cm" svg:x="10cm" svg:y="12.962cm">
            <text:p text:style-name="P4"><text:span text:style-name="T1">3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9.5cm" svg:y1="11.962cm" svg:x2="8.5cm" svg:y2="13.462cm">
            <text:p/>
          </draw:line>
          <draw:custom-shape draw:style-name="gr25" draw:text-style-name="P13" draw:layer="layout" svg:width="1cm" svg:height="1cm" svg:x="8cm" svg:y="12.962cm">
            <text:p text:style-name="P4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9cm" svg:y="11.462cm">
            <text:p text:style-name="P4"><text:span text:style-name="T1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1.5cm" svg:y1="11.962cm" svg:x2="12.5cm" svg:y2="13.462cm">
            <text:p/>
          </draw:line>
          <draw:custom-shape draw:style-name="gr25" draw:text-style-name="P13" draw:layer="layout" svg:width="1cm" svg:height="1cm" svg:x="12cm" svg:y="12.962cm">
            <text:p text:style-name="P4"><text:span text:style-name="T1">7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4" draw:layer="layout" svg:width="1cm" svg:height="1cm" svg:x="11cm" svg:y="11.462cm">
            <text:p text:style-name="P4"><text:span text:style-name="T1">5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1cm" svg:y="14.5cm">
            <text:p text:style-name="P4"><text:span text:style-name="T1">6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7.5cm" svg:y="9cm">
          <draw:text-box>
            <text:p>imagens/avl03b.png</text:p>
          </draw:text-box>
        </draw:frame>
        <draw:frame draw:style-name="gr6" draw:text-style-name="P6" draw:layer="layout" svg:width="7.25cm" svg:height="0.962cm" svg:x="14.5cm" svg:y="9cm">
          <draw:text-box>
            <text:p>imagens/avl03c.png</text:p>
          </draw:text-box>
        </draw:frame>
        <draw:g>
          <draw:g>
            <draw:custom-shape draw:style-name="gr30" draw:text-style-name="P1" draw:layer="layout" svg:width="5.5cm" svg:height="6.038cm" svg:x="14.75cm" svg:y="9.7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5cm" svg:y1="10.5cm" svg:x2="16.5cm" svg:y2="11.962cm">
              <text:p/>
            </draw:line>
            <draw:line draw:style-name="gr2" draw:text-style-name="P3" draw:layer="layout" svg:x1="17.5cm" svg:y1="10.5cm" svg:x2="18.5cm" svg:y2="12cm">
              <text:p/>
            </draw:line>
            <draw:line draw:style-name="gr2" draw:text-style-name="P3" draw:layer="layout" svg:x1="19.5cm" svg:y1="13.5cm" svg:x2="18.5cm" svg:y2="15cm">
              <text:p/>
            </draw:line>
            <draw:custom-shape draw:style-name="gr25" draw:text-style-name="P13" draw:layer="layout" svg:width="1cm" svg:height="1cm" svg:x="17cm" svg:y="10cm">
              <text:p text:style-name="P4"><text:span text:style-name="T1">4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17.5cm" svg:y1="13.462cm" svg:x2="16.5cm" svg:y2="11.962cm">
              <text:p/>
            </draw:line>
            <draw:custom-shape draw:style-name="gr25" draw:text-style-name="P13" draw:layer="layout" svg:width="1cm" svg:height="1cm" svg:x="17cm" svg:y="12.962cm">
              <text:p text:style-name="P4"><text:span text:style-name="T1">3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3" draw:layer="layout" svg:x1="16.5cm" svg:y1="11.962cm" svg:x2="15.5cm" svg:y2="13.462cm">
              <text:p/>
            </draw:line>
            <draw:custom-shape draw:style-name="gr25" draw:text-style-name="P13" draw:layer="layout" svg:width="1cm" svg:height="1cm" svg:x="15cm" svg:y="12.962cm">
              <text:p text:style-name="P4"><text:span text:style-name="T1">1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1cm" svg:height="1cm" svg:x="16cm" svg:y="11.462cm">
              <text:p text:style-name="P4"><text:span text:style-name="T1">2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18.5cm" svg:y1="11.962cm" svg:x2="19.5cm" svg:y2="13.462cm">
              <text:p/>
            </draw:line>
            <draw:custom-shape draw:style-name="gr25" draw:text-style-name="P13" draw:layer="layout" svg:width="1cm" svg:height="1cm" svg:x="19cm" svg:y="12.962cm">
              <text:p text:style-name="P4"><text:span text:style-name="T1">7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4" draw:layer="layout" svg:width="1cm" svg:height="1cm" svg:x="18cm" svg:y="11.462cm">
              <text:p text:style-name="P4"><text:span text:style-name="T1">5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1cm" svg:height="1cm" svg:x="18cm" svg:y="14.5cm">
              <text:p text:style-name="P4"><text:span text:style-name="T1">6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7" draw:text-style-name="P12" draw:layer="layout" svg:width="0.646cm" svg:height="0.564cm" svg:x="17.45cm" svg:y="14.75cm">
            <draw:text-box>
              <text:p><text:span text:style-name="T3">0</text:span></text:p>
            </draw:text-box>
          </draw:frame>
          <draw:frame draw:style-name="gr27" draw:text-style-name="P12" draw:layer="layout" svg:width="0.646cm" svg:height="0.564cm" svg:x="15.35cm" svg:y="11.65cm">
            <draw:text-box>
              <text:p><text:span text:style-name="T3">0</text:span></text:p>
            </draw:text-box>
          </draw:frame>
          <draw:frame draw:style-name="gr27" draw:text-style-name="P12" draw:layer="layout" svg:width="0.646cm" svg:height="0.564cm" svg:x="16.35cm" svg:y="13.15cm">
            <draw:text-box>
              <text:p><text:span text:style-name="T3">0</text:span></text:p>
            </draw:text-box>
          </draw:frame>
          <draw:frame draw:style-name="gr27" draw:text-style-name="P12" draw:layer="layout" svg:width="0.646cm" svg:height="0.564cm" svg:x="14.45cm" svg:y="13.15cm">
            <draw:text-box>
              <text:p><text:span text:style-name="T3">0</text:span></text:p>
            </draw:text-box>
          </draw:frame>
          <draw:frame draw:style-name="gr29" draw:text-style-name="P12" draw:layer="layout" svg:width="0.739cm" svg:height="0.564cm" svg:x="18.35cm" svg:y="13.15cm">
            <draw:text-box>
              <text:p><text:span text:style-name="T3">-1</text:span></text:p>
            </draw:text-box>
          </draw:frame>
          <draw:frame draw:style-name="gr28" draw:text-style-name="P12" draw:layer="layout" svg:width="0.807cm" svg:height="0.564cm" svg:x="16.35cm" svg:y="10.25cm">
            <draw:text-box>
              <text:p><text:span text:style-name="T3">+1</text:span></text:p>
            </draw:text-box>
          </draw:frame>
          <draw:frame draw:style-name="gr28" draw:text-style-name="P12" draw:layer="layout" svg:width="0.807cm" svg:height="0.564cm" svg:x="17.351cm" svg:y="11.65cm">
            <draw:text-box>
              <text:p><text:span text:style-name="T3">+2</text:span></text:p>
            </draw:text-box>
          </draw:frame>
        </draw:g>
      </draw:page>
      <draw:page draw:name="page5" draw:style-name="dp1" draw:master-page-name="Padrão">
        <draw:frame draw:style-name="gr6" draw:text-style-name="P6" draw:layer="layout" svg:width="7.25cm" svg:height="0.962cm" svg:x="0.75cm" svg:y="0.712cm">
          <draw:text-box>
            <text:p>imagens/avl08.png</text:p>
          </draw:text-box>
        </draw:frame>
        <draw:frame draw:style-name="gr6" draw:text-style-name="P6" draw:layer="layout" svg:width="7.25cm" svg:height="0.962cm" svg:x="10.75cm" svg:y="0.75cm">
          <draw:text-box>
            <text:p>imagens/avl08c.png</text:p>
          </draw:text-box>
        </draw:frame>
        <draw:frame draw:style-name="gr6" draw:text-style-name="P6" draw:layer="layout" svg:width="7.25cm" svg:height="0.962cm" svg:x="10.714cm" svg:y="10.75cm">
          <draw:text-box>
            <text:p>imagens/avl09c.png</text:p>
          </draw:text-box>
        </draw:frame>
        <draw:g>
          <draw:custom-shape draw:style-name="gr32" draw:text-style-name="P1" draw:layer="layout" svg:width="7.75cm" svg:height="4.5cm" svg:x="10.464cm" svg:y="1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4.464cm" svg:y1="12.5cm" svg:x2="12.464cm" svg:y2="14.038cm">
            <text:p/>
          </draw:line>
          <draw:line draw:style-name="gr2" draw:text-style-name="P3" draw:layer="layout" svg:x1="14.464cm" svg:y1="12.5cm" svg:x2="16.464cm" svg:y2="14.038cm">
            <text:p/>
          </draw:line>
          <draw:custom-shape draw:style-name="gr25" draw:text-style-name="P13" draw:layer="layout" svg:width="1cm" svg:height="1cm" svg:x="13.964cm" svg:y="12cm">
            <text:p text:style-name="P4"><text:span text:style-name="T1">4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6.464cm" svg:y1="14cm" svg:x2="17.464cm" svg:y2="15.5cm">
            <text:p/>
          </draw:line>
          <draw:custom-shape draw:style-name="gr25" draw:text-style-name="P13" draw:layer="layout" svg:width="1cm" svg:height="1cm" svg:x="16.964cm" svg:y="15cm">
            <text:p text:style-name="P4"><text:span text:style-name="T1">9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478cm" svg:y1="14.038cm" svg:x2="11.478cm" svg:y2="15.576cm">
            <text:p/>
          </draw:line>
          <draw:custom-shape draw:style-name="gr25" draw:text-style-name="P13" draw:layer="layout" svg:width="1cm" svg:height="1cm" svg:x="10.978cm" svg:y="15.076cm">
            <text:p text:style-name="P4"><text:span text:style-name="T1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464cm" svg:y1="14.038cm" svg:x2="13.464cm" svg:y2="15.538cm">
            <text:p/>
          </draw:line>
          <draw:custom-shape draw:style-name="gr25" draw:text-style-name="P13" draw:layer="layout" svg:width="1cm" svg:height="1cm" svg:x="11.964cm" svg:y="13.538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6.464cm" svg:y1="14cm" svg:x2="15.464cm" svg:y2="15.538cm">
            <text:p/>
          </draw:line>
          <draw:custom-shape draw:style-name="gr25" draw:text-style-name="P13" draw:layer="layout" svg:width="1cm" svg:height="1cm" svg:x="14.964cm" svg:y="15.038cm">
            <text:p text:style-name="P4"><text:span text:style-name="T1">6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2.964cm" svg:y="15.038cm">
            <text:p text:style-name="P4"><text:span text:style-name="T1">2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12" draw:layer="layout" svg:width="0.646cm" svg:height="0.564cm" svg:x="14.418cm" svg:y="15.286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11.328cm" svg:y="13.774cm">
            <draw:text-box>
              <text:p><text:span text:style-name="T3">0</text:span></text:p>
            </draw:text-box>
          </draw:frame>
          <draw:frame draw:style-name="gr29" draw:text-style-name="P12" draw:layer="layout" svg:width="0.739cm" svg:height="0.564cm" svg:x="12.328cm" svg:y="15.274cm">
            <draw:text-box>
              <text:p><text:span text:style-name="T3">0</text:span></text:p>
            </draw:text-box>
          </draw:frame>
          <draw:frame draw:style-name="gr27" draw:text-style-name="P12" draw:layer="layout" svg:width="0.646cm" svg:height="0.564cm" svg:x="10.428cm" svg:y="15.274cm">
            <draw:text-box>
              <text:p><text:span text:style-name="T3">0</text:span></text:p>
            </draw:text-box>
          </draw:frame>
          <draw:frame draw:style-name="gr27" draw:text-style-name="P12" draw:layer="layout" svg:width="0.646cm" svg:height="0.564cm" svg:x="16.428cm" svg:y="15.236cm">
            <draw:text-box>
              <text:p><text:span text:style-name="T3">0</text:span></text:p>
            </draw:text-box>
          </draw:frame>
          <draw:frame draw:style-name="gr29" draw:text-style-name="P12" draw:layer="layout" svg:width="0.739cm" svg:height="0.564cm" svg:x="13.428cm" svg:y="12.174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15.364cm" svg:y="13.786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15.964cm" svg:y="13.5cm">
            <text:p text:style-name="P4"><text:span text:style-name="T1">8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0.75cm" svg:y="10.75cm">
          <draw:text-box>
            <text:p>imagens/avl09.png</text:p>
          </draw:text-box>
        </draw:frame>
        <draw:g>
          <draw:custom-shape draw:style-name="gr32" draw:text-style-name="P1" draw:layer="layout" svg:width="7.75cm" svg:height="4.5cm" svg:x="0.5cm" svg:y="1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4.5cm" svg:y1="12.5cm" svg:x2="2.5cm" svg:y2="14.038cm">
            <text:p/>
          </draw:line>
          <draw:line draw:style-name="gr2" draw:text-style-name="P3" draw:layer="layout" svg:x1="4.5cm" svg:y1="12.5cm" svg:x2="6.5cm" svg:y2="14.038cm">
            <text:p/>
          </draw:line>
          <draw:custom-shape draw:style-name="gr3" draw:text-style-name="P5" draw:layer="layout" svg:width="1cm" svg:height="1cm" svg:x="4cm" svg:y="12cm">
            <text:p text:style-name="P4"><text:span text:style-name="T1">4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6.5cm" svg:y1="14cm" svg:x2="7.5cm" svg:y2="15.5cm">
            <text:p/>
          </draw:line>
          <draw:custom-shape draw:style-name="gr3" draw:text-style-name="P5" draw:layer="layout" svg:width="1cm" svg:height="1cm" svg:x="7cm" svg:y="15cm">
            <text:p text:style-name="P4"><text:span text:style-name="T1">9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514cm" svg:y1="14.038cm" svg:x2="1.514cm" svg:y2="15.576cm">
            <text:p/>
          </draw:line>
          <draw:custom-shape draw:style-name="gr3" draw:text-style-name="P5" draw:layer="layout" svg:width="1cm" svg:height="1cm" svg:x="1.014cm" svg:y="15.076cm">
            <text:p text:style-name="P4"><text:span text:style-name="T1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5cm" svg:y1="14.038cm" svg:x2="3.5cm" svg:y2="15.538cm">
            <text:p/>
          </draw:line>
          <draw:custom-shape draw:style-name="gr3" draw:text-style-name="P5" draw:layer="layout" svg:width="1cm" svg:height="1cm" svg:x="2cm" svg:y="13.538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6.5cm" svg:y1="14cm" svg:x2="5.5cm" svg:y2="15.538cm">
            <text:p/>
          </draw:line>
          <draw:custom-shape draw:style-name="gr3" draw:text-style-name="P5" draw:layer="layout" svg:width="1cm" svg:height="1cm" svg:x="5cm" svg:y="15.038cm">
            <text:p text:style-name="P4"><text:span text:style-name="T1">6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cm" svg:y="15.038cm">
            <text:p text:style-name="P4"><text:span text:style-name="T1">2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6cm" svg:y="13.5cm">
            <text:p text:style-name="P4"><text:span text:style-name="T1">8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3" draw:text-style-name="P1" draw:layer="layout" svg:width="7.75cm" svg:height="6cm" svg:x="10.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4.5cm" svg:y1="2.5cm" svg:x2="12.5cm" svg:y2="4.038cm">
            <text:p/>
          </draw:line>
          <draw:line draw:style-name="gr2" draw:text-style-name="P3" draw:layer="layout" svg:x1="14.5cm" svg:y1="2.5cm" svg:x2="16.5cm" svg:y2="4.038cm">
            <text:p/>
          </draw:line>
          <draw:custom-shape draw:style-name="gr25" draw:text-style-name="P13" draw:layer="layout" svg:width="1cm" svg:height="1cm" svg:x="14cm" svg:y="2cm">
            <text:p text:style-name="P4"><text:span text:style-name="T1">4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6.5cm" svg:y1="4cm" svg:x2="17.5cm" svg:y2="5.5cm">
            <text:p/>
          </draw:line>
          <draw:custom-shape draw:style-name="gr25" draw:text-style-name="P13" draw:layer="layout" svg:width="1cm" svg:height="1cm" svg:x="17cm" svg:y="5cm">
            <text:p text:style-name="P4"><text:span text:style-name="T1">9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514cm" svg:y1="4.038cm" svg:x2="11.514cm" svg:y2="5.576cm">
            <text:p/>
          </draw:line>
          <draw:custom-shape draw:style-name="gr25" draw:text-style-name="P13" draw:layer="layout" svg:width="1cm" svg:height="1cm" svg:x="11.014cm" svg:y="5.076cm">
            <text:p text:style-name="P4"><text:span text:style-name="T1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5cm" svg:y1="4.038cm" svg:x2="13.5cm" svg:y2="5.538cm">
            <text:p/>
          </draw:line>
          <draw:custom-shape draw:style-name="gr25" draw:text-style-name="P13" draw:layer="layout" svg:width="1cm" svg:height="1cm" svg:x="12cm" svg:y="3.538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6.5cm" svg:y1="4cm" svg:x2="15.5cm" svg:y2="5.538cm">
            <text:p/>
          </draw:line>
          <draw:frame draw:style-name="gr27" draw:text-style-name="P12" draw:layer="layout" svg:width="0.646cm" svg:height="0.564cm" svg:x="14.454cm" svg:y="5.286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11.364cm" svg:y="3.774cm">
            <draw:text-box>
              <text:p><text:span text:style-name="T3">+1</text:span></text:p>
            </draw:text-box>
          </draw:frame>
          <draw:frame draw:style-name="gr29" draw:text-style-name="P12" draw:layer="layout" svg:width="0.739cm" svg:height="0.564cm" svg:x="12.364cm" svg:y="5.274cm">
            <draw:text-box>
              <text:p><text:span text:style-name="T3">-1</text:span></text:p>
            </draw:text-box>
          </draw:frame>
          <draw:frame draw:style-name="gr27" draw:text-style-name="P12" draw:layer="layout" svg:width="0.646cm" svg:height="0.564cm" svg:x="10.464cm" svg:y="5.274cm">
            <draw:text-box>
              <text:p><text:span text:style-name="T3">0</text:span></text:p>
            </draw:text-box>
          </draw:frame>
          <draw:frame draw:style-name="gr27" draw:text-style-name="P12" draw:layer="layout" svg:width="0.646cm" svg:height="0.564cm" svg:x="16.464cm" svg:y="5.236cm">
            <draw:text-box>
              <text:p><text:span text:style-name="T3">0</text:span></text:p>
            </draw:text-box>
          </draw:frame>
          <draw:frame draw:style-name="gr29" draw:text-style-name="P12" draw:layer="layout" svg:width="0.739cm" svg:height="0.564cm" svg:x="13.464cm" svg:y="2.174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15.4cm" svg:y="3.786cm">
            <draw:text-box>
              <text:p><text:span text:style-name="T3">-1</text:span></text:p>
            </draw:text-box>
          </draw:frame>
          <draw:custom-shape draw:style-name="gr25" draw:text-style-name="P13" draw:layer="layout" svg:width="1cm" svg:height="1cm" svg:x="16cm" svg:y="3.5cm">
            <text:p text:style-name="P4"><text:span text:style-name="T1">8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5.546cm" svg:y1="5.5cm" svg:x2="16.546cm" svg:y2="7cm">
            <text:p/>
          </draw:line>
          <draw:custom-shape draw:style-name="gr25" draw:text-style-name="P13" draw:layer="layout" svg:width="1cm" svg:height="1cm" svg:x="16.046cm" svg:y="6.5cm">
            <text:p text:style-name="P4"><text:span text:style-name="T1">7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5.546cm" svg:y1="5.5cm" svg:x2="14.546cm" svg:y2="7.038cm">
            <text:p/>
          </draw:line>
          <draw:custom-shape draw:style-name="gr25" draw:text-style-name="P13" draw:layer="layout" svg:width="1cm" svg:height="1cm" svg:x="14.046cm" svg:y="6.538cm">
            <text:p text:style-name="P4"><text:span text:style-name="T1">5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12" draw:layer="layout" svg:width="0.646cm" svg:height="0.564cm" svg:x="13.5cm" svg:y="6.786cm">
            <draw:text-box>
              <text:p><text:span text:style-name="T3">0</text:span></text:p>
            </draw:text-box>
          </draw:frame>
          <draw:frame draw:style-name="gr27" draw:text-style-name="P12" draw:layer="layout" svg:width="0.646cm" svg:height="0.564cm" svg:x="15.51cm" svg:y="6.736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15cm" svg:y="5.038cm">
            <text:p text:style-name="P4"><text:span text:style-name="T1">6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3.5cm" svg:y1="5.5cm" svg:x2="12.5cm" svg:y2="7.038cm">
            <text:p/>
          </draw:line>
          <draw:custom-shape draw:style-name="gr25" draw:text-style-name="P13" draw:layer="layout" svg:width="1cm" svg:height="1cm" svg:x="12cm" svg:y="6.538cm">
            <text:p text:style-name="P4"><text:span text:style-name="T1">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12" draw:layer="layout" svg:width="0.646cm" svg:height="0.564cm" svg:x="11.454cm" svg:y="6.786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13cm" svg:y="5.038cm">
            <text:p text:style-name="P4"><text:span text:style-name="T1">2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4" draw:text-style-name="P1" draw:layer="layout" svg:width="7.536cm" svg:height="6cm" svg:x="0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4.536cm" svg:y1="2.5cm" svg:x2="2.536cm" svg:y2="4.038cm">
            <text:p/>
          </draw:line>
          <draw:line draw:style-name="gr2" draw:text-style-name="P3" draw:layer="layout" svg:x1="4.536cm" svg:y1="2.5cm" svg:x2="6.536cm" svg:y2="4.038cm">
            <text:p/>
          </draw:line>
          <draw:custom-shape draw:style-name="gr3" draw:text-style-name="P5" draw:layer="layout" svg:width="1cm" svg:height="1cm" svg:x="4.036cm" svg:y="2cm">
            <text:p text:style-name="P4"><text:span text:style-name="T1">4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6.536cm" svg:y1="4cm" svg:x2="7.536cm" svg:y2="5.5cm">
            <text:p/>
          </draw:line>
          <draw:custom-shape draw:style-name="gr3" draw:text-style-name="P5" draw:layer="layout" svg:width="1cm" svg:height="1cm" svg:x="7.036cm" svg:y="5cm">
            <text:p text:style-name="P4"><text:span text:style-name="T1">9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55cm" svg:y1="4.038cm" svg:x2="1.55cm" svg:y2="5.576cm">
            <text:p/>
          </draw:line>
          <draw:custom-shape draw:style-name="gr3" draw:text-style-name="P5" draw:layer="layout" svg:width="1cm" svg:height="1cm" svg:x="1.05cm" svg:y="5.076cm">
            <text:p text:style-name="P4"><text:span text:style-name="T1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536cm" svg:y1="4.038cm" svg:x2="3.536cm" svg:y2="5.538cm">
            <text:p/>
          </draw:line>
          <draw:custom-shape draw:style-name="gr3" draw:text-style-name="P5" draw:layer="layout" svg:width="1cm" svg:height="1cm" svg:x="2.036cm" svg:y="3.538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6.536cm" svg:y1="4cm" svg:x2="5.536cm" svg:y2="5.538cm">
            <text:p/>
          </draw:line>
          <draw:custom-shape draw:style-name="gr3" draw:text-style-name="P5" draw:layer="layout" svg:width="1cm" svg:height="1cm" svg:x="6.036cm" svg:y="3.5cm">
            <text:p text:style-name="P4"><text:span text:style-name="T1">8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5.582cm" svg:y1="5.5cm" svg:x2="6.582cm" svg:y2="7cm">
            <text:p/>
          </draw:line>
          <draw:custom-shape draw:style-name="gr3" draw:text-style-name="P5" draw:layer="layout" svg:width="1cm" svg:height="1cm" svg:x="6.082cm" svg:y="6.5cm">
            <text:p text:style-name="P4"><text:span text:style-name="T1">7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5.582cm" svg:y1="5.5cm" svg:x2="4.582cm" svg:y2="7.038cm">
            <text:p/>
          </draw:line>
          <draw:custom-shape draw:style-name="gr3" draw:text-style-name="P5" draw:layer="layout" svg:width="1cm" svg:height="1cm" svg:x="4.082cm" svg:y="6.538cm">
            <text:p text:style-name="P4"><text:span text:style-name="T1">5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5.036cm" svg:y="5.038cm">
            <text:p text:style-name="P4"><text:span text:style-name="T1">6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36cm" svg:y1="5.5cm" svg:x2="2.536cm" svg:y2="7.038cm">
            <text:p/>
          </draw:line>
          <draw:custom-shape draw:style-name="gr3" draw:text-style-name="P5" draw:layer="layout" svg:width="1cm" svg:height="1cm" svg:x="2.036cm" svg:y="6.538cm">
            <text:p text:style-name="P4"><text:span text:style-name="T1">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.036cm" svg:y="5.038cm">
            <text:p text:style-name="P4"><text:span text:style-name="T1">2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20.75cm" svg:y="4.712cm">
          <draw:text-box>
            <text:p>imagens/avl10.png</text:p>
          </draw:text-box>
        </draw:frame>
        <draw:frame draw:style-name="gr6" draw:text-style-name="P6" draw:layer="layout" svg:width="7.25cm" svg:height="0.962cm" svg:x="20.75cm" svg:y="12.788cm">
          <draw:text-box>
            <text:p>imagens/avl10c.png</text:p>
          </draw:text-box>
        </draw:frame>
        <draw:g>
          <draw:custom-shape draw:style-name="gr26" draw:text-style-name="P1" draw:layer="layout" svg:width="5.75cm" svg:height="6cm" svg:x="21.5cm" svg:y="13.7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24.5cm" svg:y1="14.538cm" svg:x2="22.5cm" svg:y2="16.076cm">
            <text:p/>
          </draw:line>
          <draw:line draw:style-name="gr2" draw:text-style-name="P3" draw:layer="layout" svg:x1="24.5cm" svg:y1="14.538cm" svg:x2="26.5cm" svg:y2="16.076cm">
            <text:p/>
          </draw:line>
          <draw:custom-shape draw:style-name="gr25" draw:text-style-name="P13" draw:layer="layout" svg:width="1cm" svg:height="1cm" svg:x="24cm" svg:y="14.038cm">
            <text:p text:style-name="P4"><text:span text:style-name="T1">4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2.5cm" svg:y1="16.076cm" svg:x2="23.5cm" svg:y2="17.576cm">
            <text:p/>
          </draw:line>
          <draw:custom-shape draw:style-name="gr35" draw:text-style-name="P15" draw:layer="layout" svg:width="1cm" svg:height="1cm" svg:x="22cm" svg:y="15.576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6.5cm" svg:y1="16.038cm" svg:x2="25.5cm" svg:y2="17.576cm">
            <text:p/>
          </draw:line>
          <draw:frame draw:style-name="gr27" draw:text-style-name="P12" draw:layer="layout" svg:width="0.646cm" svg:height="0.564cm" svg:x="24.454cm" svg:y="17.324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21.364cm" svg:y="15.812cm">
            <draw:text-box>
              <text:p><text:span text:style-name="T3">+2</text:span></text:p>
            </draw:text-box>
          </draw:frame>
          <draw:frame draw:style-name="gr29" draw:text-style-name="P12" draw:layer="layout" svg:width="0.739cm" svg:height="0.564cm" svg:x="22.364cm" svg:y="17.312cm">
            <draw:text-box>
              <text:p><text:span text:style-name="T3">-1</text:span></text:p>
            </draw:text-box>
          </draw:frame>
          <draw:frame draw:style-name="gr29" draw:text-style-name="P12" draw:layer="layout" svg:width="0.739cm" svg:height="0.564cm" svg:x="23.464cm" svg:y="14.212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25.4cm" svg:y="15.824cm">
            <draw:text-box>
              <text:p><text:span text:style-name="T3">-2</text:span></text:p>
            </draw:text-box>
          </draw:frame>
          <draw:custom-shape draw:style-name="gr35" draw:text-style-name="P15" draw:layer="layout" svg:width="1cm" svg:height="1cm" svg:x="26cm" svg:y="15.538cm">
            <text:p text:style-name="P4"><text:span text:style-name="T1">8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5.546cm" svg:y1="17.538cm" svg:x2="26.546cm" svg:y2="19.038cm">
            <text:p/>
          </draw:line>
          <draw:custom-shape draw:style-name="gr25" draw:text-style-name="P13" draw:layer="layout" svg:width="1cm" svg:height="1cm" svg:x="26.046cm" svg:y="18.538cm">
            <text:p text:style-name="P4"><text:span text:style-name="T1">7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5.546cm" svg:y1="17.538cm" svg:x2="24.546cm" svg:y2="19.076cm">
            <text:p/>
          </draw:line>
          <draw:custom-shape draw:style-name="gr25" draw:text-style-name="P13" draw:layer="layout" svg:width="1cm" svg:height="1cm" svg:x="24.046cm" svg:y="18.576cm">
            <text:p text:style-name="P4"><text:span text:style-name="T1">5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12" draw:layer="layout" svg:width="0.646cm" svg:height="0.564cm" svg:x="23.5cm" svg:y="18.824cm">
            <draw:text-box>
              <text:p><text:span text:style-name="T3">0</text:span></text:p>
            </draw:text-box>
          </draw:frame>
          <draw:frame draw:style-name="gr27" draw:text-style-name="P12" draw:layer="layout" svg:width="0.646cm" svg:height="0.564cm" svg:x="25.51cm" svg:y="18.774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25cm" svg:y="17.076cm">
            <text:p text:style-name="P4"><text:span text:style-name="T1">6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3.5cm" svg:y1="17.538cm" svg:x2="22.5cm" svg:y2="19.076cm">
            <text:p/>
          </draw:line>
          <draw:custom-shape draw:style-name="gr25" draw:text-style-name="P13" draw:layer="layout" svg:width="1cm" svg:height="1cm" svg:x="22cm" svg:y="18.576cm">
            <text:p text:style-name="P4"><text:span text:style-name="T1">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12" draw:layer="layout" svg:width="0.646cm" svg:height="0.564cm" svg:x="21.454cm" svg:y="18.824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23cm" svg:y="17.076cm">
            <text:p text:style-name="P4"><text:span text:style-name="T1">2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5.5cm" svg:height="6cm" svg:x="21.75cm" svg:y="5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24.536cm" svg:y1="6.5cm" svg:x2="22.536cm" svg:y2="8.038cm">
            <text:p/>
          </draw:line>
          <draw:line draw:style-name="gr2" draw:text-style-name="P3" draw:layer="layout" svg:x1="24.536cm" svg:y1="6.5cm" svg:x2="26.536cm" svg:y2="8.038cm">
            <text:p/>
          </draw:line>
          <draw:custom-shape draw:style-name="gr3" draw:text-style-name="P5" draw:layer="layout" svg:width="1cm" svg:height="1cm" svg:x="24.036cm" svg:y="6cm">
            <text:p text:style-name="P4"><text:span text:style-name="T1">4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2.536cm" svg:y1="8.038cm" svg:x2="23.536cm" svg:y2="9.538cm">
            <text:p/>
          </draw:line>
          <draw:custom-shape draw:style-name="gr3" draw:text-style-name="P5" draw:layer="layout" svg:width="1cm" svg:height="1cm" svg:x="22.036cm" svg:y="7.538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6.536cm" svg:y1="8cm" svg:x2="25.536cm" svg:y2="9.538cm">
            <text:p/>
          </draw:line>
          <draw:custom-shape draw:style-name="gr3" draw:text-style-name="P5" draw:layer="layout" svg:width="1cm" svg:height="1cm" svg:x="26.036cm" svg:y="7.5cm">
            <text:p text:style-name="P4"><text:span text:style-name="T1">8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5.582cm" svg:y1="9.5cm" svg:x2="26.582cm" svg:y2="11cm">
            <text:p/>
          </draw:line>
          <draw:custom-shape draw:style-name="gr3" draw:text-style-name="P5" draw:layer="layout" svg:width="1cm" svg:height="1cm" svg:x="26.082cm" svg:y="10.5cm">
            <text:p text:style-name="P4"><text:span text:style-name="T1">7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5.582cm" svg:y1="9.5cm" svg:x2="24.582cm" svg:y2="11.038cm">
            <text:p/>
          </draw:line>
          <draw:custom-shape draw:style-name="gr3" draw:text-style-name="P5" draw:layer="layout" svg:width="1cm" svg:height="1cm" svg:x="24.082cm" svg:y="10.538cm">
            <text:p text:style-name="P4"><text:span text:style-name="T1">5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5.036cm" svg:y="9.038cm">
            <text:p text:style-name="P4"><text:span text:style-name="T1">6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3.536cm" svg:y1="9.5cm" svg:x2="22.536cm" svg:y2="11.038cm">
            <text:p/>
          </draw:line>
          <draw:custom-shape draw:style-name="gr3" draw:text-style-name="P5" draw:layer="layout" svg:width="1cm" svg:height="1cm" svg:x="22.036cm" svg:y="10.538cm">
            <text:p text:style-name="P4"><text:span text:style-name="T1">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3.036cm" svg:y="9.038cm">
            <text:p text:style-name="P4"><text:span text:style-name="T1">2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6" draw:style-name="dp1" draw:master-page-name="Padrão">
        <draw:frame draw:style-name="gr6" draw:text-style-name="P6" draw:layer="layout" svg:width="7.25cm" svg:height="0.962cm" svg:x="1.25cm" svg:y="0.788cm">
          <draw:text-box>
            <text:p>imagens/avl11c.png</text:p>
          </draw:text-box>
        </draw:frame>
        <draw:g>
          <draw:custom-shape draw:style-name="gr36" draw:text-style-name="P1" draw:layer="layout" svg:width="6.75cm" svg:height="6cm" svg:x="1.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5.5cm" svg:y1="2.5cm" svg:x2="4.5cm" svg:y2="4.038cm">
            <text:p/>
          </draw:line>
          <draw:line draw:style-name="gr2" draw:text-style-name="P3" draw:layer="layout" svg:x1="5.5cm" svg:y1="2.5cm" svg:x2="6.5cm" svg:y2="4.038cm">
            <text:p/>
          </draw:line>
          <draw:custom-shape draw:style-name="gr25" draw:text-style-name="P13" draw:layer="layout" svg:width="1cm" svg:height="1cm" svg:x="5cm" svg:y="2cm">
            <text:p text:style-name="P4"><text:span text:style-name="T1">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6.5cm" svg:y1="4.038cm" svg:x2="7.5cm" svg:y2="5.538cm">
            <text:p/>
          </draw:line>
          <draw:custom-shape draw:style-name="gr25" draw:text-style-name="P13" draw:layer="layout" svg:width="1cm" svg:height="1cm" svg:x="6cm" svg:y="3.538cm">
            <text:p text:style-name="P4"><text:span text:style-name="T1">6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7cm" svg:y="5.038cm">
            <text:p text:style-name="P4"><text:span text:style-name="T1">7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514cm" svg:y1="4.038cm" svg:x2="3.514cm" svg:y2="5.576cm">
            <text:p/>
          </draw:line>
          <draw:line draw:style-name="gr2" draw:text-style-name="P2" draw:layer="layout" svg:x1="4.5cm" svg:y1="4.038cm" svg:x2="5.5cm" svg:y2="5.538cm">
            <text:p/>
          </draw:line>
          <draw:custom-shape draw:style-name="gr25" draw:text-style-name="P13" draw:layer="layout" svg:width="1cm" svg:height="1cm" svg:x="4cm" svg:y="3.538cm">
            <text:p text:style-name="P4"><text:span text:style-name="T1">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5.528cm" svg:y1="5.5cm" svg:x2="4.528cm" svg:y2="7.038cm">
            <text:p/>
          </draw:line>
          <draw:custom-shape draw:style-name="gr25" draw:text-style-name="P13" draw:layer="layout" svg:width="1cm" svg:height="1cm" svg:x="4.028cm" svg:y="6.538cm">
            <text:p text:style-name="P4"><text:span text:style-name="T1">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5cm" svg:y="5.038cm">
            <text:p text:style-name="P4"><text:span text:style-name="T1">4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12" draw:layer="layout" svg:width="0.646cm" svg:height="0.564cm" svg:x="3.464cm" svg:y="6.774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3.364cm" svg:y="3.774cm">
            <draw:text-box>
              <text:p><text:span text:style-name="T3">0</text:span></text:p>
            </draw:text-box>
          </draw:frame>
          <draw:frame draw:style-name="gr29" draw:text-style-name="P12" draw:layer="layout" svg:width="0.739cm" svg:height="0.564cm" svg:x="4.364cm" svg:y="5.274cm">
            <draw:text-box>
              <text:p><text:span text:style-name="T3">-1</text:span></text:p>
            </draw:text-box>
          </draw:frame>
          <draw:frame draw:style-name="gr29" draw:text-style-name="P12" draw:layer="layout" svg:width="0.739cm" svg:height="0.564cm" svg:x="2.364cm" svg:y="5.274cm">
            <draw:text-box>
              <text:p><text:span text:style-name="T3">-1</text:span></text:p>
            </draw:text-box>
          </draw:frame>
          <draw:frame draw:style-name="gr27" draw:text-style-name="P12" draw:layer="layout" svg:width="0.646cm" svg:height="0.564cm" svg:x="6.464cm" svg:y="5.274cm">
            <draw:text-box>
              <text:p><text:span text:style-name="T3">0</text:span></text:p>
            </draw:text-box>
          </draw:frame>
          <draw:frame draw:style-name="gr29" draw:text-style-name="P12" draw:layer="layout" svg:width="0.739cm" svg:height="0.564cm" svg:x="4.364cm" svg:y="2.174cm">
            <draw:text-box>
              <text:p><text:span text:style-name="T3">-1</text:span></text:p>
            </draw:text-box>
          </draw:frame>
          <draw:frame draw:style-name="gr28" draw:text-style-name="P12" draw:layer="layout" svg:width="0.807cm" svg:height="0.564cm" svg:x="5.365cm" svg:y="3.774cm">
            <draw:text-box>
              <text:p><text:span text:style-name="T3">+1</text:span></text:p>
            </draw:text-box>
          </draw:frame>
          <draw:line draw:style-name="gr2" draw:text-style-name="P2" draw:layer="layout" svg:x1="3.564cm" svg:y1="5.462cm" svg:x2="2.564cm" svg:y2="7cm">
            <text:p/>
          </draw:line>
          <draw:custom-shape draw:style-name="gr25" draw:text-style-name="P13" draw:layer="layout" svg:width="1cm" svg:height="1cm" svg:x="2.064cm" svg:y="6.5cm">
            <text:p text:style-name="P4"><text:span text:style-name="T1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12" draw:layer="layout" svg:width="0.646cm" svg:height="0.564cm" svg:x="1.5cm" svg:y="6.736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3.014cm" svg:y="5.076cm">
            <text:p text:style-name="P4"><text:span text:style-name="T1">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11.25cm" svg:y="0.788cm">
          <draw:text-box>
            <text:p>imagens/avl12c.png</text:p>
          </draw:text-box>
        </draw:frame>
        <draw:g>
          <draw:g>
            <draw:g>
              <draw:custom-shape draw:style-name="gr33" draw:text-style-name="P1" draw:layer="layout" svg:width="7.75cm" svg:height="6cm" svg:x="11.5cm" svg:y="1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" draw:text-style-name="P2" draw:layer="layout" svg:x1="15.5cm" svg:y1="2.5cm" svg:x2="14.5cm" svg:y2="4.038cm">
                <text:p/>
              </draw:line>
              <draw:line draw:style-name="gr2" draw:text-style-name="P3" draw:layer="layout" svg:x1="15.5cm" svg:y1="2.5cm" svg:x2="16.5cm" svg:y2="4.038cm">
                <text:p/>
              </draw:line>
              <draw:custom-shape draw:style-name="gr25" draw:text-style-name="P13" draw:layer="layout" svg:width="1cm" svg:height="1cm" svg:x="15cm" svg:y="2cm">
                <text:p text:style-name="P4"><text:span text:style-name="T1">5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" draw:text-style-name="P2" draw:layer="layout" svg:x1="16.5cm" svg:y1="4.038cm" svg:x2="17.5cm" svg:y2="5.538cm">
                <text:p/>
              </draw:line>
              <draw:custom-shape draw:style-name="gr35" draw:text-style-name="P15" draw:layer="layout" svg:width="1cm" svg:height="1cm" svg:x="16cm" svg:y="3.538cm">
                <text:p text:style-name="P4"><text:span text:style-name="T1">6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" draw:text-style-name="P2" draw:layer="layout" svg:x1="14.514cm" svg:y1="4.038cm" svg:x2="13.514cm" svg:y2="5.576cm">
                <text:p/>
              </draw:line>
              <draw:line draw:style-name="gr2" draw:text-style-name="P2" draw:layer="layout" svg:x1="14.5cm" svg:y1="4.038cm" svg:x2="15.5cm" svg:y2="5.538cm">
                <text:p/>
              </draw:line>
              <draw:custom-shape draw:style-name="gr25" draw:text-style-name="P13" draw:layer="layout" svg:width="1cm" svg:height="1cm" svg:x="14cm" svg:y="3.538cm">
                <text:p text:style-name="P4"><text:span text:style-name="T1">2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" draw:text-style-name="P2" draw:layer="layout" svg:x1="15.528cm" svg:y1="5.5cm" svg:x2="14.528cm" svg:y2="7.038cm">
                <text:p/>
              </draw:line>
              <draw:custom-shape draw:style-name="gr25" draw:text-style-name="P13" draw:layer="layout" svg:width="1cm" svg:height="1cm" svg:x="14.028cm" svg:y="6.538cm">
                <text:p text:style-name="P4"><text:span text:style-name="T1">3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3" draw:layer="layout" svg:width="1cm" svg:height="1cm" svg:x="15cm" svg:y="5.038cm">
                <text:p text:style-name="P4"><text:span text:style-name="T1">4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27" draw:text-style-name="P12" draw:layer="layout" svg:width="0.646cm" svg:height="0.564cm" svg:x="13.464cm" svg:y="6.774cm">
                <draw:text-box>
                  <text:p><text:span text:style-name="T3">0</text:span></text:p>
                </draw:text-box>
              </draw:frame>
              <draw:frame draw:style-name="gr28" draw:text-style-name="P12" draw:layer="layout" svg:width="0.807cm" svg:height="0.564cm" svg:x="13.364cm" svg:y="3.774cm">
                <draw:text-box>
                  <text:p><text:span text:style-name="T3">0</text:span></text:p>
                </draw:text-box>
              </draw:frame>
              <draw:frame draw:style-name="gr29" draw:text-style-name="P12" draw:layer="layout" svg:width="0.739cm" svg:height="0.564cm" svg:x="14.364cm" svg:y="5.274cm">
                <draw:text-box>
                  <text:p><text:span text:style-name="T3">-1</text:span></text:p>
                </draw:text-box>
              </draw:frame>
              <draw:frame draw:style-name="gr29" draw:text-style-name="P12" draw:layer="layout" svg:width="0.739cm" svg:height="0.564cm" svg:x="12.364cm" svg:y="5.274cm">
                <draw:text-box>
                  <text:p><text:span text:style-name="T3">-1</text:span></text:p>
                </draw:text-box>
              </draw:frame>
              <draw:frame draw:style-name="gr28" draw:text-style-name="P12" draw:layer="layout" svg:width="0.807cm" svg:height="0.564cm" svg:x="16.364cm" svg:y="5.274cm">
                <draw:text-box>
                  <text:p><text:span text:style-name="T3">+1</text:span></text:p>
                </draw:text-box>
              </draw:frame>
              <draw:frame draw:style-name="gr29" draw:text-style-name="P12" draw:layer="layout" svg:width="0.739cm" svg:height="0.564cm" svg:x="14.464cm" svg:y="2.174cm">
                <draw:text-box>
                  <text:p><text:span text:style-name="T3">0</text:span></text:p>
                </draw:text-box>
              </draw:frame>
              <draw:frame draw:style-name="gr28" draw:text-style-name="P12" draw:layer="layout" svg:width="0.807cm" svg:height="0.564cm" svg:x="15.365cm" svg:y="3.774cm">
                <draw:text-box>
                  <text:p><text:span text:style-name="T3">+2</text:span></text:p>
                </draw:text-box>
              </draw:frame>
              <draw:line draw:style-name="gr2" draw:text-style-name="P2" draw:layer="layout" svg:x1="13.564cm" svg:y1="5.462cm" svg:x2="12.564cm" svg:y2="7cm">
                <text:p/>
              </draw:line>
              <draw:custom-shape draw:style-name="gr25" draw:text-style-name="P13" draw:layer="layout" svg:width="1cm" svg:height="1cm" svg:x="12.064cm" svg:y="6.5cm">
                <text:p text:style-name="P4"><text:span text:style-name="T1">5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27" draw:text-style-name="P12" draw:layer="layout" svg:width="0.646cm" svg:height="0.564cm" svg:x="11.5cm" svg:y="6.736cm">
                <draw:text-box>
                  <text:p><text:span text:style-name="T3">0</text:span></text:p>
                </draw:text-box>
              </draw:frame>
              <draw:custom-shape draw:style-name="gr25" draw:text-style-name="P13" draw:layer="layout" svg:width="1cm" svg:height="1cm" svg:x="13.014cm" svg:y="5.076cm">
                <text:p text:style-name="P4"><text:span text:style-name="T1">1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" draw:text-style-name="P2" draw:layer="layout" svg:x1="17.5cm" svg:y1="5.5cm" svg:x2="18.5cm" svg:y2="7cm">
                <text:p/>
              </draw:line>
              <draw:custom-shape draw:style-name="gr25" draw:text-style-name="P13" draw:layer="layout" svg:width="1cm" svg:height="1cm" svg:x="18cm" svg:y="6.5cm">
                <text:p text:style-name="P4"><text:span text:style-name="T1">8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27" draw:text-style-name="P12" draw:layer="layout" svg:width="0.646cm" svg:height="0.564cm" svg:x="17.464cm" svg:y="6.736cm">
                <draw:text-box>
                  <text:p><text:span text:style-name="T3">0</text:span></text:p>
                </draw:text-box>
              </draw:frame>
              <draw:custom-shape draw:style-name="gr25" draw:text-style-name="P13" draw:layer="layout" svg:width="1cm" svg:height="1cm" svg:x="17cm" svg:y="5.038cm">
                <text:p text:style-name="P4"><text:span text:style-name="T1">7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</draw:page>
      <draw:page draw:name="page7" draw:style-name="dp1" draw:master-page-name="Padrão">
        <draw:frame draw:style-name="gr37" draw:text-style-name="P6" draw:layer="layout" svg:width="8.75cm" svg:height="1.673cm" svg:x="1.25cm" svg:y="0.788cm">
          <draw:text-box>
            <text:p>imagens/rot_sim_dir.png</text:p>
          </draw:text-box>
        </draw:frame>
        <draw:frame draw:style-name="gr6" draw:text-style-name="P6" draw:layer="layout" svg:width="8.5cm" svg:height="0.962cm" svg:x="1.5cm" svg:y="6.75cm">
          <draw:text-box>
            <text:p>imagens/rot_sim_esq.png</text:p>
          </draw:text-box>
        </draw:frame>
        <draw:g>
          <draw:custom-shape draw:style-name="gr38" draw:text-style-name="P1" draw:layer="layout" svg:width="14.5cm" svg:height="4.5cm" svg:x="1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4.5cm" svg:y1="2.5cm" svg:x2="3.5cm" svg:y2="4.038cm">
            <text:p/>
          </draw:line>
          <draw:line draw:style-name="gr2" draw:text-style-name="P3" draw:layer="layout" svg:x1="4.5cm" svg:y1="2.5cm" svg:x2="5.5cm" svg:y2="4.038cm">
            <text:p/>
          </draw:line>
          <draw:custom-shape draw:style-name="gr35" draw:text-style-name="P15" draw:layer="layout" svg:width="1cm" svg:height="1cm" svg:x="4cm" svg:y="2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14cm" svg:y1="4.038cm" svg:x2="2.514cm" svg:y2="5.576cm">
            <text:p/>
          </draw:line>
          <draw:line draw:style-name="gr2" draw:text-style-name="P2" draw:layer="layout" svg:x1="3.5cm" svg:y1="4.038cm" svg:x2="4.5cm" svg:y2="5.538cm">
            <text:p/>
          </draw:line>
          <draw:custom-shape draw:style-name="gr25" draw:text-style-name="P13" draw:layer="layout" svg:width="1cm" svg:height="1cm" svg:x="3cm" svg:y="3.538cm">
            <text:p text:style-name="P4"><text:span text:style-name="T1">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6" draw:layer="layout" svg:width="1cm" svg:height="1cm" svg:x="2cm" svg:y="5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0" draw:text-style-name="P17" draw:layer="layout" svg:width="1cm" svg:height="1cm" svg:x="4cm" svg:y="5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1" draw:text-style-name="P18" draw:layer="layout" svg:width="1cm" svg:height="1cm" svg:x="5cm" svg:y="3.5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13.5cm" svg:y1="2.5cm" svg:x2="12.5cm" svg:y2="4.038cm">
            <text:p/>
          </draw:line>
          <draw:line draw:style-name="gr2" draw:text-style-name="P3" draw:layer="layout" svg:x1="13.5cm" svg:y1="2.5cm" svg:x2="14.5cm" svg:y2="4.038cm">
            <text:p/>
          </draw:line>
          <draw:line draw:style-name="gr2" draw:text-style-name="P2" draw:layer="layout" svg:x1="14.514cm" svg:y1="4cm" svg:x2="13.514cm" svg:y2="5.538cm">
            <text:p/>
          </draw:line>
          <draw:line draw:style-name="gr2" draw:text-style-name="P2" draw:layer="layout" svg:x1="14.5cm" svg:y1="4cm" svg:x2="15.5cm" svg:y2="5.5cm">
            <text:p/>
          </draw:line>
          <draw:custom-shape draw:style-name="gr25" draw:text-style-name="P13" draw:layer="layout" svg:width="1cm" svg:height="1cm" svg:x="14cm" svg:y="3.5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6" draw:layer="layout" svg:width="1cm" svg:height="1cm" svg:x="12cm" svg:y="3.5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3" draw:text-style-name="P17" draw:layer="layout" svg:width="1cm" svg:height="1cm" svg:x="13cm" svg:y="5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4" draw:text-style-name="P18" draw:layer="layout" svg:width="1cm" svg:height="1cm" svg:x="15cm" svg:y="5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13" draw:layer="layout" svg:width="1cm" svg:height="1cm" svg:x="13cm" svg:y="2cm">
            <text:p text:style-name="P4"><text:span text:style-name="T1">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9" draw:layer="layout" svg:width="4cm" svg:height="2cm" svg:x="7cm" svg:y="3cm">
            <text:p text:style-name="P16"><text:span text:style-name="T1">rotação simples</text:span></text:p>
            <text:p text:style-name="P16"><text:span text:style-name="T1">direita de 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28" draw:text-style-name="P12" draw:layer="layout" svg:width="0.807cm" svg:height="0.564cm" svg:x="3.393cm" svg:y="2.186cm">
            <draw:text-box>
              <text:p><text:span text:style-name="T3">-2</text:span></text:p>
            </draw:text-box>
          </draw:frame>
          <draw:frame draw:style-name="gr46" draw:text-style-name="P12" draw:layer="layout" svg:width="1.315cm" svg:height="0.564cm" svg:x="1.843cm" svg:y="3.75cm">
            <draw:text-box>
              <text:p><text:span text:style-name="T3">-1 ou 0</text:span></text:p>
            </draw:text-box>
          </draw:frame>
        </draw:g>
        <draw:g>
          <draw:custom-shape draw:style-name="gr38" draw:text-style-name="P1" draw:layer="layout" svg:width="14.5cm" svg:height="4.5cm" svg:x="1.75cm" svg:y="7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4.5cm" svg:y1="8.538cm" svg:x2="13.5cm" svg:y2="10.076cm">
            <text:p/>
          </draw:line>
          <draw:line draw:style-name="gr2" draw:text-style-name="P3" draw:layer="layout" svg:x1="14.5cm" svg:y1="8.538cm" svg:x2="15.5cm" svg:y2="10.076cm">
            <text:p/>
          </draw:line>
          <draw:line draw:style-name="gr2" draw:text-style-name="P2" draw:layer="layout" svg:x1="13.514cm" svg:y1="10.076cm" svg:x2="12.514cm" svg:y2="11.614cm">
            <text:p/>
          </draw:line>
          <draw:line draw:style-name="gr2" draw:text-style-name="P2" draw:layer="layout" svg:x1="13.5cm" svg:y1="10.076cm" svg:x2="14.5cm" svg:y2="11.576cm">
            <text:p/>
          </draw:line>
          <draw:custom-shape draw:style-name="gr25" draw:text-style-name="P13" draw:layer="layout" svg:width="1cm" svg:height="1cm" svg:x="13cm" svg:y="9.576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16" draw:layer="layout" svg:width="1cm" svg:height="1cm" svg:x="12cm" svg:y="11.038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8" draw:text-style-name="P17" draw:layer="layout" svg:width="1cm" svg:height="1cm" svg:x="14cm" svg:y="11.038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9" draw:text-style-name="P18" draw:layer="layout" svg:width="1cm" svg:height="1cm" svg:x="15cm" svg:y="9.538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3.5cm" svg:y1="8.538cm" svg:x2="2.5cm" svg:y2="10.076cm">
            <text:p/>
          </draw:line>
          <draw:line draw:style-name="gr2" draw:text-style-name="P3" draw:layer="layout" svg:x1="3.5cm" svg:y1="8.538cm" svg:x2="4.5cm" svg:y2="10.076cm">
            <text:p/>
          </draw:line>
          <draw:line draw:style-name="gr2" draw:text-style-name="P2" draw:layer="layout" svg:x1="4.514cm" svg:y1="10.038cm" svg:x2="3.514cm" svg:y2="11.576cm">
            <text:p/>
          </draw:line>
          <draw:line draw:style-name="gr2" draw:text-style-name="P2" draw:layer="layout" svg:x1="4.5cm" svg:y1="10.038cm" svg:x2="5.5cm" svg:y2="11.538cm">
            <text:p/>
          </draw:line>
          <draw:custom-shape draw:style-name="gr25" draw:text-style-name="P13" draw:layer="layout" svg:width="1cm" svg:height="1cm" svg:x="4cm" svg:y="9.538cm">
            <text:p text:style-name="P4"><text:span text:style-name="T1">z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16" draw:layer="layout" svg:width="1cm" svg:height="1cm" svg:x="2cm" svg:y="9.538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1" draw:text-style-name="P17" draw:layer="layout" svg:width="1cm" svg:height="1cm" svg:x="3cm" svg:y="11.038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2" draw:text-style-name="P18" draw:layer="layout" svg:width="1cm" svg:height="1cm" svg:x="5cm" svg:y="11.038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13" draw:layer="layout" svg:width="1cm" svg:height="1cm" svg:x="14cm" svg:y="8.038cm">
            <text:p text:style-name="P4"><text:span text:style-name="T1">z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19" draw:layer="layout" svg:width="4cm" svg:height="2cm" svg:x="7cm" svg:y="9.038cm">
            <text:p text:style-name="P16"><text:span text:style-name="T1">rotação simples</text:span></text:p>
            <text:p text:style-name="P16"><text:span text:style-name="T1">esquerda de 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5" draw:text-style-name="P15" draw:layer="layout" svg:width="1cm" svg:height="1cm" svg:x="3cm" svg:y="8.038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2.343cm" svg:y="8.25cm">
            <draw:text-box>
              <text:p><text:span text:style-name="T3">+2</text:span></text:p>
            </draw:text-box>
          </draw:frame>
          <draw:frame draw:style-name="gr54" draw:text-style-name="P12" draw:layer="layout" svg:width="1.383cm" svg:height="0.564cm" svg:x="2.75cm" svg:y="9.75cm">
            <draw:text-box>
              <text:p><text:span text:style-name="T3">+1 ou 0</text:span></text:p>
            </draw:text-box>
          </draw:frame>
        </draw:g>
      </draw:page>
      <draw:page draw:name="page8" draw:style-name="dp1" draw:master-page-name="Padrão">
        <draw:frame draw:style-name="gr16" draw:text-style-name="P6" draw:layer="layout" svg:width="9cm" svg:height="1cm" svg:x="10.25cm" svg:y="0.75cm">
          <draw:text-box>
            <text:p>imagens/avl13-rotdir110.png</text:p>
          </draw:text-box>
        </draw:frame>
        <draw:frame draw:style-name="gr6" draw:text-style-name="P6" draw:layer="layout" svg:width="7.25cm" svg:height="0.962cm" svg:x="1.25cm" svg:y="0.788cm">
          <draw:text-box>
            <text:p>imagens/avl13.png</text:p>
          </draw:text-box>
        </draw:frame>
        <draw:g>
          <draw:custom-shape draw:style-name="gr36" draw:text-style-name="P1" draw:layer="layout" svg:width="6.75cm" svg:height="6cm" svg:x="1.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5.5cm" svg:y1="2.5cm" svg:x2="4.5cm" svg:y2="4cm">
            <text:p/>
          </draw:line>
          <draw:line draw:style-name="gr2" draw:text-style-name="P3" draw:layer="layout" svg:x1="5.5cm" svg:y1="2.5cm" svg:x2="6.5cm" svg:y2="4cm">
            <text:p/>
          </draw:line>
          <draw:custom-shape draw:style-name="gr3" draw:text-style-name="P5" draw:layer="layout" svg:width="1cm" svg:height="1cm" svg:x="5cm" svg:y="2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6.5cm" svg:y1="4cm" svg:x2="7.5cm" svg:y2="5.5cm">
            <text:p/>
          </draw:line>
          <draw:custom-shape draw:style-name="gr3" draw:text-style-name="P5" draw:layer="layout" svg:width="1cm" svg:height="1cm" svg:x="7cm" svg:y="5cm">
            <text:p text:style-name="P4"><text:span text:style-name="T1">2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514cm" svg:y1="4.038cm" svg:x2="3.514cm" svg:y2="5.576cm">
            <text:p/>
          </draw:line>
          <draw:line draw:style-name="gr2" draw:text-style-name="P2" draw:layer="layout" svg:x1="6.5cm" svg:y1="3.962cm" svg:x2="5.5cm" svg:y2="5.5cm">
            <text:p/>
          </draw:line>
          <draw:custom-shape draw:style-name="gr3" draw:text-style-name="P5" draw:layer="layout" svg:width="1cm" svg:height="1cm" svg:x="4cm" svg:y="3.538cm">
            <text:p text:style-name="P4"><text:span text:style-name="T1">1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5cm" svg:y="5cm">
            <text:p text:style-name="P4"><text:span text:style-name="T1">1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64cm" svg:y1="5.462cm" svg:x2="2.564cm" svg:y2="7cm">
            <text:p/>
          </draw:line>
          <draw:custom-shape draw:style-name="gr3" draw:text-style-name="P5" draw:layer="layout" svg:width="1cm" svg:height="1cm" svg:x="2.064cm" svg:y="6.5cm">
            <text:p text:style-name="P4"><text:span text:style-name="T1">8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.014cm" svg:y="5.076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6cm" svg:y="3.5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5" draw:text-style-name="P1" draw:layer="layout" svg:width="15.749cm" svg:height="6cm" svg:x="10.501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4.501cm" svg:y1="2.5cm" svg:x2="13.501cm" svg:y2="4cm">
            <text:p/>
          </draw:line>
          <draw:line draw:style-name="gr2" draw:text-style-name="P3" draw:layer="layout" svg:x1="14.501cm" svg:y1="2.5cm" svg:x2="15.501cm" svg:y2="4cm">
            <text:p/>
          </draw:line>
          <draw:line draw:style-name="gr2" draw:text-style-name="P2" draw:layer="layout" svg:x1="15.5cm" svg:y1="4cm" svg:x2="14.501cm" svg:y2="5.5cm">
            <text:p/>
          </draw:line>
          <draw:line draw:style-name="gr2" draw:text-style-name="P2" draw:layer="layout" svg:x1="13.501cm" svg:y1="4cm" svg:x2="12.501cm" svg:y2="5.5cm">
            <text:p/>
          </draw:line>
          <draw:line draw:style-name="gr2" draw:text-style-name="P2" draw:layer="layout" svg:x1="12.501cm" svg:y1="5.5cm" svg:x2="11.501cm" svg:y2="7cm">
            <text:p/>
          </draw:line>
          <draw:g>
            <draw:frame draw:style-name="gr56" draw:text-style-name="P12" draw:layer="layout" svg:width="0.807cm" svg:height="0.564cm" svg:x="12.267cm" svg:y="3.713cm">
              <draw:text-box>
                <text:p><text:span text:style-name="T3">-2</text:span></text:p>
              </draw:text-box>
            </draw:frame>
            <draw:custom-shape draw:style-name="gr35" draw:text-style-name="P15" draw:layer="layout" svg:width="1cm" svg:height="1cm" svg:x="12.974cm" svg:y="3.501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3.294cm" svg:y="2.2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4.001cm" svg:y="2cm">
              <text:p text:style-name="P4"><text:span text:style-name="T1">1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3.294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4.001cm" svg:y="5cm">
              <text:p text:style-name="P4"><text:span text:style-name="T1">1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1.294cm" svg:y="5.2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2.001cm" svg:y="5cm">
              <text:p text:style-name="P4"><text:span text:style-name="T1">1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0.294cm" svg:y="6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1.001cm" svg:y="6.5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7" draw:text-style-name="P21" draw:layer="layout" svg:width="2.5cm" svg:height="2cm" svg:x="16.501cm" svg:y="3cm">
            <text:p text:style-name="P20"><text:span text:style-name="T4">Rot. Dir.</text:span></text:p>
            <text:p text:style-name="P20"><text:span text:style-name="T4">de 110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22.5cm" svg:y1="2.5cm" svg:x2="20.5cm" svg:y2="4cm">
            <text:p/>
          </draw:line>
          <draw:line draw:style-name="gr2" draw:text-style-name="P3" draw:layer="layout" svg:x1="22.5cm" svg:y1="2.5cm" svg:x2="24.5cm" svg:y2="4cm">
            <text:p/>
          </draw:line>
          <draw:line draw:style-name="gr2" draw:text-style-name="P2" draw:layer="layout" svg:x1="24.5cm" svg:y1="4cm" svg:x2="23.5cm" svg:y2="5.5cm">
            <text:p/>
          </draw:line>
          <draw:line draw:style-name="gr2" draw:text-style-name="P2" draw:layer="layout" svg:x1="20.501cm" svg:y1="4cm" svg:x2="19.501cm" svg:y2="5.538cm">
            <text:p/>
          </draw:line>
          <draw:line draw:style-name="gr2" draw:text-style-name="P2" draw:layer="layout" svg:x1="24.5cm" svg:y1="4cm" svg:x2="25.5cm" svg:y2="5.5cm">
            <text:p/>
          </draw:line>
          <draw:g>
            <draw:frame draw:style-name="gr56" draw:text-style-name="P12" draw:layer="layout" svg:width="0.807cm" svg:height="0.564cm" svg:x="21.293cm" svg:y="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2cm" svg:y="2cm">
              <text:p text:style-name="P4"><text:span text:style-name="T1">1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4.293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5cm" svg:y="5cm">
              <text:p text:style-name="P4"><text:span text:style-name="T1">2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8.294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9.001cm" svg:y="5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2.25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2.957cm" svg:y="5cm">
              <text:p text:style-name="P4"><text:span text:style-name="T1">1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3.293cm" svg:y="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4cm" svg:y="3.5cm">
              <text:p text:style-name="P4"><text:span text:style-name="T1">1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5.501cm" svg:y1="4cm" svg:x2="16.5cm" svg:y2="5.5cm">
            <text:p/>
          </draw:line>
          <draw:g>
            <draw:frame draw:style-name="gr56" draw:text-style-name="P12" draw:layer="layout" svg:width="0.807cm" svg:height="0.564cm" svg:x="15.293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6cm" svg:y="5cm">
              <text:p text:style-name="P4"><text:span text:style-name="T1">2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4.294cm" svg:y="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5.001cm" svg:y="3.5cm">
              <text:p text:style-name="P4"><text:span text:style-name="T1">1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20.457cm" svg:y1="4cm" svg:x2="21.457cm" svg:y2="5.5cm">
            <text:p/>
          </draw:line>
          <draw:g>
            <draw:frame draw:style-name="gr56" draw:text-style-name="P12" draw:layer="layout" svg:width="0.807cm" svg:height="0.564cm" svg:x="20.25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0.957cm" svg:y="5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9.267cm" svg:y="3.713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9.974cm" svg:y="3.501cm">
              <text:p text:style-name="P4"><text:span text:style-name="T1">1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6" draw:text-style-name="P6" draw:layer="layout" svg:width="7.25cm" svg:height="0.962cm" svg:x="1.25cm" svg:y="8.788cm">
          <draw:text-box>
            <text:p>imagens/avl14.png</text:p>
          </draw:text-box>
        </draw:frame>
        <draw:g>
          <draw:custom-shape draw:style-name="gr58" draw:text-style-name="P1" draw:layer="layout" svg:width="6.5cm" svg:height="6cm" svg:x="1.75cm" svg:y="9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4.5cm" svg:y1="10.5cm" svg:x2="3.5cm" svg:y2="12cm">
            <text:p/>
          </draw:line>
          <draw:line draw:style-name="gr2" draw:text-style-name="P3" draw:layer="layout" svg:x1="4.5cm" svg:y1="10.5cm" svg:x2="5.5cm" svg:y2="12cm">
            <text:p/>
          </draw:line>
          <draw:custom-shape draw:style-name="gr3" draw:text-style-name="P5" draw:layer="layout" svg:width="1cm" svg:height="1cm" svg:x="4cm" svg:y="10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5.5cm" svg:y1="12cm" svg:x2="6.5cm" svg:y2="13.5cm">
            <text:p/>
          </draw:line>
          <draw:line draw:style-name="gr2" draw:text-style-name="P2" draw:layer="layout" svg:x1="3.514cm" svg:y1="12.038cm" svg:x2="2.514cm" svg:y2="13.576cm">
            <text:p/>
          </draw:line>
          <draw:line draw:style-name="gr2" draw:text-style-name="P2" draw:layer="layout" svg:x1="6.5cm" svg:y1="13.462cm" svg:x2="7.5cm" svg:y2="15cm">
            <text:p/>
          </draw:line>
          <draw:custom-shape draw:style-name="gr3" draw:text-style-name="P5" draw:layer="layout" svg:width="1cm" svg:height="1cm" svg:x="7cm" svg:y="14.5cm">
            <text:p text:style-name="P4"><text:span text:style-name="T1">2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cm" svg:y1="12cm" svg:x2="4.5cm" svg:y2="13.5cm">
            <text:p/>
          </draw:line>
          <draw:custom-shape draw:style-name="gr3" draw:text-style-name="P5" draw:layer="layout" svg:width="1cm" svg:height="1cm" svg:x="4cm" svg:y="13cm">
            <text:p text:style-name="P4"><text:span text:style-name="T1">1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.014cm" svg:y="13.076cm">
            <text:p text:style-name="P4"><text:span text:style-name="T1">8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5cm" svg:y="11.5cm">
            <text:p text:style-name="P4"><text:span text:style-name="T1">1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cm" svg:y="11.538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6cm" svg:y="13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6" draw:layer="layout" svg:width="9cm" svg:height="1cm" svg:x="10.25cm" svg:y="8.75cm">
          <draw:text-box>
            <text:p>imagens/avl14-rotesq130.png</text:p>
          </draw:text-box>
        </draw:frame>
        <draw:g>
          <draw:custom-shape draw:style-name="gr59" draw:text-style-name="P1" draw:layer="layout" svg:width="14.75cm" svg:height="6cm" svg:x="10.5cm" svg:y="9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3.5cm" svg:y1="10.5cm" svg:x2="12.5cm" svg:y2="12cm">
            <text:p/>
          </draw:line>
          <draw:line draw:style-name="gr2" draw:text-style-name="P3" draw:layer="layout" svg:x1="13.501cm" svg:y1="10.5cm" svg:x2="14.501cm" svg:y2="12cm">
            <text:p/>
          </draw:line>
          <draw:line draw:style-name="gr2" draw:text-style-name="P2" draw:layer="layout" svg:x1="12.5cm" svg:y1="12cm" svg:x2="11.501cm" svg:y2="13.5cm">
            <text:p/>
          </draw:line>
          <draw:line draw:style-name="gr2" draw:text-style-name="P2" draw:layer="layout" svg:x1="14.5cm" svg:y1="12cm" svg:x2="15.5cm" svg:y2="13.5cm">
            <text:p/>
          </draw:line>
          <draw:line draw:style-name="gr2" draw:text-style-name="P2" draw:layer="layout" svg:x1="15.5cm" svg:y1="13.5cm" svg:x2="16.5cm" svg:y2="15cm">
            <text:p/>
          </draw:line>
          <draw:g>
            <draw:frame draw:style-name="gr56" draw:text-style-name="P12" draw:layer="layout" svg:width="0.807cm" svg:height="0.564cm" svg:x="13.25cm" svg:y="11.712cm">
              <draw:text-box>
                <text:p><text:span text:style-name="T3">+2</text:span></text:p>
              </draw:text-box>
            </draw:frame>
            <draw:custom-shape draw:style-name="gr35" draw:text-style-name="P15" draw:layer="layout" svg:width="1cm" svg:height="1cm" svg:x="13.957cm" svg:y="11.5cm">
              <text:p text:style-name="P4"><text:span text:style-name="T1">1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2.294cm" svg:y="10.212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13.001cm" svg:y="10cm">
              <text:p text:style-name="P4"><text:span text:style-name="T1">1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0.294cm" svg:y="13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1.001cm" svg:y="13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4.293cm" svg:y="13.212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15cm" svg:y="13cm">
              <text:p text:style-name="P4"><text:span text:style-name="T1">1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5.293cm" svg:y="14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6cm" svg:y="14.5cm">
              <text:p text:style-name="P4"><text:span text:style-name="T1">2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60" draw:text-style-name="P21" draw:layer="layout" svg:width="2.5cm" svg:height="2cm" svg:x="15.501cm" svg:y="11cm">
            <text:p text:style-name="P20"><text:span text:style-name="T4">Rot. Esq.</text:span></text:p>
            <text:p text:style-name="P20"><text:span text:style-name="T4">de 130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21.5cm" svg:y1="10.5cm" svg:x2="19.5cm" svg:y2="12cm">
            <text:p/>
          </draw:line>
          <draw:line draw:style-name="gr2" draw:text-style-name="P3" draw:layer="layout" svg:x1="21.5cm" svg:y1="10.5cm" svg:x2="23.5cm" svg:y2="12cm">
            <text:p/>
          </draw:line>
          <draw:line draw:style-name="gr2" draw:text-style-name="P2" draw:layer="layout" svg:x1="23.5cm" svg:y1="12cm" svg:x2="22.5cm" svg:y2="13.5cm">
            <text:p/>
          </draw:line>
          <draw:line draw:style-name="gr2" draw:text-style-name="P2" draw:layer="layout" svg:x1="19.501cm" svg:y1="12cm" svg:x2="18.501cm" svg:y2="13.538cm">
            <text:p/>
          </draw:line>
          <draw:line draw:style-name="gr2" draw:text-style-name="P2" draw:layer="layout" svg:x1="23.5cm" svg:y1="12cm" svg:x2="24.5cm" svg:y2="13.5cm">
            <text:p/>
          </draw:line>
          <draw:g>
            <draw:frame draw:style-name="gr56" draw:text-style-name="P12" draw:layer="layout" svg:width="0.807cm" svg:height="0.564cm" svg:x="20.293cm" svg:y="10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1cm" svg:y="10cm">
              <text:p text:style-name="P4"><text:span text:style-name="T1">1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3.293cm" svg:y="13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4cm" svg:y="13cm">
              <text:p text:style-name="P4"><text:span text:style-name="T1">2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7.294cm" svg:y="13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8.001cm" svg:y="13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1.25cm" svg:y="13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1.957cm" svg:y="13cm">
              <text:p text:style-name="P4"><text:span text:style-name="T1">1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2.293cm" svg:y="11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3cm" svg:y="11.5cm">
              <text:p text:style-name="P4"><text:span text:style-name="T1">1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2.501cm" svg:y1="12cm" svg:x2="13.5cm" svg:y2="13.5cm">
            <text:p/>
          </draw:line>
          <draw:g>
            <draw:frame draw:style-name="gr56" draw:text-style-name="P12" draw:layer="layout" svg:width="0.807cm" svg:height="0.564cm" svg:x="12.293cm" svg:y="13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3cm" svg:y="13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1.294cm" svg:y="11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2.001cm" svg:y="11.5cm">
              <text:p text:style-name="P4"><text:span text:style-name="T1">1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9.457cm" svg:y1="12cm" svg:x2="20.457cm" svg:y2="13.5cm">
            <text:p/>
          </draw:line>
          <draw:g>
            <draw:frame draw:style-name="gr56" draw:text-style-name="P12" draw:layer="layout" svg:width="0.807cm" svg:height="0.564cm" svg:x="19.25cm" svg:y="13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9.957cm" svg:y="13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8.267cm" svg:y="11.713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8.974cm" svg:y="11.501cm">
              <text:p text:style-name="P4"><text:span text:style-name="T1">1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  <draw:page draw:name="page9" draw:style-name="dp1" draw:master-page-name="Padrão">
        <draw:frame draw:style-name="gr61" draw:text-style-name="P6" draw:layer="layout" svg:width="7.75cm" svg:height="1.25cm" svg:x="9.25cm" svg:y="0.75cm">
          <draw:text-box>
            <text:p>imagens/avl15-add4.png</text:p>
          </draw:text-box>
        </draw:frame>
        <draw:frame draw:style-name="gr6" draw:text-style-name="P6" draw:layer="layout" svg:width="7.25cm" svg:height="0.962cm" svg:x="1.25cm" svg:y="0.788cm">
          <draw:text-box>
            <text:p>imagens/avl15.png</text:p>
          </draw:text-box>
        </draw:frame>
        <draw:g>
          <draw:custom-shape draw:style-name="gr62" draw:text-style-name="P1" draw:layer="layout" svg:width="4.5cm" svg:height="4.5cm" svg:x="1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4.5cm" svg:y1="2.5cm" svg:x2="3.5cm" svg:y2="4cm">
            <text:p/>
          </draw:line>
          <draw:line draw:style-name="gr2" draw:text-style-name="P3" draw:layer="layout" svg:x1="4.5cm" svg:y1="2.5cm" svg:x2="5.5cm" svg:y2="4cm">
            <text:p/>
          </draw:line>
          <draw:custom-shape draw:style-name="gr3" draw:text-style-name="P5" draw:layer="layout" svg:width="1cm" svg:height="1cm" svg:x="4cm" svg:y="2cm">
            <text:p text:style-name="P4"><text:span text:style-name="T1">4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14cm" svg:y1="4.038cm" svg:x2="2.514cm" svg:y2="5.576cm">
            <text:p/>
          </draw:line>
          <draw:line draw:style-name="gr2" draw:text-style-name="P2" draw:layer="layout" svg:x1="3.5cm" svg:y1="4cm" svg:x2="4.5cm" svg:y2="5.5cm">
            <text:p/>
          </draw:line>
          <draw:custom-shape draw:style-name="gr3" draw:text-style-name="P5" draw:layer="layout" svg:width="1cm" svg:height="1cm" svg:x="4cm" svg:y="5cm">
            <text:p text:style-name="P4"><text:span text:style-name="T1">2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cm" svg:y="5cm">
            <text:p text:style-name="P4"><text:span text:style-name="T1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5cm" svg:y="3.5cm">
            <text:p text:style-name="P4"><text:span text:style-name="T1">8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cm" svg:y="3.538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3" draw:text-style-name="P1" draw:layer="layout" svg:width="13.75cm" svg:height="6cm" svg:x="9.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3.5cm" svg:y1="2.5cm" svg:x2="12.5cm" svg:y2="4cm">
            <text:p/>
          </draw:line>
          <draw:line draw:style-name="gr2" draw:text-style-name="P3" draw:layer="layout" svg:x1="13.5cm" svg:y1="2.5cm" svg:x2="14.5cm" svg:y2="4cm">
            <text:p/>
          </draw:line>
          <draw:line draw:style-name="gr2" draw:text-style-name="P2" draw:layer="layout" svg:x1="12.5cm" svg:y1="4cm" svg:x2="13.5cm" svg:y2="5.5cm">
            <text:p/>
          </draw:line>
          <draw:line draw:style-name="gr2" draw:text-style-name="P2" draw:layer="layout" svg:x1="12.5cm" svg:y1="4cm" svg:x2="11.5cm" svg:y2="5.5cm">
            <text:p/>
          </draw:line>
          <draw:g>
            <draw:frame draw:style-name="gr56" draw:text-style-name="P12" draw:layer="layout" svg:width="0.807cm" svg:height="0.564cm" svg:x="13.293cm" svg:y="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4cm" svg:y="3.5cm">
              <text:p text:style-name="P4"><text:span text:style-name="T1">8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1.5cm" svg:y1="5.5cm" svg:x2="10.5cm" svg:y2="7cm">
            <text:p/>
          </draw:line>
          <draw:g>
            <draw:frame draw:style-name="gr56" draw:text-style-name="P12" draw:layer="layout" svg:width="0.807cm" svg:height="0.564cm" svg:x="11.266cm" svg:y="3.713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1.973cm" svg:y="3.501cm">
              <text:p text:style-name="P4"><text:span text:style-name="T1">1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2.293cm" svg:y="2.212cm">
              <draw:text-box>
                <text:p><text:span text:style-name="T3">-2</text:span></text:p>
              </draw:text-box>
            </draw:frame>
            <draw:custom-shape draw:style-name="gr35" draw:text-style-name="P15" draw:layer="layout" svg:width="1cm" svg:height="1cm" svg:x="13cm" svg:y="2cm">
              <text:p text:style-name="P4"><text:span text:style-name="T1">4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2.293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3cm" svg:y="5cm">
              <text:p text:style-name="P4"><text:span text:style-name="T1">2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0.293cm" svg:y="5.2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1cm" svg:y="5cm">
              <text:p text:style-name="P4"><text:span text:style-name="T1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9.293cm" svg:y="6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0cm" svg:y="6.5cm">
              <text:p text:style-name="P4"><text:span text:style-name="T1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64" draw:text-style-name="P21" draw:layer="layout" svg:width="2.5cm" svg:height="2cm" svg:x="15.5cm" svg:y="3cm">
            <text:p text:style-name="P20"><text:span text:style-name="T4">Rot. Dir.</text:span></text:p>
            <text:p text:style-name="P20"><text:span text:style-name="T4">de 42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20.5cm" svg:y1="2.5cm" svg:x2="19.5cm" svg:y2="4cm">
            <text:p/>
          </draw:line>
          <draw:line draw:style-name="gr2" draw:text-style-name="P3" draw:layer="layout" svg:x1="20.5cm" svg:y1="2.5cm" svg:x2="21.5cm" svg:y2="4cm">
            <text:p/>
          </draw:line>
          <draw:line draw:style-name="gr2" draw:text-style-name="P2" draw:layer="layout" svg:x1="21.5cm" svg:y1="4cm" svg:x2="20.5cm" svg:y2="5.5cm">
            <text:p/>
          </draw:line>
          <draw:line draw:style-name="gr2" draw:text-style-name="P2" draw:layer="layout" svg:x1="19.5cm" svg:y1="4cm" svg:x2="18.5cm" svg:y2="5.538cm">
            <text:p/>
          </draw:line>
          <draw:line draw:style-name="gr2" draw:text-style-name="P2" draw:layer="layout" svg:x1="21.5cm" svg:y1="4cm" svg:x2="22.5cm" svg:y2="5.5cm">
            <text:p/>
          </draw:line>
          <draw:g>
            <draw:frame draw:style-name="gr56" draw:text-style-name="P12" draw:layer="layout" svg:width="0.807cm" svg:height="0.564cm" svg:x="18.266cm" svg:y="3.713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8.973cm" svg:y="3.501cm">
              <text:p text:style-name="P4"><text:span text:style-name="T1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9.293cm" svg:y="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0cm" svg:y="2cm">
              <text:p text:style-name="P4"><text:span text:style-name="T1">1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1.293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2cm" svg:y="5cm">
              <text:p text:style-name="P4"><text:span text:style-name="T1">8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7.293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8cm" svg:y="5cm">
              <text:p text:style-name="P4"><text:span text:style-name="T1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9.25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9.957cm" svg:y="5cm">
              <text:p text:style-name="P4"><text:span text:style-name="T1">2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0.293cm" svg:y="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1cm" svg:y="3.5cm">
              <text:p text:style-name="P4"><text:span text:style-name="T1">4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6" draw:text-style-name="P6" draw:layer="layout" svg:width="7.25cm" svg:height="0.962cm" svg:x="1.25cm" svg:y="7.788cm">
          <draw:text-box>
            <text:p>imagens/avl16.png</text:p>
          </draw:text-box>
        </draw:frame>
        <draw:g>
          <draw:custom-shape draw:style-name="gr62" draw:text-style-name="P1" draw:layer="layout" svg:width="4.5cm" svg:height="4.5cm" svg:x="1.75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3.5cm" svg:y1="9.5cm" svg:x2="2.5cm" svg:y2="11cm">
            <text:p/>
          </draw:line>
          <draw:line draw:style-name="gr2" draw:text-style-name="P3" draw:layer="layout" svg:x1="3.5cm" svg:y1="9.5cm" svg:x2="4.5cm" svg:y2="11cm">
            <text:p/>
          </draw:line>
          <draw:custom-shape draw:style-name="gr3" draw:text-style-name="P5" draw:layer="layout" svg:width="1cm" svg:height="1cm" svg:x="3cm" svg:y="9cm">
            <text:p text:style-name="P4"><text:span text:style-name="T1">4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514cm" svg:y1="11.038cm" svg:x2="3.514cm" svg:y2="12.576cm">
            <text:p/>
          </draw:line>
          <draw:line draw:style-name="gr2" draw:text-style-name="P2" draw:layer="layout" svg:x1="4.5cm" svg:y1="11cm" svg:x2="5.5cm" svg:y2="12.5cm">
            <text:p/>
          </draw:line>
          <draw:custom-shape draw:style-name="gr3" draw:text-style-name="P5" draw:layer="layout" svg:width="1cm" svg:height="1cm" svg:x="5cm" svg:y="12cm">
            <text:p text:style-name="P4"><text:span text:style-name="T1">9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cm" svg:y="12cm">
            <text:p text:style-name="P4"><text:span text:style-name="T1">6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4cm" svg:y="10.5cm">
            <text:p text:style-name="P4"><text:span text:style-name="T1">8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cm" svg:y="10.5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6" draw:layer="layout" svg:width="9.25cm" svg:height="1cm" svg:x="9.25cm" svg:y="7.75cm">
          <draw:text-box>
            <text:p>imagens/avl16-add90.png</text:p>
          </draw:text-box>
        </draw:frame>
        <draw:g>
          <draw:custom-shape draw:style-name="gr65" draw:text-style-name="P1" draw:layer="layout" svg:width="12.75cm" svg:height="6cm" svg:x="9.5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1.5cm" svg:y1="9.5cm" svg:x2="10.5cm" svg:y2="11cm">
            <text:p/>
          </draw:line>
          <draw:line draw:style-name="gr2" draw:text-style-name="P3" draw:layer="layout" svg:x1="11.5cm" svg:y1="9.5cm" svg:x2="12.5cm" svg:y2="11cm">
            <text:p/>
          </draw:line>
          <draw:line draw:style-name="gr2" draw:text-style-name="P2" draw:layer="layout" svg:x1="12.5cm" svg:y1="11cm" svg:x2="13.5cm" svg:y2="12.5cm">
            <text:p/>
          </draw:line>
          <draw:line draw:style-name="gr2" draw:text-style-name="P2" draw:layer="layout" svg:x1="12.5cm" svg:y1="11cm" svg:x2="11.5cm" svg:y2="12.5cm">
            <text:p/>
          </draw:line>
          <draw:g>
            <draw:frame draw:style-name="gr56" draw:text-style-name="P12" draw:layer="layout" svg:width="0.807cm" svg:height="0.564cm" svg:x="11.293cm" svg:y="10.712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12cm" svg:y="10.5cm">
              <text:p text:style-name="P4"><text:span text:style-name="T1">8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3.5cm" svg:y1="12.5cm" svg:x2="12.5cm" svg:y2="14cm">
            <text:p/>
          </draw:line>
          <draw:g>
            <draw:frame draw:style-name="gr56" draw:text-style-name="P12" draw:layer="layout" svg:width="0.807cm" svg:height="0.564cm" svg:x="9.266cm" svg:y="10.713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9.973cm" svg:y="10.501cm">
              <text:p text:style-name="P4"><text:span text:style-name="T1">1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0.293cm" svg:y="9.212cm">
              <draw:text-box>
                <text:p><text:span text:style-name="T3">+2</text:span></text:p>
              </draw:text-box>
            </draw:frame>
            <draw:custom-shape draw:style-name="gr35" draw:text-style-name="P15" draw:layer="layout" svg:width="1cm" svg:height="1cm" svg:x="11cm" svg:y="9cm">
              <text:p text:style-name="P4"><text:span text:style-name="T1">4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2.293cm" svg:y="12.2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3cm" svg:y="12cm">
              <text:p text:style-name="P4"><text:span text:style-name="T1">9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0.293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1cm" svg:y="12cm">
              <text:p text:style-name="P4"><text:span text:style-name="T1">6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1.293cm" svg:y="1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2cm" svg:y="13.5cm">
              <text:p text:style-name="P4"><text:span text:style-name="T1">9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66" draw:text-style-name="P21" draw:layer="layout" svg:width="2.5cm" svg:height="2cm" svg:x="13.5cm" svg:y="10cm">
            <text:p text:style-name="P20"><text:span text:style-name="T4">Rot. Esq.</text:span></text:p>
            <text:p text:style-name="P20"><text:span text:style-name="T4">de 42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19.5cm" svg:y1="9.5cm" svg:x2="17.5cm" svg:y2="11cm">
            <text:p/>
          </draw:line>
          <draw:line draw:style-name="gr2" draw:text-style-name="P3" draw:layer="layout" svg:x1="19.5cm" svg:y1="9.5cm" svg:x2="21.5cm" svg:y2="11cm">
            <text:p/>
          </draw:line>
          <draw:line draw:style-name="gr2" draw:text-style-name="P2" draw:layer="layout" svg:x1="17.5cm" svg:y1="11cm" svg:x2="18.5cm" svg:y2="12.5cm">
            <text:p/>
          </draw:line>
          <draw:line draw:style-name="gr2" draw:text-style-name="P2" draw:layer="layout" svg:x1="17.5cm" svg:y1="11cm" svg:x2="16.5cm" svg:y2="12.538cm">
            <text:p/>
          </draw:line>
          <draw:line draw:style-name="gr2" draw:text-style-name="P2" draw:layer="layout" svg:x1="21.5cm" svg:y1="11cm" svg:x2="20.5cm" svg:y2="12.5cm">
            <text:p/>
          </draw:line>
          <draw:g>
            <draw:frame draw:style-name="gr56" draw:text-style-name="P12" draw:layer="layout" svg:width="0.807cm" svg:height="0.564cm" svg:x="16.266cm" svg:y="10.713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6.973cm" svg:y="10.501cm">
              <text:p text:style-name="P4"><text:span text:style-name="T1">4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8.293cm" svg:y="9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9cm" svg:y="9cm">
              <text:p text:style-name="P4"><text:span text:style-name="T1">8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9.293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0cm" svg:y="12cm">
              <text:p text:style-name="P4"><text:span text:style-name="T1">9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5.293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6cm" svg:y="12cm">
              <text:p text:style-name="P4"><text:span text:style-name="T1">1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7.25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7.957cm" svg:y="12cm">
              <text:p text:style-name="P4"><text:span text:style-name="T1">6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0.293cm" svg:y="10.7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21cm" svg:y="10.5cm">
              <text:p text:style-name="P4"><text:span text:style-name="T1">9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  <draw:page draw:name="page10" draw:style-name="dp1" draw:master-page-name="Padrão">
        <draw:frame draw:style-name="gr16" draw:text-style-name="P6" draw:layer="layout" svg:width="10.75cm" svg:height="1cm" svg:x="1cm" svg:y="1cm">
          <draw:text-box>
            <text:p>imagens/rot_dup_esq_dir.png</text:p>
          </draw:text-box>
        </draw:frame>
        <draw:frame draw:style-name="gr16" draw:text-style-name="P6" draw:layer="layout" svg:width="10.75cm" svg:height="1cm" svg:x="1.25cm" svg:y="8.75cm">
          <draw:text-box>
            <text:p>imagens/rot_dup_esq_dir0.png</text:p>
          </draw:text-box>
        </draw:frame>
        <draw:g>
          <draw:custom-shape draw:style-name="gr67" draw:text-style-name="P1" draw:layer="layout" svg:width="16.5cm" svg:height="6cm" svg:x="1.5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4.25cm" svg:y1="2.712cm" svg:x2="3.25cm" svg:y2="4.25cm">
            <text:p/>
          </draw:line>
          <draw:line draw:style-name="gr2" draw:text-style-name="P3" draw:layer="layout" svg:x1="4.25cm" svg:y1="2.712cm" svg:x2="5.25cm" svg:y2="4.25cm">
            <text:p/>
          </draw:line>
          <draw:custom-shape draw:style-name="gr35" draw:text-style-name="P15" draw:layer="layout" svg:width="1cm" svg:height="1cm" svg:x="3.75cm" svg:y="2.212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264cm" svg:y1="4.25cm" svg:x2="2.264cm" svg:y2="5.788cm">
            <text:p/>
          </draw:line>
          <draw:line draw:style-name="gr2" draw:text-style-name="P2" draw:layer="layout" svg:x1="3.25cm" svg:y1="4.25cm" svg:x2="4.25cm" svg:y2="5.75cm">
            <text:p/>
          </draw:line>
          <draw:custom-shape draw:style-name="gr25" draw:text-style-name="P13" draw:layer="layout" svg:width="1cm" svg:height="1cm" svg:x="2.75cm" svg:y="3.75cm">
            <text:p text:style-name="P4"><text:span text:style-name="T1">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16" draw:layer="layout" svg:width="1cm" svg:height="1cm" svg:x="1.75cm" svg:y="5.212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9" draw:text-style-name="P22" draw:layer="layout" svg:width="1cm" svg:height="1cm" svg:x="4.75cm" svg:y="3.712cm">
            <text:p text:style-name="P16"><text:span text:style-name="T1">T4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14.25cm" svg:y1="2.75cm" svg:x2="12.25cm" svg:y2="4.25cm">
            <text:p/>
          </draw:line>
          <draw:line draw:style-name="gr2" draw:text-style-name="P3" draw:layer="layout" svg:x1="14.25cm" svg:y1="2.712cm" svg:x2="16.25cm" svg:y2="4.25cm">
            <text:p/>
          </draw:line>
          <draw:line draw:style-name="gr2" draw:text-style-name="P2" draw:layer="layout" svg:x1="16.25cm" svg:y1="4.25cm" svg:x2="15.25cm" svg:y2="5.788cm">
            <text:p/>
          </draw:line>
          <draw:line draw:style-name="gr2" draw:text-style-name="P2" draw:layer="layout" svg:x1="16.236cm" svg:y1="4.25cm" svg:x2="17.236cm" svg:y2="5.75cm">
            <text:p/>
          </draw:line>
          <draw:custom-shape draw:style-name="gr25" draw:text-style-name="P13" draw:layer="layout" svg:width="1cm" svg:height="1cm" svg:x="15.75cm" svg:y="3.75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18" draw:layer="layout" svg:width="1cm" svg:height="1cm" svg:x="14.75cm" svg:y="5.212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13" draw:layer="layout" svg:width="1cm" svg:height="1cm" svg:x="13.75cm" svg:y="2.25cm">
            <text:p text:style-name="P4"><text:span text:style-name="T1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19" draw:layer="layout" svg:width="4cm" svg:height="2cm" svg:x="6.75cm" svg:y="3.212cm">
            <text:p text:style-name="P16"><text:span text:style-name="T1">rotação dupla</text:span></text:p>
            <text:p text:style-name="P16"><text:span text:style-name="T1">esq.-dir. de 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4.25cm" svg:y1="5.75cm" svg:x2="3.25cm" svg:y2="7.288cm">
            <text:p/>
          </draw:line>
          <draw:line draw:style-name="gr2" draw:text-style-name="P3" draw:layer="layout" svg:x1="4.25cm" svg:y1="5.75cm" svg:x2="5.25cm" svg:y2="7.288cm">
            <text:p/>
          </draw:line>
          <draw:custom-shape draw:style-name="gr25" draw:text-style-name="P13" draw:layer="layout" svg:width="1cm" svg:height="1cm" svg:x="3.75cm" svg:y="5.25cm">
            <text:p text:style-name="P4"><text:span text:style-name="T1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17" draw:layer="layout" svg:width="1cm" svg:height="1cm" svg:x="2.75cm" svg:y="6.75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3" draw:text-style-name="P18" draw:layer="layout" svg:width="1cm" svg:height="1cm" svg:x="4.75cm" svg:y="6.75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4" draw:text-style-name="P22" draw:layer="layout" svg:width="1cm" svg:height="1cm" svg:x="16.75cm" svg:y="5.25cm">
            <text:p text:style-name="P16"><text:span text:style-name="T1">T4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12.25cm" svg:y1="4.25cm" svg:x2="11.25cm" svg:y2="5.788cm">
            <text:p/>
          </draw:line>
          <draw:line draw:style-name="gr2" draw:text-style-name="P2" draw:layer="layout" svg:x1="12.236cm" svg:y1="4.25cm" svg:x2="13.236cm" svg:y2="5.75cm">
            <text:p/>
          </draw:line>
          <draw:custom-shape draw:style-name="gr75" draw:text-style-name="P17" draw:layer="layout" svg:width="1cm" svg:height="1cm" svg:x="12.75cm" svg:y="5.212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13" draw:layer="layout" svg:width="1cm" svg:height="1cm" svg:x="11.75cm" svg:y="3.75cm">
            <text:p text:style-name="P4"><text:span text:style-name="T1">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16" draw:layer="layout" svg:width="1cm" svg:height="1cm" svg:x="10.75cm" svg:y="5.25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8" draw:text-style-name="P12" draw:layer="layout" svg:width="0.807cm" svg:height="0.564cm" svg:x="3.094cm" svg:y="2.386cm">
            <draw:text-box>
              <text:p><text:span text:style-name="T3">-2</text:span></text:p>
            </draw:text-box>
          </draw:frame>
          <draw:frame draw:style-name="gr28" draw:text-style-name="P12" draw:layer="layout" svg:width="0.807cm" svg:height="0.564cm" svg:x="2.044cm" svg:y="3.95cm">
            <draw:text-box>
              <text:p><text:span text:style-name="T3">+1</text:span></text:p>
            </draw:text-box>
          </draw:frame>
        </draw:g>
        <draw:g>
          <draw:custom-shape draw:style-name="gr77" draw:text-style-name="P1" draw:layer="layout" svg:width="25.5cm" svg:height="6cm" svg:x="1.75cm" svg:y="9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4.5cm" svg:y1="10.462cm" svg:x2="3.5cm" svg:y2="12cm">
            <text:p/>
          </draw:line>
          <draw:line draw:style-name="gr2" draw:text-style-name="P3" draw:layer="layout" svg:x1="4.5cm" svg:y1="10.462cm" svg:x2="5.5cm" svg:y2="12cm">
            <text:p/>
          </draw:line>
          <draw:custom-shape draw:style-name="gr35" draw:text-style-name="P15" draw:layer="layout" svg:width="1cm" svg:height="1cm" svg:x="4cm" svg:y="9.962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14cm" svg:y1="12cm" svg:x2="2.514cm" svg:y2="13.538cm">
            <text:p/>
          </draw:line>
          <draw:line draw:style-name="gr2" draw:text-style-name="P2" draw:layer="layout" svg:x1="3.5cm" svg:y1="12cm" svg:x2="4.5cm" svg:y2="13.5cm">
            <text:p/>
          </draw:line>
          <draw:custom-shape draw:style-name="gr25" draw:text-style-name="P13" draw:layer="layout" svg:width="1cm" svg:height="1cm" svg:x="3cm" svg:y="11.5cm">
            <text:p text:style-name="P4"><text:span text:style-name="T1">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16" draw:layer="layout" svg:width="1cm" svg:height="1cm" svg:x="2cm" svg:y="12.962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9" draw:text-style-name="P22" draw:layer="layout" svg:width="1cm" svg:height="1cm" svg:x="5cm" svg:y="11.462cm">
            <text:p text:style-name="P16"><text:span text:style-name="T1">T4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4.5cm" svg:y1="13.5cm" svg:x2="3.5cm" svg:y2="15.038cm">
            <text:p/>
          </draw:line>
          <draw:line draw:style-name="gr2" draw:text-style-name="P3" draw:layer="layout" svg:x1="4.5cm" svg:y1="13.5cm" svg:x2="5.5cm" svg:y2="15.038cm">
            <text:p/>
          </draw:line>
          <draw:custom-shape draw:style-name="gr25" draw:text-style-name="P13" draw:layer="layout" svg:width="1cm" svg:height="1cm" svg:x="4cm" svg:y="13cm">
            <text:p text:style-name="P4"><text:span text:style-name="T1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0" draw:text-style-name="P17" draw:layer="layout" svg:width="1cm" svg:height="1cm" svg:x="3cm" svg:y="14.5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1" draw:text-style-name="P18" draw:layer="layout" svg:width="1cm" svg:height="1cm" svg:x="5cm" svg:y="14.5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2" draw:text-style-name="P19" draw:layer="layout" svg:width="4cm" svg:height="2cm" svg:x="7.001cm" svg:y="10.963cm">
            <text:p text:style-name="P16"><text:span text:style-name="T1">rotação simples</text:span></text:p>
            <text:p text:style-name="P16"><text:span text:style-name="T1">esquerda de u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23.5cm" svg:y1="10.5cm" svg:x2="21.5cm" svg:y2="12cm">
            <text:p/>
          </draw:line>
          <draw:line draw:style-name="gr2" draw:text-style-name="P3" draw:layer="layout" svg:x1="23.5cm" svg:y1="10.462cm" svg:x2="25.5cm" svg:y2="12cm">
            <text:p/>
          </draw:line>
          <draw:line draw:style-name="gr2" draw:text-style-name="P2" draw:layer="layout" svg:x1="25.5cm" svg:y1="12cm" svg:x2="24.5cm" svg:y2="13.538cm">
            <text:p/>
          </draw:line>
          <draw:line draw:style-name="gr2" draw:text-style-name="P2" draw:layer="layout" svg:x1="25.486cm" svg:y1="12cm" svg:x2="26.486cm" svg:y2="13.5cm">
            <text:p/>
          </draw:line>
          <draw:custom-shape draw:style-name="gr25" draw:text-style-name="P13" draw:layer="layout" svg:width="1cm" svg:height="1cm" svg:x="25cm" svg:y="11.5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3" draw:text-style-name="P18" draw:layer="layout" svg:width="1cm" svg:height="1cm" svg:x="24cm" svg:y="12.962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13" draw:layer="layout" svg:width="1cm" svg:height="1cm" svg:x="23cm" svg:y="10cm">
            <text:p text:style-name="P4"><text:span text:style-name="T1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19" draw:layer="layout" svg:width="4cm" svg:height="2cm" svg:x="16cm" svg:y="10.962cm">
            <text:p text:style-name="P16"><text:span text:style-name="T1">rotação simples</text:span></text:p>
            <text:p text:style-name="P16"><text:span text:style-name="T1">direita de 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5" draw:text-style-name="P22" draw:layer="layout" svg:width="1cm" svg:height="1cm" svg:x="26cm" svg:y="13cm">
            <text:p text:style-name="P16"><text:span text:style-name="T1">T4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21.5cm" svg:y1="12cm" svg:x2="20.5cm" svg:y2="13.538cm">
            <text:p/>
          </draw:line>
          <draw:line draw:style-name="gr2" draw:text-style-name="P2" draw:layer="layout" svg:x1="21.486cm" svg:y1="12cm" svg:x2="22.486cm" svg:y2="13.5cm">
            <text:p/>
          </draw:line>
          <draw:custom-shape draw:style-name="gr86" draw:text-style-name="P17" draw:layer="layout" svg:width="1cm" svg:height="1cm" svg:x="22cm" svg:y="12.962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13" draw:layer="layout" svg:width="1cm" svg:height="1cm" svg:x="21cm" svg:y="11.5cm">
            <text:p text:style-name="P4"><text:span text:style-name="T1">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7" draw:text-style-name="P16" draw:layer="layout" svg:width="1cm" svg:height="1cm" svg:x="20cm" svg:y="13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14cm" svg:y1="10.462cm" svg:x2="13cm" svg:y2="12cm">
            <text:p/>
          </draw:line>
          <draw:line draw:style-name="gr2" draw:text-style-name="P3" draw:layer="layout" svg:x1="14cm" svg:y1="10.462cm" svg:x2="15cm" svg:y2="12cm">
            <text:p/>
          </draw:line>
          <draw:custom-shape draw:style-name="gr35" draw:text-style-name="P15" draw:layer="layout" svg:width="1cm" svg:height="1cm" svg:x="13.5cm" svg:y="9.962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014cm" svg:y1="13.538cm" svg:x2="11.014cm" svg:y2="15.076cm">
            <text:p/>
          </draw:line>
          <draw:line draw:style-name="gr2" draw:text-style-name="P2" draw:layer="layout" svg:x1="13cm" svg:y1="12cm" svg:x2="14cm" svg:y2="13.5cm">
            <text:p/>
          </draw:line>
          <draw:custom-shape draw:style-name="gr88" draw:text-style-name="P16" draw:layer="layout" svg:width="1cm" svg:height="1cm" svg:x="10.5cm" svg:y="14.5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9" draw:text-style-name="P22" draw:layer="layout" svg:width="1cm" svg:height="1cm" svg:x="14.5cm" svg:y="11.462cm">
            <text:p text:style-name="P16"><text:span text:style-name="T1">T4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12cm" svg:y1="13.5cm" svg:x2="13cm" svg:y2="15.038cm">
            <text:p/>
          </draw:line>
          <draw:line draw:style-name="gr2" draw:text-style-name="P3" draw:layer="layout" svg:x1="13cm" svg:y1="12cm" svg:x2="12cm" svg:y2="13.5cm">
            <text:p/>
          </draw:line>
          <draw:custom-shape draw:style-name="gr25" draw:text-style-name="P13" draw:layer="layout" svg:width="1cm" svg:height="1cm" svg:x="12.5cm" svg:y="11.5cm">
            <text:p text:style-name="P4"><text:span text:style-name="T1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0" draw:text-style-name="P17" draw:layer="layout" svg:width="1cm" svg:height="1cm" svg:x="12.5cm" svg:y="14.5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1" draw:text-style-name="P18" draw:layer="layout" svg:width="1cm" svg:height="1cm" svg:x="13.5cm" svg:y="13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13" draw:layer="layout" svg:width="1cm" svg:height="1cm" svg:x="11.5cm" svg:y="13.038cm">
            <text:p text:style-name="P4"><text:span text:style-name="T1">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3.393cm" svg:y="10.2cm">
            <draw:text-box>
              <text:p><text:span text:style-name="T3">-2</text:span></text:p>
            </draw:text-box>
          </draw:frame>
          <draw:frame draw:style-name="gr28" draw:text-style-name="P12" draw:layer="layout" svg:width="0.807cm" svg:height="0.564cm" svg:x="2.343cm" svg:y="11.664cm">
            <draw:text-box>
              <text:p><text:span text:style-name="T3">+1</text:span></text:p>
            </draw:text-box>
          </draw:frame>
        </draw:g>
      </draw:page>
      <draw:page draw:name="page11" draw:style-name="dp1" draw:master-page-name="Padrão">
        <draw:frame draw:style-name="gr16" draw:text-style-name="P6" draw:layer="layout" svg:width="10.75cm" svg:height="1cm" svg:x="1cm" svg:y="1cm">
          <draw:text-box>
            <text:p>imagens/rot_dup_dir_esq.png</text:p>
          </draw:text-box>
        </draw:frame>
        <draw:frame draw:style-name="gr16" draw:text-style-name="P6" draw:layer="layout" svg:width="10.75cm" svg:height="1cm" svg:x="1.25cm" svg:y="8.75cm">
          <draw:text-box>
            <text:p>imagens/rot_dup_dir_esq0.png</text:p>
          </draw:text-box>
        </draw:frame>
        <draw:g>
          <draw:custom-shape draw:style-name="gr92" draw:text-style-name="P1" draw:layer="layout" svg:width="15.5cm" svg:height="6cm" svg:x="0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2.5cm" svg:y1="2.462cm" svg:x2="1.5cm" svg:y2="4cm">
            <text:p/>
          </draw:line>
          <draw:line draw:style-name="gr2" draw:text-style-name="P3" draw:layer="layout" svg:x1="2.5cm" svg:y1="2.462cm" svg:x2="3.5cm" svg:y2="4cm">
            <text:p/>
          </draw:line>
          <draw:custom-shape draw:style-name="gr35" draw:text-style-name="P15" draw:layer="layout" svg:width="1cm" svg:height="1cm" svg:x="2cm" svg:y="1.962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cm" svg:y1="4cm" svg:x2="4.5cm" svg:y2="5.5cm">
            <text:p/>
          </draw:line>
          <draw:line draw:style-name="gr2" draw:text-style-name="P2" draw:layer="layout" svg:x1="3.5cm" svg:y1="4cm" svg:x2="2.5cm" svg:y2="5.5cm">
            <text:p/>
          </draw:line>
          <draw:custom-shape draw:style-name="gr25" draw:text-style-name="P13" draw:layer="layout" svg:width="1cm" svg:height="1cm" svg:x="3cm" svg:y="3.5cm">
            <text:p text:style-name="P4"><text:span text:style-name="T1">z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16" draw:layer="layout" svg:width="1cm" svg:height="1cm" svg:x="1cm" svg:y="3.5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4" draw:text-style-name="P22" draw:layer="layout" svg:width="1cm" svg:height="1cm" svg:x="4cm" svg:y="5cm">
            <text:p text:style-name="P16"><text:span text:style-name="T1">T4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5" draw:text-style-name="P19" draw:layer="layout" svg:width="4cm" svg:height="2cm" svg:x="5cm" svg:y="2.962cm">
            <text:p text:style-name="P16"><text:span text:style-name="T1">rotação dupla</text:span></text:p>
            <text:p text:style-name="P16"><text:span text:style-name="T1">dir.-esq. de 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2.5cm" svg:y1="5.5cm" svg:x2="1.5cm" svg:y2="7.038cm">
            <text:p/>
          </draw:line>
          <draw:line draw:style-name="gr2" draw:text-style-name="P3" draw:layer="layout" svg:x1="2.5cm" svg:y1="5.5cm" svg:x2="3.5cm" svg:y2="7.038cm">
            <text:p/>
          </draw:line>
          <draw:custom-shape draw:style-name="gr25" draw:text-style-name="P13" draw:layer="layout" svg:width="1cm" svg:height="1cm" svg:x="2cm" svg:y="5cm">
            <text:p text:style-name="P4"><text:span text:style-name="T1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6" draw:text-style-name="P17" draw:layer="layout" svg:width="1cm" svg:height="1cm" svg:x="1cm" svg:y="6.5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7" draw:text-style-name="P18" draw:layer="layout" svg:width="1cm" svg:height="1cm" svg:x="3cm" svg:y="6.5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8" draw:text-style-name="P12" draw:layer="layout" svg:width="0.807cm" svg:height="0.564cm" svg:x="1.344cm" svg:y="2.136cm">
            <draw:text-box>
              <text:p><text:span text:style-name="T3">+2</text:span></text:p>
            </draw:text-box>
          </draw:frame>
          <draw:frame draw:style-name="gr28" draw:text-style-name="P12" draw:layer="layout" svg:width="0.807cm" svg:height="0.564cm" svg:x="2.294cm" svg:y="3.7cm">
            <draw:text-box>
              <text:p><text:span text:style-name="T3">-1</text:span></text:p>
            </draw:text-box>
          </draw:frame>
          <draw:line draw:style-name="gr2" draw:text-style-name="P2" draw:layer="measurelines" svg:x1="12.501cm" svg:y1="2.501cm" svg:x2="10.501cm" svg:y2="4.001cm">
            <text:p/>
          </draw:line>
          <draw:line draw:style-name="gr2" draw:text-style-name="P3" draw:layer="measurelines" svg:x1="12.501cm" svg:y1="2.463cm" svg:x2="14.501cm" svg:y2="4.001cm">
            <text:p/>
          </draw:line>
          <draw:line draw:style-name="gr2" draw:text-style-name="P2" draw:layer="measurelines" svg:x1="14.501cm" svg:y1="4.001cm" svg:x2="13.501cm" svg:y2="5.539cm">
            <text:p/>
          </draw:line>
          <draw:line draw:style-name="gr2" draw:text-style-name="P2" draw:layer="measurelines" svg:x1="14.487cm" svg:y1="4.001cm" svg:x2="15.487cm" svg:y2="5.501cm">
            <text:p/>
          </draw:line>
          <draw:custom-shape draw:style-name="gr25" draw:text-style-name="P13" draw:layer="measurelines" svg:width="1cm" svg:height="1cm" svg:x="14.001cm" svg:y="3.501cm">
            <text:p text:style-name="P4"><text:span text:style-name="T1">z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18" draw:layer="measurelines" svg:width="1cm" svg:height="1cm" svg:x="13.001cm" svg:y="4.963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13" draw:layer="measurelines" svg:width="1cm" svg:height="1cm" svg:x="12.001cm" svg:y="2.001cm">
            <text:p text:style-name="P4"><text:span text:style-name="T1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22" draw:layer="measurelines" svg:width="1cm" svg:height="1cm" svg:x="15.001cm" svg:y="5.001cm">
            <text:p text:style-name="P16"><text:span text:style-name="T1">T4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measurelines" svg:x1="10.501cm" svg:y1="4.001cm" svg:x2="9.501cm" svg:y2="5.539cm">
            <text:p/>
          </draw:line>
          <draw:line draw:style-name="gr2" draw:text-style-name="P2" draw:layer="measurelines" svg:x1="10.487cm" svg:y1="4.001cm" svg:x2="11.487cm" svg:y2="5.501cm">
            <text:p/>
          </draw:line>
          <draw:custom-shape draw:style-name="gr100" draw:text-style-name="P17" draw:layer="measurelines" svg:width="1cm" svg:height="1cm" svg:x="11.001cm" svg:y="4.963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13" draw:layer="measurelines" svg:width="1cm" svg:height="1cm" svg:x="10.001cm" svg:y="3.501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16" draw:layer="measurelines" svg:width="1cm" svg:height="1cm" svg:x="9.001cm" svg:y="5.001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02" draw:text-style-name="P1" draw:layer="layout" svg:width="24.5cm" svg:height="6cm" svg:x="0.75cm" svg:y="9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21.5cm" svg:y1="10.5cm" svg:x2="19.5cm" svg:y2="12cm">
            <text:p/>
          </draw:line>
          <draw:line draw:style-name="gr2" draw:text-style-name="P3" draw:layer="layout" svg:x1="21.5cm" svg:y1="10.462cm" svg:x2="23.5cm" svg:y2="12cm">
            <text:p/>
          </draw:line>
          <draw:line draw:style-name="gr2" draw:text-style-name="P2" draw:layer="layout" svg:x1="23.5cm" svg:y1="12cm" svg:x2="22.5cm" svg:y2="13.538cm">
            <text:p/>
          </draw:line>
          <draw:line draw:style-name="gr2" draw:text-style-name="P2" draw:layer="layout" svg:x1="23.486cm" svg:y1="12cm" svg:x2="24.486cm" svg:y2="13.5cm">
            <text:p/>
          </draw:line>
          <draw:custom-shape draw:style-name="gr25" draw:text-style-name="P13" draw:layer="layout" svg:width="1cm" svg:height="1cm" svg:x="23cm" svg:y="11.5cm">
            <text:p text:style-name="P4"><text:span text:style-name="T1">z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18" draw:layer="layout" svg:width="1cm" svg:height="1cm" svg:x="22cm" svg:y="12.962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13" draw:layer="layout" svg:width="1cm" svg:height="1cm" svg:x="21cm" svg:y="10cm">
            <text:p text:style-name="P4"><text:span text:style-name="T1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22" draw:layer="layout" svg:width="1cm" svg:height="1cm" svg:x="24cm" svg:y="13cm">
            <text:p text:style-name="P16"><text:span text:style-name="T1">T4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19.5cm" svg:y1="12cm" svg:x2="18.5cm" svg:y2="13.538cm">
            <text:p/>
          </draw:line>
          <draw:line draw:style-name="gr2" draw:text-style-name="P2" draw:layer="layout" svg:x1="19.486cm" svg:y1="12cm" svg:x2="20.486cm" svg:y2="13.5cm">
            <text:p/>
          </draw:line>
          <draw:custom-shape draw:style-name="gr105" draw:text-style-name="P17" draw:layer="layout" svg:width="1cm" svg:height="1cm" svg:x="20cm" svg:y="12.962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13" draw:layer="layout" svg:width="1cm" svg:height="1cm" svg:x="19cm" svg:y="11.5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6" draw:text-style-name="P16" draw:layer="layout" svg:width="1cm" svg:height="1cm" svg:x="18cm" svg:y="13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07" draw:text-style-name="P19" draw:layer="layout" svg:width="4cm" svg:height="2cm" svg:x="5.001cm" svg:y="10.963cm">
            <text:p text:style-name="P16"><text:span text:style-name="T1">rotação simples</text:span></text:p>
            <text:p text:style-name="P16"><text:span text:style-name="T1">direita de z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8" draw:text-style-name="P19" draw:layer="layout" svg:width="4cm" svg:height="2cm" svg:x="14cm" svg:y="10.962cm">
            <text:p text:style-name="P16"><text:span text:style-name="T1">rotação simples</text:span></text:p>
            <text:p text:style-name="P16"><text:span text:style-name="T1">esquerda de 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measurelines" svg:x1="2.5cm" svg:y1="10.462cm" svg:x2="1.5cm" svg:y2="12cm">
            <text:p/>
          </draw:line>
          <draw:line draw:style-name="gr2" draw:text-style-name="P3" draw:layer="measurelines" svg:x1="2.5cm" svg:y1="10.462cm" svg:x2="3.5cm" svg:y2="12cm">
            <text:p/>
          </draw:line>
          <draw:line draw:style-name="gr2" draw:text-style-name="P2" draw:layer="measurelines" svg:x1="3.5cm" svg:y1="12cm" svg:x2="4.5cm" svg:y2="13.5cm">
            <text:p/>
          </draw:line>
          <draw:line draw:style-name="gr2" draw:text-style-name="P2" draw:layer="measurelines" svg:x1="3.5cm" svg:y1="12cm" svg:x2="2.5cm" svg:y2="13.5cm">
            <text:p/>
          </draw:line>
          <draw:custom-shape draw:style-name="gr25" draw:text-style-name="P13" draw:layer="measurelines" svg:width="1cm" svg:height="1cm" svg:x="3cm" svg:y="11.5cm">
            <text:p text:style-name="P4"><text:span text:style-name="T1">z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9" draw:text-style-name="P16" draw:layer="measurelines" svg:width="1cm" svg:height="1cm" svg:x="1cm" svg:y="11.5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0" draw:text-style-name="P22" draw:layer="measurelines" svg:width="1cm" svg:height="1cm" svg:x="4cm" svg:y="13cm">
            <text:p text:style-name="P16"><text:span text:style-name="T1">T4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measurelines" svg:x1="2.5cm" svg:y1="13.5cm" svg:x2="1.5cm" svg:y2="15.038cm">
            <text:p/>
          </draw:line>
          <draw:line draw:style-name="gr2" draw:text-style-name="P3" draw:layer="measurelines" svg:x1="2.5cm" svg:y1="13.5cm" svg:x2="3.5cm" svg:y2="15.038cm">
            <text:p/>
          </draw:line>
          <draw:custom-shape draw:style-name="gr25" draw:text-style-name="P13" draw:layer="measurelines" svg:width="1cm" svg:height="1cm" svg:x="2cm" svg:y="13cm">
            <text:p text:style-name="P4"><text:span text:style-name="T1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1" draw:text-style-name="P17" draw:layer="measurelines" svg:width="1cm" svg:height="1cm" svg:x="1cm" svg:y="14.5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2" draw:text-style-name="P18" draw:layer="measurelines" svg:width="1cm" svg:height="1cm" svg:x="3cm" svg:y="14.5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8" draw:text-style-name="P12" draw:layer="measurelines" svg:width="0.807cm" svg:height="0.564cm" svg:x="1.344cm" svg:y="10.136cm">
            <draw:text-box>
              <text:p><text:span text:style-name="T3">+2</text:span></text:p>
            </draw:text-box>
          </draw:frame>
          <draw:frame draw:style-name="gr28" draw:text-style-name="P12" draw:layer="measurelines" svg:width="0.807cm" svg:height="0.564cm" svg:x="2.294cm" svg:y="11.7cm">
            <draw:text-box>
              <text:p><text:span text:style-name="T3">-1</text:span></text:p>
            </draw:text-box>
          </draw:frame>
          <draw:custom-shape draw:style-name="gr35" draw:text-style-name="P15" draw:layer="layout" svg:width="1cm" svg:height="1cm" svg:x="2cm" svg:y="9.962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measurelines" svg:x1="11cm" svg:y1="10.462cm" svg:x2="10cm" svg:y2="12cm">
            <text:p/>
          </draw:line>
          <draw:line draw:style-name="gr2" draw:text-style-name="P3" draw:layer="measurelines" svg:x1="11cm" svg:y1="10.462cm" svg:x2="12cm" svg:y2="12cm">
            <text:p/>
          </draw:line>
          <draw:custom-shape draw:style-name="gr35" draw:text-style-name="P15" draw:layer="measurelines" svg:width="1cm" svg:height="1cm" svg:x="10.5cm" svg:y="9.962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measurelines" svg:x1="13cm" svg:y1="13.462cm" svg:x2="14cm" svg:y2="14.962cm">
            <text:p/>
          </draw:line>
          <draw:line draw:style-name="gr2" draw:text-style-name="P2" draw:layer="measurelines" svg:x1="12cm" svg:y1="12cm" svg:x2="11cm" svg:y2="13.5cm">
            <text:p/>
          </draw:line>
          <draw:custom-shape draw:style-name="gr113" draw:text-style-name="P16" draw:layer="measurelines" svg:width="1cm" svg:height="1cm" svg:x="9.5cm" svg:y="11.5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4" draw:text-style-name="P22" draw:layer="measurelines" svg:width="1cm" svg:height="1cm" svg:x="13.5cm" svg:y="14.462cm">
            <text:p text:style-name="P16"><text:span text:style-name="T1">T4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measurelines" svg:x1="12cm" svg:y1="11.924cm" svg:x2="13cm" svg:y2="13.462cm">
            <text:p/>
          </draw:line>
          <draw:line draw:style-name="gr2" draw:text-style-name="P3" draw:layer="measurelines" svg:x1="13cm" svg:y1="13.462cm" svg:x2="12cm" svg:y2="15.038cm">
            <text:p/>
          </draw:line>
          <draw:custom-shape draw:style-name="gr25" draw:text-style-name="P13" draw:layer="measurelines" svg:width="1cm" svg:height="1cm" svg:x="11.5cm" svg:y="11.462cm">
            <text:p text:style-name="P4"><text:span text:style-name="T1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17" draw:layer="measurelines" svg:width="1cm" svg:height="1cm" svg:x="10.5cm" svg:y="12.962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6" draw:text-style-name="P18" draw:layer="measurelines" svg:width="1cm" svg:height="1cm" svg:x="11.5cm" svg:y="14.5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13" draw:layer="measurelines" svg:width="1cm" svg:height="1cm" svg:x="12.5cm" svg:y="12.962cm">
            <text:p text:style-name="P4"><text:span text:style-name="T1">z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2" draw:style-name="dp1" draw:master-page-name="Padrão">
        <draw:frame draw:style-name="gr16" draw:text-style-name="P6" draw:layer="layout" svg:width="9.751cm" svg:height="1cm" svg:x="7.25cm" svg:y="1cm">
          <draw:text-box>
            <text:p>imagens/avl17-rotesqdir110.png</text:p>
          </draw:text-box>
        </draw:frame>
        <draw:frame draw:style-name="gr6" draw:text-style-name="P6" draw:layer="layout" svg:width="7.25cm" svg:height="0.962cm" svg:x="0.25cm" svg:y="0.75cm">
          <draw:text-box>
            <text:p>imagens/avl17.png</text:p>
          </draw:text-box>
        </draw:frame>
        <draw:g>
          <draw:custom-shape draw:style-name="gr24" draw:text-style-name="P1" draw:layer="layout" svg:width="5.5cm" svg:height="6cm" svg:x="0.75cm" svg:y="1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3.5cm" svg:y1="2.462cm" svg:x2="2.5cm" svg:y2="3.962cm">
            <text:p/>
          </draw:line>
          <draw:line draw:style-name="gr2" draw:text-style-name="P3" draw:layer="layout" svg:x1="3.5cm" svg:y1="2.462cm" svg:x2="4.5cm" svg:y2="3.962cm">
            <text:p/>
          </draw:line>
          <draw:custom-shape draw:style-name="gr3" draw:text-style-name="P5" draw:layer="layout" svg:width="1cm" svg:height="1cm" svg:x="3cm" svg:y="1.962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5cm" svg:y1="3.962cm" svg:x2="5.5cm" svg:y2="5.462cm">
            <text:p/>
          </draw:line>
          <draw:custom-shape draw:style-name="gr3" draw:text-style-name="P5" draw:layer="layout" svg:width="1cm" svg:height="1cm" svg:x="5cm" svg:y="4.962cm">
            <text:p text:style-name="P4"><text:span text:style-name="T1">2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514cm" svg:y1="4cm" svg:x2="1.514cm" svg:y2="5.538cm">
            <text:p/>
          </draw:line>
          <draw:line draw:style-name="gr2" draw:text-style-name="P2" draw:layer="layout" svg:x1="4.5cm" svg:y1="3.924cm" svg:x2="3.5cm" svg:y2="5.462cm">
            <text:p/>
          </draw:line>
          <draw:custom-shape draw:style-name="gr3" draw:text-style-name="P5" draw:layer="layout" svg:width="1cm" svg:height="1cm" svg:x="2cm" svg:y="3.5cm">
            <text:p text:style-name="P4"><text:span text:style-name="T1">1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cm" svg:y="4.962cm">
            <text:p text:style-name="P4"><text:span text:style-name="T1">1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.564cm" svg:y1="5.424cm" svg:x2="2.5cm" svg:y2="6.962cm">
            <text:p/>
          </draw:line>
          <draw:custom-shape draw:style-name="gr3" draw:text-style-name="P5" draw:layer="layout" svg:width="1cm" svg:height="1cm" svg:x="2cm" svg:y="6.462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.014cm" svg:y="5.038cm">
            <text:p text:style-name="P4"><text:span text:style-name="T1">8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4cm" svg:y="3.462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7" draw:text-style-name="P1" draw:layer="layout" svg:width="22cm" svg:height="6cm" svg:x="7.251cm" svg:y="1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0.501cm" svg:y1="2.462cm" svg:x2="9.501cm" svg:y2="3.962cm">
            <text:p/>
          </draw:line>
          <draw:line draw:style-name="gr2" draw:text-style-name="P3" draw:layer="layout" svg:x1="10.501cm" svg:y1="2.462cm" svg:x2="11.501cm" svg:y2="3.962cm">
            <text:p/>
          </draw:line>
          <draw:line draw:style-name="gr2" draw:text-style-name="P2" draw:layer="layout" svg:x1="11.5cm" svg:y1="3.962cm" svg:x2="10.501cm" svg:y2="5.462cm">
            <text:p/>
          </draw:line>
          <draw:line draw:style-name="gr2" draw:text-style-name="P2" draw:layer="layout" svg:x1="9.501cm" svg:y1="3.962cm" svg:x2="8.501cm" svg:y2="5.462cm">
            <text:p/>
          </draw:line>
          <draw:line draw:style-name="gr2" draw:text-style-name="P2" draw:layer="layout" svg:x1="8.501cm" svg:y1="5.462cm" svg:x2="9.5cm" svg:y2="6.962cm">
            <text:p/>
          </draw:line>
          <draw:g>
            <draw:frame draw:style-name="gr56" draw:text-style-name="P12" draw:layer="layout" svg:width="0.807cm" svg:height="0.564cm" svg:x="8.267cm" svg:y="3.675cm">
              <draw:text-box>
                <text:p><text:span text:style-name="T3">-2</text:span></text:p>
              </draw:text-box>
            </draw:frame>
            <draw:custom-shape draw:style-name="gr35" draw:text-style-name="P15" draw:layer="layout" svg:width="1cm" svg:height="1cm" svg:x="8.974cm" svg:y="3.463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9.294cm" svg:y="2.174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0.001cm" svg:y="1.962cm">
              <text:p text:style-name="P4"><text:span text:style-name="T1">1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9.294cm" svg:y="5.174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0.001cm" svg:y="4.962cm">
              <text:p text:style-name="P4"><text:span text:style-name="T1">1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7.294cm" svg:y="5.174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8.001cm" svg:y="4.962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8.293cm" svg:y="6.674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9cm" svg:y="6.462cm">
              <text:p text:style-name="P4"><text:span text:style-name="T1">1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18" draw:text-style-name="P21" draw:layer="layout" svg:width="2.5cm" svg:height="2cm" svg:x="19.502cm" svg:y="3cm">
            <text:p text:style-name="P20"><text:span text:style-name="T4">Rot. Dir.</text:span></text:p>
            <text:p text:style-name="P20"><text:span text:style-name="T4">de 110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25.501cm" svg:y1="2.5cm" svg:x2="23.501cm" svg:y2="4cm">
            <text:p/>
          </draw:line>
          <draw:line draw:style-name="gr2" draw:text-style-name="P3" draw:layer="layout" svg:x1="25.501cm" svg:y1="2.5cm" svg:x2="27.501cm" svg:y2="4cm">
            <text:p/>
          </draw:line>
          <draw:line draw:style-name="gr2" draw:text-style-name="P2" draw:layer="layout" svg:x1="27.501cm" svg:y1="4cm" svg:x2="26.501cm" svg:y2="5.5cm">
            <text:p/>
          </draw:line>
          <draw:line draw:style-name="gr2" draw:text-style-name="P2" draw:layer="layout" svg:x1="23.502cm" svg:y1="4cm" svg:x2="22.502cm" svg:y2="5.538cm">
            <text:p/>
          </draw:line>
          <draw:line draw:style-name="gr2" draw:text-style-name="P2" draw:layer="layout" svg:x1="27.501cm" svg:y1="4cm" svg:x2="28.501cm" svg:y2="5.5cm">
            <text:p/>
          </draw:line>
          <draw:g>
            <draw:frame draw:style-name="gr56" draw:text-style-name="P12" draw:layer="layout" svg:width="0.807cm" svg:height="0.564cm" svg:x="24.294cm" svg:y="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5.001cm" svg:y="2cm">
              <text:p text:style-name="P4"><text:span text:style-name="T1">1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7.294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8.001cm" svg:y="5cm">
              <text:p text:style-name="P4"><text:span text:style-name="T1">2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1.295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2.002cm" svg:y="5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5.251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5.958cm" svg:y="5cm">
              <text:p text:style-name="P4"><text:span text:style-name="T1">1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6.294cm" svg:y="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7.001cm" svg:y="3.5cm">
              <text:p text:style-name="P4"><text:span text:style-name="T1">1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1.501cm" svg:y1="3.962cm" svg:x2="12.5cm" svg:y2="5.462cm">
            <text:p/>
          </draw:line>
          <draw:g>
            <draw:frame draw:style-name="gr56" draw:text-style-name="P12" draw:layer="layout" svg:width="0.807cm" svg:height="0.564cm" svg:x="11.293cm" svg:y="5.174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2cm" svg:y="4.962cm">
              <text:p text:style-name="P4"><text:span text:style-name="T1">2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0.294cm" svg:y="3.674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1.001cm" svg:y="3.462cm">
              <text:p text:style-name="P4"><text:span text:style-name="T1">1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23.458cm" svg:y1="4cm" svg:x2="24.458cm" svg:y2="5.5cm">
            <text:p/>
          </draw:line>
          <draw:g>
            <draw:frame draw:style-name="gr56" draw:text-style-name="P12" draw:layer="layout" svg:width="0.807cm" svg:height="0.564cm" svg:x="23.251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3.958cm" svg:y="5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2.268cm" svg:y="3.713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2.975cm" svg:y="3.501cm">
              <text:p text:style-name="P4"><text:span text:style-name="T1">1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19" draw:text-style-name="P21" draw:layer="layout" svg:width="2.5cm" svg:height="2cm" svg:x="12.501cm" svg:y="3cm">
            <text:p text:style-name="P20"><text:span text:style-name="T4">Rot. Esq.</text:span></text:p>
            <text:p text:style-name="P20"><text:span text:style-name="T4">de 80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17.458cm" svg:y1="2.5cm" svg:x2="16.458cm" svg:y2="4cm">
            <text:p/>
          </draw:line>
          <draw:line draw:style-name="gr2" draw:text-style-name="P3" draw:layer="layout" svg:x1="17.458cm" svg:y1="2.5cm" svg:x2="18.458cm" svg:y2="4cm">
            <text:p/>
          </draw:line>
          <draw:line draw:style-name="gr2" draw:text-style-name="P2" draw:layer="layout" svg:x1="18.457cm" svg:y1="4cm" svg:x2="17.458cm" svg:y2="5.5cm">
            <text:p/>
          </draw:line>
          <draw:line draw:style-name="gr2" draw:text-style-name="P2" draw:layer="layout" svg:x1="16.458cm" svg:y1="4cm" svg:x2="15.458cm" svg:y2="5.5cm">
            <text:p/>
          </draw:line>
          <draw:line draw:style-name="gr2" draw:text-style-name="P2" draw:layer="layout" svg:x1="15.458cm" svg:y1="5.5cm" svg:x2="14.501cm" svg:y2="7cm">
            <text:p/>
          </draw:line>
          <draw:g>
            <draw:frame draw:style-name="gr56" draw:text-style-name="P12" draw:layer="layout" svg:width="0.807cm" svg:height="0.564cm" svg:x="15.224cm" svg:y="3.713cm">
              <draw:text-box>
                <text:p><text:span text:style-name="T3">-2</text:span></text:p>
              </draw:text-box>
            </draw:frame>
            <draw:custom-shape draw:style-name="gr35" draw:text-style-name="P15" draw:layer="layout" svg:width="1cm" svg:height="1cm" svg:x="15.931cm" svg:y="3.501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6.251cm" svg:y="2.2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6.958cm" svg:y="2cm">
              <text:p text:style-name="P4"><text:span text:style-name="T1">1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6.251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6.958cm" svg:y="5cm">
              <text:p text:style-name="P4"><text:span text:style-name="T1">1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4.251cm" svg:y="5.2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4.958cm" svg:y="5cm">
              <text:p text:style-name="P4"><text:span text:style-name="T1">1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3.251cm" svg:y="6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3.958cm" svg:y="6.5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8.458cm" svg:y1="4cm" svg:x2="19.457cm" svg:y2="5.5cm">
            <text:p/>
          </draw:line>
          <draw:g>
            <draw:frame draw:style-name="gr56" draw:text-style-name="P12" draw:layer="layout" svg:width="0.807cm" svg:height="0.564cm" svg:x="18.25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8.957cm" svg:y="5cm">
              <text:p text:style-name="P4"><text:span text:style-name="T1">2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7.251cm" svg:y="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7.958cm" svg:y="3.5cm">
              <text:p text:style-name="P4"><text:span text:style-name="T1">1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6" draw:text-style-name="P6" draw:layer="layout" svg:width="7.25cm" svg:height="0.962cm" svg:x="1.25cm" svg:y="7.75cm">
          <draw:text-box>
            <text:p>imagens/avl18.png</text:p>
          </draw:text-box>
        </draw:frame>
        <draw:g>
          <draw:custom-shape draw:style-name="gr24" draw:text-style-name="P1" draw:layer="layout" svg:width="5.5cm" svg:height="6cm" svg:x="0.75cm" svg:y="8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3.5cm" svg:y1="9.462cm" svg:x2="2.5cm" svg:y2="10.962cm">
            <text:p/>
          </draw:line>
          <draw:line draw:style-name="gr2" draw:text-style-name="P3" draw:layer="layout" svg:x1="3.5cm" svg:y1="9.462cm" svg:x2="4.5cm" svg:y2="10.962cm">
            <text:p/>
          </draw:line>
          <draw:custom-shape draw:style-name="gr3" draw:text-style-name="P5" draw:layer="layout" svg:width="1cm" svg:height="1cm" svg:x="3cm" svg:y="8.962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5cm" svg:y1="10.962cm" svg:x2="5.5cm" svg:y2="12.462cm">
            <text:p/>
          </draw:line>
          <draw:line draw:style-name="gr2" draw:text-style-name="P2" draw:layer="layout" svg:x1="2.514cm" svg:y1="11cm" svg:x2="1.514cm" svg:y2="12.538cm">
            <text:p/>
          </draw:line>
          <draw:line draw:style-name="gr2" draw:text-style-name="P2" draw:layer="layout" svg:x1="5.5cm" svg:y1="12.424cm" svg:x2="4.5cm" svg:y2="13.962cm">
            <text:p/>
          </draw:line>
          <draw:custom-shape draw:style-name="gr3" draw:text-style-name="P5" draw:layer="layout" svg:width="1cm" svg:height="1cm" svg:x="4cm" svg:y="13.462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5cm" svg:y1="10.962cm" svg:x2="3.5cm" svg:y2="12.462cm">
            <text:p/>
          </draw:line>
          <draw:custom-shape draw:style-name="gr3" draw:text-style-name="P5" draw:layer="layout" svg:width="1cm" svg:height="1cm" svg:x="3cm" svg:y="11.962cm">
            <text:p text:style-name="P4"><text:span text:style-name="T1">1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.014cm" svg:y="12.038cm">
            <text:p text:style-name="P4"><text:span text:style-name="T1">8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4cm" svg:y="10.462cm">
            <text:p text:style-name="P4"><text:span text:style-name="T1">1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cm" svg:y="10.5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5cm" svg:y="11.962cm">
            <text:p text:style-name="P4"><text:span text:style-name="T1">2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6" draw:layer="layout" svg:width="9.751cm" svg:height="1cm" svg:x="7.251cm" svg:y="7.962cm">
          <draw:text-box>
            <text:p>imagens/avl18-rotdiresq130.png</text:p>
          </draw:text-box>
        </draw:frame>
        <draw:g>
          <draw:custom-shape draw:style-name="gr120" draw:text-style-name="P1" draw:layer="layout" svg:width="21.75cm" svg:height="6cm" svg:x="7.5cm" svg:y="8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0.502cm" svg:y1="9.424cm" svg:x2="9.502cm" svg:y2="10.924cm">
            <text:p/>
          </draw:line>
          <draw:line draw:style-name="gr2" draw:text-style-name="P3" draw:layer="layout" svg:x1="10.502cm" svg:y1="9.424cm" svg:x2="11.502cm" svg:y2="10.924cm">
            <text:p/>
          </draw:line>
          <draw:line draw:style-name="gr2" draw:text-style-name="P2" draw:layer="layout" svg:x1="9.5cm" svg:y1="10.962cm" svg:x2="10.502cm" svg:y2="12.424cm">
            <text:p/>
          </draw:line>
          <draw:line draw:style-name="gr2" draw:text-style-name="P2" draw:layer="layout" svg:x1="9.502cm" svg:y1="10.924cm" svg:x2="8.502cm" svg:y2="12.424cm">
            <text:p/>
          </draw:line>
          <draw:line draw:style-name="gr2" draw:text-style-name="P2" draw:layer="layout" svg:x1="12.5cm" svg:y1="12.462cm" svg:x2="11.457cm" svg:y2="13.962cm">
            <text:p/>
          </draw:line>
          <draw:g>
            <draw:frame draw:style-name="gr56" draw:text-style-name="P12" draw:layer="layout" svg:width="0.807cm" svg:height="0.564cm" svg:x="8.268cm" svg:y="10.637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8.975cm" svg:y="10.425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9.295cm" svg:y="9.136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10.002cm" svg:y="8.924cm">
              <text:p text:style-name="P4"><text:span text:style-name="T1">1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9.295cm" svg:y="12.136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0.002cm" svg:y="11.924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7.295cm" svg:y="12.136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8.002cm" svg:y="11.924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0.25cm" svg:y="13.674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0.957cm" svg:y="13.462cm">
              <text:p text:style-name="P4"><text:span text:style-name="T1">1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1" draw:text-style-name="P21" draw:layer="layout" svg:width="2.5cm" svg:height="2cm" svg:x="19.503cm" svg:y="9.962cm">
            <text:p text:style-name="P20"><text:span text:style-name="T4">Rot. Esq.</text:span></text:p>
            <text:p text:style-name="P20"><text:span text:style-name="T4">de 130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25.502cm" svg:y1="9.462cm" svg:x2="23.502cm" svg:y2="10.962cm">
            <text:p/>
          </draw:line>
          <draw:line draw:style-name="gr2" draw:text-style-name="P3" draw:layer="layout" svg:x1="25.502cm" svg:y1="9.462cm" svg:x2="27.502cm" svg:y2="10.962cm">
            <text:p/>
          </draw:line>
          <draw:line draw:style-name="gr2" draw:text-style-name="P2" draw:layer="layout" svg:x1="27.502cm" svg:y1="10.962cm" svg:x2="26.502cm" svg:y2="12.462cm">
            <text:p/>
          </draw:line>
          <draw:line draw:style-name="gr2" draw:text-style-name="P2" draw:layer="layout" svg:x1="23.503cm" svg:y1="10.962cm" svg:x2="22.503cm" svg:y2="12.5cm">
            <text:p/>
          </draw:line>
          <draw:line draw:style-name="gr2" draw:text-style-name="P2" draw:layer="layout" svg:x1="27.502cm" svg:y1="10.962cm" svg:x2="28.502cm" svg:y2="12.462cm">
            <text:p/>
          </draw:line>
          <draw:g>
            <draw:frame draw:style-name="gr56" draw:text-style-name="P12" draw:layer="layout" svg:width="0.807cm" svg:height="0.564cm" svg:x="24.295cm" svg:y="9.174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5.002cm" svg:y="8.962cm">
              <text:p text:style-name="P4"><text:span text:style-name="T1">1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7.295cm" svg:y="12.174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8.002cm" svg:y="11.962cm">
              <text:p text:style-name="P4"><text:span text:style-name="T1">2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1.296cm" svg:y="12.174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2.003cm" svg:y="11.962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5.252cm" svg:y="12.174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5.959cm" svg:y="11.962cm">
              <text:p text:style-name="P4"><text:span text:style-name="T1">1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6.295cm" svg:y="10.674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7.002cm" svg:y="10.462cm">
              <text:p text:style-name="P4"><text:span text:style-name="T1">1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1.502cm" svg:y1="10.924cm" svg:x2="12.501cm" svg:y2="12.424cm">
            <text:p/>
          </draw:line>
          <draw:g>
            <draw:frame draw:style-name="gr56" draw:text-style-name="P12" draw:layer="layout" svg:width="0.807cm" svg:height="0.564cm" svg:x="11.294cm" svg:y="12.136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2.001cm" svg:y="11.924cm">
              <text:p text:style-name="P4"><text:span text:style-name="T1">2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0.295cm" svg:y="10.636cm">
              <draw:text-box>
                <text:p><text:span text:style-name="T3">+2</text:span></text:p>
              </draw:text-box>
            </draw:frame>
            <draw:custom-shape draw:style-name="gr35" draw:text-style-name="P15" draw:layer="layout" svg:width="1cm" svg:height="1cm" svg:x="11.002cm" svg:y="10.424cm">
              <text:p text:style-name="P4"><text:span text:style-name="T1">1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23.459cm" svg:y1="10.962cm" svg:x2="24.459cm" svg:y2="12.462cm">
            <text:p/>
          </draw:line>
          <draw:g>
            <draw:frame draw:style-name="gr56" draw:text-style-name="P12" draw:layer="layout" svg:width="0.807cm" svg:height="0.564cm" svg:x="23.252cm" svg:y="12.174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3.959cm" svg:y="11.962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2.269cm" svg:y="10.675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2.976cm" svg:y="10.463cm">
              <text:p text:style-name="P4"><text:span text:style-name="T1">1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2" draw:text-style-name="P21" draw:layer="layout" svg:width="2.5cm" svg:height="2cm" svg:x="12.502cm" svg:y="9.962cm">
            <text:p text:style-name="P20"><text:span text:style-name="T4">Rot. Dir.</text:span></text:p>
            <text:p text:style-name="P20"><text:span text:style-name="T4">de 200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17.5cm" svg:y1="9.462cm" svg:x2="16.5cm" svg:y2="10.962cm">
            <text:p/>
          </draw:line>
          <draw:line draw:style-name="gr2" draw:text-style-name="P3" draw:layer="layout" svg:x1="17.5cm" svg:y1="9.462cm" svg:x2="18.5cm" svg:y2="10.962cm">
            <text:p/>
          </draw:line>
          <draw:line draw:style-name="gr2" draw:text-style-name="P2" draw:layer="layout" svg:x1="16.5cm" svg:y1="10.962cm" svg:x2="17.5cm" svg:y2="12.462cm">
            <text:p/>
          </draw:line>
          <draw:line draw:style-name="gr2" draw:text-style-name="P2" draw:layer="layout" svg:x1="16.5cm" svg:y1="10.962cm" svg:x2="15.5cm" svg:y2="12.462cm">
            <text:p/>
          </draw:line>
          <draw:line draw:style-name="gr2" draw:text-style-name="P2" draw:layer="layout" svg:x1="19.5cm" svg:y1="12.462cm" svg:x2="20.5cm" svg:y2="13.962cm">
            <text:p/>
          </draw:line>
          <draw:g>
            <draw:frame draw:style-name="gr56" draw:text-style-name="P12" draw:layer="layout" svg:width="0.807cm" svg:height="0.564cm" svg:x="15.293cm" svg:y="10.674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6cm" svg:y="10.462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6.293cm" svg:y="9.174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17cm" svg:y="8.962cm">
              <text:p text:style-name="P4"><text:span text:style-name="T1">1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6.293cm" svg:y="12.174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7cm" svg:y="11.962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4.293cm" svg:y="12.174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5cm" svg:y="11.962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9.293cm" svg:y="13.674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0cm" svg:y="13.462cm">
              <text:p text:style-name="P4"><text:span text:style-name="T1">2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8.5cm" svg:y1="10.962cm" svg:x2="19.5cm" svg:y2="12.462cm">
            <text:p/>
          </draw:line>
          <draw:g>
            <draw:frame draw:style-name="gr56" draw:text-style-name="P12" draw:layer="layout" svg:width="0.807cm" svg:height="0.564cm" svg:x="18.293cm" svg:y="12.174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19cm" svg:y="11.962cm">
              <text:p text:style-name="P4"><text:span text:style-name="T1">1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7.293cm" svg:y="10.674cm">
              <draw:text-box>
                <text:p><text:span text:style-name="T3">+2</text:span></text:p>
              </draw:text-box>
            </draw:frame>
            <draw:custom-shape draw:style-name="gr35" draw:text-style-name="P15" draw:layer="layout" svg:width="1cm" svg:height="1cm" svg:x="18cm" svg:y="10.462cm">
              <text:p text:style-name="P4"><text:span text:style-name="T1">1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  <draw:page draw:name="page13" draw:style-name="dp1" draw:master-page-name="Padrão">
        <draw:frame draw:style-name="gr16" draw:text-style-name="P6" draw:layer="layout" svg:width="8.25cm" svg:height="1cm" svg:x="7.25cm" svg:y="0.75cm">
          <draw:text-box>
            <text:p>imagens/avl19-add34.png</text:p>
          </draw:text-box>
        </draw:frame>
        <draw:frame draw:style-name="gr6" draw:text-style-name="P6" draw:layer="layout" svg:width="7.25cm" svg:height="0.962cm" svg:x="1.25cm" svg:y="0.788cm">
          <draw:text-box>
            <text:p>imagens/avl19.png</text:p>
          </draw:text-box>
        </draw:frame>
        <draw:g>
          <draw:custom-shape draw:style-name="gr62" draw:text-style-name="P1" draw:layer="layout" svg:width="4.5cm" svg:height="4.5cm" svg:x="1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4.5cm" svg:y1="2.5cm" svg:x2="3.5cm" svg:y2="4cm">
            <text:p/>
          </draw:line>
          <draw:line draw:style-name="gr2" draw:text-style-name="P3" draw:layer="layout" svg:x1="4.5cm" svg:y1="2.5cm" svg:x2="5.5cm" svg:y2="4cm">
            <text:p/>
          </draw:line>
          <draw:custom-shape draw:style-name="gr3" draw:text-style-name="P5" draw:layer="layout" svg:width="1cm" svg:height="1cm" svg:x="4cm" svg:y="2cm">
            <text:p text:style-name="P4"><text:span text:style-name="T1">4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14cm" svg:y1="4.038cm" svg:x2="2.514cm" svg:y2="5.576cm">
            <text:p/>
          </draw:line>
          <draw:line draw:style-name="gr2" draw:text-style-name="P2" draw:layer="layout" svg:x1="3.5cm" svg:y1="4cm" svg:x2="4.5cm" svg:y2="5.5cm">
            <text:p/>
          </draw:line>
          <draw:custom-shape draw:style-name="gr3" draw:text-style-name="P5" draw:layer="layout" svg:width="1cm" svg:height="1cm" svg:x="4cm" svg:y="5cm">
            <text:p text:style-name="P4"><text:span text:style-name="T1">2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cm" svg:y="5cm">
            <text:p text:style-name="P4"><text:span text:style-name="T1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5cm" svg:y="3.5cm">
            <text:p text:style-name="P4"><text:span text:style-name="T1">8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cm" svg:y="3.538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3" draw:text-style-name="P1" draw:layer="layout" svg:width="19.75cm" svg:height="6cm" svg:x="7.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0.5cm" svg:y1="2.5cm" svg:x2="9.5cm" svg:y2="4cm">
            <text:p/>
          </draw:line>
          <draw:line draw:style-name="gr2" draw:text-style-name="P3" draw:layer="layout" svg:x1="10.5cm" svg:y1="2.5cm" svg:x2="11.5cm" svg:y2="4cm">
            <text:p/>
          </draw:line>
          <draw:line draw:style-name="gr2" draw:text-style-name="P2" draw:layer="layout" svg:x1="9.5cm" svg:y1="4cm" svg:x2="10.5cm" svg:y2="5.5cm">
            <text:p/>
          </draw:line>
          <draw:line draw:style-name="gr2" draw:text-style-name="P2" draw:layer="layout" svg:x1="9.5cm" svg:y1="4cm" svg:x2="8.5cm" svg:y2="5.538cm">
            <text:p/>
          </draw:line>
          <draw:g>
            <draw:frame draw:style-name="gr56" draw:text-style-name="P12" draw:layer="layout" svg:width="0.807cm" svg:height="0.564cm" svg:x="10.293cm" svg:y="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1cm" svg:y="3.5cm">
              <text:p text:style-name="P4"><text:span text:style-name="T1">8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0.5cm" svg:y1="5.5cm" svg:x2="11.5cm" svg:y2="7cm">
            <text:p/>
          </draw:line>
          <draw:g>
            <draw:frame draw:style-name="gr56" draw:text-style-name="P12" draw:layer="layout" svg:width="0.807cm" svg:height="0.564cm" svg:x="8.266cm" svg:y="3.713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8.973cm" svg:y="3.501cm">
              <text:p text:style-name="P4"><text:span text:style-name="T1">1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9.293cm" svg:y="2.212cm">
              <draw:text-box>
                <text:p><text:span text:style-name="T3">-2</text:span></text:p>
              </draw:text-box>
            </draw:frame>
            <draw:custom-shape draw:style-name="gr35" draw:text-style-name="P15" draw:layer="layout" svg:width="1cm" svg:height="1cm" svg:x="10cm" svg:y="2cm">
              <text:p text:style-name="P4"><text:span text:style-name="T1">4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9.293cm" svg:y="5.212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10cm" svg:y="5cm">
              <text:p text:style-name="P4"><text:span text:style-name="T1">2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7.293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8cm" svg:y="5cm">
              <text:p text:style-name="P4"><text:span text:style-name="T1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0.293cm" svg:y="6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1cm" svg:y="6.5cm">
              <text:p text:style-name="P4"><text:span text:style-name="T1">3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7.5cm" svg:y1="2.5cm" svg:x2="16.5cm" svg:y2="4cm">
            <text:p/>
          </draw:line>
          <draw:line draw:style-name="gr2" draw:text-style-name="P3" draw:layer="layout" svg:x1="17.5cm" svg:y1="2.5cm" svg:x2="18.5cm" svg:y2="4cm">
            <text:p/>
          </draw:line>
          <draw:line draw:style-name="gr2" draw:text-style-name="P2" draw:layer="layout" svg:x1="16.5cm" svg:y1="4cm" svg:x2="17.5cm" svg:y2="5.5cm">
            <text:p/>
          </draw:line>
          <draw:line draw:style-name="gr2" draw:text-style-name="P2" draw:layer="layout" svg:x1="16.5cm" svg:y1="4cm" svg:x2="15.5cm" svg:y2="5.538cm">
            <text:p/>
          </draw:line>
          <draw:g>
            <draw:frame draw:style-name="gr56" draw:text-style-name="P12" draw:layer="layout" svg:width="0.807cm" svg:height="0.564cm" svg:x="17.293cm" svg:y="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8cm" svg:y="3.5cm">
              <text:p text:style-name="P4"><text:span text:style-name="T1">8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5.5cm" svg:y1="5.5cm" svg:x2="14.5cm" svg:y2="7cm">
            <text:p/>
          </draw:line>
          <draw:g>
            <draw:frame draw:style-name="gr56" draw:text-style-name="P12" draw:layer="layout" svg:width="0.807cm" svg:height="0.564cm" svg:x="15.266cm" svg:y="3.713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5.973cm" svg:y="3.501cm">
              <text:p text:style-name="P4"><text:span text:style-name="T1">2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6.293cm" svg:y="2.212cm">
              <draw:text-box>
                <text:p><text:span text:style-name="T3">-2</text:span></text:p>
              </draw:text-box>
            </draw:frame>
            <draw:custom-shape draw:style-name="gr35" draw:text-style-name="P15" draw:layer="layout" svg:width="1cm" svg:height="1cm" svg:x="17cm" svg:y="2cm">
              <text:p text:style-name="P4"><text:span text:style-name="T1">4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6.293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7cm" svg:y="5cm">
              <text:p text:style-name="P4"><text:span text:style-name="T1">3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4.293cm" svg:y="5.2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5cm" svg:y="5cm">
              <text:p text:style-name="P4"><text:span text:style-name="T1">1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3.25cm" svg:y="6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3.957cm" svg:y="6.5cm">
              <text:p text:style-name="P4"><text:span text:style-name="T1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4" draw:text-style-name="P21" draw:layer="layout" svg:width="2.5cm" svg:height="2cm" svg:x="12.5cm" svg:y="3cm">
            <text:p text:style-name="P20"><text:span text:style-name="T4">Rot. Esq.</text:span></text:p>
            <text:p text:style-name="P20"><text:span text:style-name="T4">de 15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25" draw:text-style-name="P21" draw:layer="layout" svg:width="2.5cm" svg:height="2cm" svg:x="19.5cm" svg:y="3cm">
            <text:p text:style-name="P20"><text:span text:style-name="T4">Rot. Dir.</text:span></text:p>
            <text:p text:style-name="P20"><text:span text:style-name="T4">de 42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24.5cm" svg:y1="2.5cm" svg:x2="23.5cm" svg:y2="4cm">
            <text:p/>
          </draw:line>
          <draw:line draw:style-name="gr2" draw:text-style-name="P3" draw:layer="layout" svg:x1="24.5cm" svg:y1="2.5cm" svg:x2="25.5cm" svg:y2="4cm">
            <text:p/>
          </draw:line>
          <draw:line draw:style-name="gr2" draw:text-style-name="P2" draw:layer="layout" svg:x1="25.5cm" svg:y1="4cm" svg:x2="24.5cm" svg:y2="5.5cm">
            <text:p/>
          </draw:line>
          <draw:line draw:style-name="gr2" draw:text-style-name="P2" draw:layer="layout" svg:x1="23.5cm" svg:y1="4cm" svg:x2="22.5cm" svg:y2="5.538cm">
            <text:p/>
          </draw:line>
          <draw:line draw:style-name="gr2" draw:text-style-name="P2" draw:layer="layout" svg:x1="25.5cm" svg:y1="4cm" svg:x2="26.5cm" svg:y2="5.5cm">
            <text:p/>
          </draw:line>
          <draw:g>
            <draw:frame draw:style-name="gr56" draw:text-style-name="P12" draw:layer="layout" svg:width="0.807cm" svg:height="0.564cm" svg:x="22.266cm" svg:y="3.713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22.973cm" svg:y="3.501cm">
              <text:p text:style-name="P4"><text:span text:style-name="T1">1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3.293cm" svg:y="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4cm" svg:y="2cm">
              <text:p text:style-name="P4"><text:span text:style-name="T1">2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5.293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6cm" svg:y="5cm">
              <text:p text:style-name="P4"><text:span text:style-name="T1">8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1.293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2cm" svg:y="5cm">
              <text:p text:style-name="P4"><text:span text:style-name="T1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3.25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3.957cm" svg:y="5cm">
              <text:p text:style-name="P4"><text:span text:style-name="T1">3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4.293cm" svg:y="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5cm" svg:y="3.5cm">
              <text:p text:style-name="P4"><text:span text:style-name="T1">4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6" draw:text-style-name="P6" draw:layer="layout" svg:width="7.25cm" svg:height="0.962cm" svg:x="1.25cm" svg:y="8.788cm">
          <draw:text-box>
            <text:p>imagens/avl20.png</text:p>
          </draw:text-box>
        </draw:frame>
        <draw:g>
          <draw:custom-shape draw:style-name="gr62" draw:text-style-name="P1" draw:layer="layout" svg:width="4.5cm" svg:height="4.5cm" svg:x="0.75cm" svg:y="9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2.5cm" svg:y1="10.5cm" svg:x2="1.5cm" svg:y2="12cm">
            <text:p/>
          </draw:line>
          <draw:line draw:style-name="gr2" draw:text-style-name="P3" draw:layer="layout" svg:x1="2.5cm" svg:y1="10.5cm" svg:x2="3.5cm" svg:y2="12cm">
            <text:p/>
          </draw:line>
          <draw:custom-shape draw:style-name="gr3" draw:text-style-name="P5" draw:layer="layout" svg:width="1cm" svg:height="1cm" svg:x="2cm" svg:y="10cm">
            <text:p text:style-name="P4"><text:span text:style-name="T1">4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14cm" svg:y1="12.038cm" svg:x2="2.514cm" svg:y2="13.576cm">
            <text:p/>
          </draw:line>
          <draw:line draw:style-name="gr2" draw:text-style-name="P2" draw:layer="layout" svg:x1="3.5cm" svg:y1="12cm" svg:x2="4.5cm" svg:y2="13.5cm">
            <text:p/>
          </draw:line>
          <draw:custom-shape draw:style-name="gr3" draw:text-style-name="P5" draw:layer="layout" svg:width="1cm" svg:height="1cm" svg:x="4cm" svg:y="13cm">
            <text:p text:style-name="P4"><text:span text:style-name="T1">9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cm" svg:y="13cm">
            <text:p text:style-name="P4"><text:span text:style-name="T1">6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cm" svg:y="11.5cm">
            <text:p text:style-name="P4"><text:span text:style-name="T1">8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cm" svg:y="11.5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6" draw:layer="layout" svg:width="8.25cm" svg:height="1cm" svg:x="7.25cm" svg:y="8.75cm">
          <draw:text-box>
            <text:p>imagens/avl20-add70.png</text:p>
          </draw:text-box>
        </draw:frame>
        <draw:g>
          <draw:custom-shape draw:style-name="gr126" draw:text-style-name="P1" draw:layer="layout" svg:width="18.766cm" svg:height="6cm" svg:x="6.484cm" svg:y="9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8.484cm" svg:y1="10.5cm" svg:x2="7.484cm" svg:y2="12cm">
            <text:p/>
          </draw:line>
          <draw:line draw:style-name="gr2" draw:text-style-name="P3" draw:layer="layout" svg:x1="8.484cm" svg:y1="10.5cm" svg:x2="9.484cm" svg:y2="12cm">
            <text:p/>
          </draw:line>
          <draw:line draw:style-name="gr2" draw:text-style-name="P2" draw:layer="layout" svg:x1="9.484cm" svg:y1="12cm" svg:x2="10.484cm" svg:y2="13.5cm">
            <text:p/>
          </draw:line>
          <draw:line draw:style-name="gr2" draw:text-style-name="P2" draw:layer="layout" svg:x1="9.484cm" svg:y1="12cm" svg:x2="8.484cm" svg:y2="13.5cm">
            <text:p/>
          </draw:line>
          <draw:g>
            <draw:frame draw:style-name="gr56" draw:text-style-name="P12" draw:layer="layout" svg:width="0.807cm" svg:height="0.564cm" svg:x="8.277cm" svg:y="11.7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8.984cm" svg:y="11.5cm">
              <text:p text:style-name="P4"><text:span text:style-name="T1">8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8.5cm" svg:y1="13.5cm" svg:x2="9.484cm" svg:y2="15cm">
            <text:p/>
          </draw:line>
          <draw:g>
            <draw:frame draw:style-name="gr56" draw:text-style-name="P12" draw:layer="layout" svg:width="0.807cm" svg:height="0.564cm" svg:x="6.25cm" svg:y="11.713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6.957cm" svg:y="11.501cm">
              <text:p text:style-name="P4"><text:span text:style-name="T1">1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7.277cm" svg:y="10.212cm">
              <draw:text-box>
                <text:p><text:span text:style-name="T3">+2</text:span></text:p>
              </draw:text-box>
            </draw:frame>
            <draw:custom-shape draw:style-name="gr35" draw:text-style-name="P15" draw:layer="layout" svg:width="1cm" svg:height="1cm" svg:x="7.984cm" svg:y="10cm">
              <text:p text:style-name="P4"><text:span text:style-name="T1">4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9.277cm" svg:y="13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9.984cm" svg:y="13cm">
              <text:p text:style-name="P4"><text:span text:style-name="T1">9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7.277cm" svg:y="13.212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7.984cm" svg:y="13cm">
              <text:p text:style-name="P4"><text:span text:style-name="T1">6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8.277cm" svg:y="14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8.984cm" svg:y="14.5cm">
              <text:p text:style-name="P4"><text:span text:style-name="T1">7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7" draw:text-style-name="P21" draw:layer="layout" svg:width="2.5cm" svg:height="2cm" svg:x="10.484cm" svg:y="11cm">
            <text:p text:style-name="P20"><text:span text:style-name="T4">Rot. Dir.</text:span></text:p>
            <text:p text:style-name="P20"><text:span text:style-name="T4">de 88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28" draw:text-style-name="P21" draw:layer="layout" svg:width="2.5cm" svg:height="2cm" svg:x="17.5cm" svg:y="11cm">
            <text:p text:style-name="P20"><text:span text:style-name="T4">Rot. Esq.</text:span></text:p>
            <text:p text:style-name="P20"><text:span text:style-name="T4">de 42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22.516cm" svg:y1="10.5cm" svg:x2="21.5cm" svg:y2="12cm">
            <text:p/>
          </draw:line>
          <draw:line draw:style-name="gr2" draw:text-style-name="P3" draw:layer="layout" svg:x1="22.516cm" svg:y1="10.5cm" svg:x2="23.516cm" svg:y2="12cm">
            <text:p/>
          </draw:line>
          <draw:line draw:style-name="gr2" draw:text-style-name="P2" draw:layer="layout" svg:x1="23.516cm" svg:y1="12cm" svg:x2="22.5cm" svg:y2="13.5cm">
            <text:p/>
          </draw:line>
          <draw:line draw:style-name="gr2" draw:text-style-name="P2" draw:layer="layout" svg:x1="21.5cm" svg:y1="12cm" svg:x2="20.5cm" svg:y2="13.538cm">
            <text:p/>
          </draw:line>
          <draw:line draw:style-name="gr2" draw:text-style-name="P2" draw:layer="layout" svg:x1="23.516cm" svg:y1="12cm" svg:x2="24.5cm" svg:y2="13.5cm">
            <text:p/>
          </draw:line>
          <draw:g>
            <draw:frame draw:style-name="gr56" draw:text-style-name="P12" draw:layer="layout" svg:width="0.807cm" svg:height="0.564cm" svg:x="20.266cm" svg:y="11.713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20.973cm" svg:y="11.501cm">
              <text:p text:style-name="P4"><text:span text:style-name="T1">4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1.266cm" svg:y="10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1.973cm" svg:y="10cm">
              <text:p text:style-name="P4"><text:span text:style-name="T1">6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3.293cm" svg:y="13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4cm" svg:y="13cm">
              <text:p text:style-name="P4"><text:span text:style-name="T1">9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9.293cm" svg:y="13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0cm" svg:y="13cm">
              <text:p text:style-name="P4"><text:span text:style-name="T1">1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1.25cm" svg:y="13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1.957cm" svg:y="13cm">
              <text:p text:style-name="P4"><text:span text:style-name="T1">7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2.266cm" svg:y="11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2.973cm" svg:y="11.5cm">
              <text:p text:style-name="P4"><text:span text:style-name="T1">8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5.5cm" svg:y1="10.5cm" svg:x2="14.5cm" svg:y2="12cm">
            <text:p/>
          </draw:line>
          <draw:line draw:style-name="gr2" draw:text-style-name="P3" draw:layer="layout" svg:x1="15.5cm" svg:y1="10.5cm" svg:x2="16.5cm" svg:y2="12cm">
            <text:p/>
          </draw:line>
          <draw:line draw:style-name="gr2" draw:text-style-name="P2" draw:layer="layout" svg:x1="17.5cm" svg:y1="13.5cm" svg:x2="18.5cm" svg:y2="15cm">
            <text:p/>
          </draw:line>
          <draw:line draw:style-name="gr2" draw:text-style-name="P2" draw:layer="layout" svg:x1="16.5cm" svg:y1="12cm" svg:x2="15.5cm" svg:y2="13.5cm">
            <text:p/>
          </draw:line>
          <draw:line draw:style-name="gr2" draw:text-style-name="P2" draw:layer="layout" svg:x1="16.5cm" svg:y1="12cm" svg:x2="17.5cm" svg:y2="13.5cm">
            <text:p/>
          </draw:line>
          <draw:g>
            <draw:frame draw:style-name="gr56" draw:text-style-name="P12" draw:layer="layout" svg:width="0.807cm" svg:height="0.564cm" svg:x="13.266cm" svg:y="11.713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3.973cm" svg:y="11.501cm">
              <text:p text:style-name="P4"><text:span text:style-name="T1">1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4.293cm" svg:y="10.212cm">
              <draw:text-box>
                <text:p><text:span text:style-name="T3">+2</text:span></text:p>
              </draw:text-box>
            </draw:frame>
            <draw:custom-shape draw:style-name="gr35" draw:text-style-name="P15" draw:layer="layout" svg:width="1cm" svg:height="1cm" svg:x="15cm" svg:y="10cm">
              <text:p text:style-name="P4"><text:span text:style-name="T1">4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7.293cm" svg:y="14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8cm" svg:y="14.5cm">
              <text:p text:style-name="P4"><text:span text:style-name="T1">9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5.293cm" svg:y="11.712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16cm" svg:y="11.5cm">
              <text:p text:style-name="P4"><text:span text:style-name="T1">6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4.293cm" svg:y="13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5cm" svg:y="13cm">
              <text:p text:style-name="P4"><text:span text:style-name="T1">7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6.293cm" svg:y="13.212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17cm" svg:y="13cm">
              <text:p text:style-name="P4"><text:span text:style-name="T1">8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  <draw:page draw:name="page14" draw:style-name="dp1" draw:master-page-name="Padrão">
        <draw:frame draw:style-name="gr6" draw:text-style-name="P6" draw:layer="layout" svg:width="8.75cm" svg:height="0.962cm" svg:x="1.75cm" svg:y="0.788cm">
          <draw:text-box>
            <text:p>imagens/avl_ins_dir1.png</text:p>
          </draw:text-box>
        </draw:frame>
        <draw:g>
          <draw:custom-shape draw:style-name="gr129" draw:text-style-name="P1" draw:layer="layout" svg:width="12.25cm" svg:height="3cm" svg:x="1.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3.565cm" svg:y1="2.5cm" svg:x2="2.5cm" svg:y2="4cm">
            <text:p/>
          </draw:line>
          <draw:line draw:style-name="gr130" draw:text-style-name="P3" draw:layer="layout" svg:x1="3.565cm" svg:y1="2.5cm" svg:x2="4.5cm" svg:y2="4cm">
            <text:p/>
          </draw:line>
          <draw:custom-shape draw:style-name="gr25" draw:text-style-name="P13" draw:layer="layout" svg:width="1cm" svg:height="1cm" svg:x="3.065cm" svg:y="2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2.099cm" svg:y="3.5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2.429cm" svg:y="2.174cm">
            <draw:text-box>
              <text:p><text:span text:style-name="T3">-1</text:span></text:p>
            </draw:text-box>
          </draw:frame>
          <draw:frame draw:style-name="gr28" draw:text-style-name="P12" draw:layer="layout" svg:width="0.807cm" svg:height="0.564cm" svg:x="1.5cm" svg:y="3.736cm">
            <draw:text-box>
              <text:p><text:span text:style-name="T3">0</text:span></text:p>
            </draw:text-box>
          </draw:frame>
          <draw:custom-shape draw:style-name="gr131" draw:text-style-name="P5" draw:layer="layout" svg:width="1cm" svg:height="1cm" svg:x="4cm" svg:y="3.5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2" draw:text-style-name="P21" draw:layer="layout" svg:width="4.25cm" svg:height="1.25cm" svg:x="5.75cm" svg:y="2.75cm">
            <text:p text:style-name="P20"><text:span text:style-name="T4">avl-&gt;add(150);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12.065cm" svg:y1="2.5cm" svg:x2="11cm" svg:y2="4cm">
            <text:p/>
          </draw:line>
          <draw:line draw:style-name="gr133" draw:text-style-name="P3" draw:layer="layout" svg:x1="12.065cm" svg:y1="2.5cm" svg:x2="13cm" svg:y2="4cm">
            <text:p/>
          </draw:line>
          <draw:custom-shape draw:style-name="gr25" draw:text-style-name="P13" draw:layer="layout" svg:width="1cm" svg:height="1cm" svg:x="11.565cm" svg:y="2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0.599cm" svg:y="3.5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0.929cm" svg:y="2.174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10cm" svg:y="3.736cm">
            <draw:text-box>
              <text:p><text:span text:style-name="T3">0</text:span></text:p>
            </draw:text-box>
          </draw:frame>
          <draw:custom-shape draw:style-name="gr134" draw:text-style-name="P13" draw:layer="layout" svg:width="1cm" svg:height="1cm" svg:x="12.5cm" svg:y="3.5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1.901cm" svg:y="3.736cm">
            <draw:text-box>
              <text:p><text:span text:style-name="T3">0</text:span></text:p>
            </draw:text-box>
          </draw:frame>
        </draw:g>
        <draw:frame draw:style-name="gr6" draw:text-style-name="P6" draw:layer="layout" svg:width="8.75cm" svg:height="0.962cm" svg:x="1.75cm" svg:y="4.75cm">
          <draw:text-box>
            <text:p>imagens/avl_ins_dir2.png</text:p>
          </draw:text-box>
        </draw:frame>
        <draw:g>
          <draw:custom-shape draw:style-name="gr135" draw:text-style-name="P1" draw:layer="layout" svg:width="13.75cm" svg:height="4.538cm" svg:x="1.5cm" svg:y="5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0" draw:text-style-name="P3" draw:layer="layout" svg:x1="4.5cm" svg:y1="8cm" svg:x2="5.435cm" svg:y2="9.5cm">
            <text:p/>
          </draw:line>
          <draw:custom-shape draw:style-name="gr131" draw:text-style-name="P5" draw:layer="layout" svg:width="1cm" svg:height="1cm" svg:x="4.935cm" svg:y="9cm">
            <text:p text:style-name="P4"><text:span text:style-name="T1">15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6" draw:text-style-name="P21" draw:layer="layout" svg:width="4.25cm" svg:height="1.25cm" svg:x="6cm" svg:y="7.5cm">
            <text:p text:style-name="P20"><text:span text:style-name="T4">avl-&gt;add(155);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3.565cm" svg:y1="6.5cm" svg:x2="2.5cm" svg:y2="8cm">
            <text:p/>
          </draw:line>
          <draw:line draw:style-name="gr133" draw:text-style-name="P3" draw:layer="layout" svg:x1="3.565cm" svg:y1="6.5cm" svg:x2="4.5cm" svg:y2="8cm">
            <text:p/>
          </draw:line>
          <draw:custom-shape draw:style-name="gr25" draw:text-style-name="P13" draw:layer="layout" svg:width="1cm" svg:height="1cm" svg:x="3.065cm" svg:y="6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2.099cm" svg:y="7.5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2.429cm" svg:y="6.174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1.5cm" svg:y="7.736cm">
            <draw:text-box>
              <text:p><text:span text:style-name="T3">0</text:span></text:p>
            </draw:text-box>
          </draw:frame>
          <draw:custom-shape draw:style-name="gr134" draw:text-style-name="P13" draw:layer="layout" svg:width="1cm" svg:height="1cm" svg:x="4cm" svg:y="7.5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3.401cm" svg:y="7.736cm">
            <draw:text-box>
              <text:p><text:span text:style-name="T3">0</text:span></text:p>
            </draw:text-box>
          </draw:frame>
          <draw:line draw:style-name="gr133" draw:text-style-name="P3" draw:layer="layout" svg:x1="13.565cm" svg:y1="8cm" svg:x2="14.5cm" svg:y2="9.5cm">
            <text:p/>
          </draw:line>
          <draw:custom-shape draw:style-name="gr134" draw:text-style-name="P13" draw:layer="layout" svg:width="1cm" svg:height="1cm" svg:x="14cm" svg:y="9cm">
            <text:p text:style-name="P4"><text:span text:style-name="T1">15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63cm" svg:y1="6.5cm" svg:x2="11.565cm" svg:y2="8cm">
            <text:p/>
          </draw:line>
          <draw:line draw:style-name="gr133" draw:text-style-name="P3" draw:layer="layout" svg:x1="12.63cm" svg:y1="6.5cm" svg:x2="13.565cm" svg:y2="8cm">
            <text:p/>
          </draw:line>
          <draw:custom-shape draw:style-name="gr25" draw:text-style-name="P13" draw:layer="layout" svg:width="1cm" svg:height="1cm" svg:x="12.13cm" svg:y="6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1.164cm" svg:y="7.5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1.394cm" svg:y="6.174cm">
            <draw:text-box>
              <text:p><text:span text:style-name="T3">+1</text:span></text:p>
            </draw:text-box>
          </draw:frame>
          <draw:frame draw:style-name="gr28" draw:text-style-name="P12" draw:layer="layout" svg:width="0.807cm" svg:height="0.564cm" svg:x="10.565cm" svg:y="7.736cm">
            <draw:text-box>
              <text:p><text:span text:style-name="T3">0</text:span></text:p>
            </draw:text-box>
          </draw:frame>
          <draw:custom-shape draw:style-name="gr134" draw:text-style-name="P13" draw:layer="layout" svg:width="1cm" svg:height="1cm" svg:x="13.065cm" svg:y="7.5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2.366cm" svg:y="7.736cm">
            <draw:text-box>
              <text:p><text:span text:style-name="T3">+1</text:span></text:p>
            </draw:text-box>
          </draw:frame>
          <draw:frame draw:style-name="gr28" draw:text-style-name="P12" draw:layer="layout" svg:width="0.807cm" svg:height="0.564cm" svg:x="13.458cm" svg:y="9.186cm">
            <draw:text-box>
              <text:p><text:span text:style-name="T3">0</text:span></text:p>
            </draw:text-box>
          </draw:frame>
        </draw:g>
        <draw:frame draw:style-name="gr6" draw:text-style-name="P6" draw:layer="layout" svg:width="8.75cm" svg:height="0.962cm" svg:x="1.75cm" svg:y="10.75cm">
          <draw:text-box>
            <text:p>imagens/avl_ins_dir3.png</text:p>
          </draw:text-box>
        </draw:frame>
        <draw:g>
          <draw:g>
            <draw:custom-shape draw:style-name="gr137" draw:text-style-name="P1" draw:layer="layout" svg:width="10.75cm" svg:height="4.538cm" svg:x="1.421cm" svg:y="11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0" draw:text-style-name="P3" draw:layer="layout" svg:x1="3.421cm" svg:y1="14.038cm" svg:x2="4.356cm" svg:y2="15.538cm">
              <text:p/>
            </draw:line>
            <draw:custom-shape draw:style-name="gr131" draw:text-style-name="P5" draw:layer="layout" svg:width="1cm" svg:height="1cm" svg:x="3.856cm" svg:y="15.038cm">
              <text:p text:style-name="P4"><text:span text:style-name="T1">15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8" draw:text-style-name="P21" draw:layer="layout" svg:width="4.25cm" svg:height="1.25cm" svg:x="4.921cm" svg:y="13.538cm">
              <text:p text:style-name="P20"><text:span text:style-name="T4">avl-&gt;add(155);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line draw:style-name="gr133" draw:text-style-name="P3" draw:layer="layout" svg:x1="2.486cm" svg:y1="12.538cm" svg:x2="3.421cm" svg:y2="14.038cm">
              <text:p/>
            </draw:line>
            <draw:custom-shape draw:style-name="gr25" draw:text-style-name="P13" draw:layer="layout" svg:width="1cm" svg:height="1cm" svg:x="1.986cm" svg:y="12.038cm">
              <text:p text:style-name="P4"><text:span text:style-name="T1">1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8" draw:text-style-name="P12" draw:layer="layout" svg:width="0.807cm" svg:height="0.564cm" svg:x="1.25cm" svg:y="12.212cm">
              <draw:text-box>
                <text:p><text:span text:style-name="T3">+1</text:span></text:p>
              </draw:text-box>
            </draw:frame>
            <draw:custom-shape draw:style-name="gr134" draw:text-style-name="P13" draw:layer="layout" svg:width="1cm" svg:height="1cm" svg:x="2.921cm" svg:y="13.538cm">
              <text:p text:style-name="P4"><text:span text:style-name="T1">1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8" draw:text-style-name="P12" draw:layer="layout" svg:width="0.807cm" svg:height="0.564cm" svg:x="2.322cm" svg:y="13.774cm">
              <draw:text-box>
                <text:p><text:span text:style-name="T3">0</text:span></text:p>
              </draw:text-box>
            </draw:frame>
            <draw:line draw:style-name="gr133" draw:text-style-name="P3" draw:layer="layout" svg:x1="10.486cm" svg:y1="14.038cm" svg:x2="11.421cm" svg:y2="15.538cm">
              <text:p/>
            </draw:line>
            <draw:custom-shape draw:style-name="gr134" draw:text-style-name="P13" draw:layer="layout" svg:width="1cm" svg:height="1cm" svg:x="10.921cm" svg:y="15.038cm">
              <text:p text:style-name="P4"><text:span text:style-name="T1">15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3" draw:text-style-name="P3" draw:layer="layout" svg:x1="9.551cm" svg:y1="12.538cm" svg:x2="10.486cm" svg:y2="14.038cm">
              <text:p/>
            </draw:line>
            <draw:custom-shape draw:style-name="gr35" draw:text-style-name="P15" draw:layer="layout" svg:width="1cm" svg:height="1cm" svg:x="9.051cm" svg:y="12.038cm">
              <text:p text:style-name="P4"><text:span text:style-name="T1">1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8" draw:text-style-name="P12" draw:layer="layout" svg:width="0.807cm" svg:height="0.564cm" svg:x="8.315cm" svg:y="12.212cm">
              <draw:text-box>
                <text:p><text:span text:style-name="T3">+2</text:span></text:p>
              </draw:text-box>
            </draw:frame>
            <draw:custom-shape draw:style-name="gr134" draw:text-style-name="P13" draw:layer="layout" svg:width="1cm" svg:height="1cm" svg:x="9.986cm" svg:y="13.538cm">
              <text:p text:style-name="P4"><text:span text:style-name="T1">1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8" draw:text-style-name="P12" draw:layer="layout" svg:width="0.807cm" svg:height="0.564cm" svg:x="9.287cm" svg:y="13.774cm">
              <draw:text-box>
                <text:p><text:span text:style-name="T3">+1</text:span></text:p>
              </draw:text-box>
            </draw:frame>
            <draw:frame draw:style-name="gr28" draw:text-style-name="P12" draw:layer="layout" svg:width="0.807cm" svg:height="0.564cm" svg:x="10.379cm" svg:y="15.224cm">
              <draw:text-box>
                <text:p><text:span text:style-name="T3">0</text:span></text:p>
              </draw:text-box>
            </draw:frame>
          </draw:g>
        </draw:g>
      </draw:page>
      <draw:page draw:name="page15" draw:style-name="dp1" draw:master-page-name="Padrão">
        <draw:frame draw:style-name="gr6" draw:text-style-name="P6" draw:layer="layout" svg:width="8.75cm" svg:height="0.962cm" svg:x="1.75cm" svg:y="0.788cm">
          <draw:text-box>
            <text:p>imagens/avl_ins_esq1.png</text:p>
          </draw:text-box>
        </draw:frame>
        <draw:g>
          <draw:custom-shape draw:style-name="gr139" draw:text-style-name="P1" draw:layer="layout" svg:width="12cm" svg:height="3cm" svg:x="1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3.565cm" svg:y1="2.5cm" svg:x2="2.5cm" svg:y2="4cm">
            <text:p/>
          </draw:line>
          <draw:line draw:style-name="gr130" draw:text-style-name="P3" draw:layer="layout" svg:x1="3.565cm" svg:y1="2.5cm" svg:x2="4.5cm" svg:y2="4cm">
            <text:p/>
          </draw:line>
          <draw:custom-shape draw:style-name="gr25" draw:text-style-name="P13" draw:layer="layout" svg:width="1cm" svg:height="1cm" svg:x="3.065cm" svg:y="2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4cm" svg:y="3.5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2.329cm" svg:y="2.174cm">
            <draw:text-box>
              <text:p><text:span text:style-name="T3">+1</text:span></text:p>
            </draw:text-box>
          </draw:frame>
          <draw:frame draw:style-name="gr28" draw:text-style-name="P12" draw:layer="layout" svg:width="0.807cm" svg:height="0.564cm" svg:x="3.401cm" svg:y="3.736cm">
            <draw:text-box>
              <text:p><text:span text:style-name="T3">0</text:span></text:p>
            </draw:text-box>
          </draw:frame>
          <draw:custom-shape draw:style-name="gr131" draw:text-style-name="P5" draw:layer="layout" svg:width="1cm" svg:height="1cm" svg:x="2cm" svg:y="3.5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0" draw:text-style-name="P21" draw:layer="layout" svg:width="4.25cm" svg:height="1.25cm" svg:x="5.75cm" svg:y="2.75cm">
            <text:p text:style-name="P20"><text:span text:style-name="T4">avl-&gt;add(100);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12.065cm" svg:y1="2.5cm" svg:x2="11cm" svg:y2="4cm">
            <text:p/>
          </draw:line>
          <draw:line draw:style-name="gr133" draw:text-style-name="P3" draw:layer="layout" svg:x1="12.065cm" svg:y1="2.5cm" svg:x2="13cm" svg:y2="4cm">
            <text:p/>
          </draw:line>
          <draw:custom-shape draw:style-name="gr25" draw:text-style-name="P13" draw:layer="layout" svg:width="1cm" svg:height="1cm" svg:x="11.565cm" svg:y="2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0.599cm" svg:y="3.5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0.929cm" svg:y="2.174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10cm" svg:y="3.736cm">
            <draw:text-box>
              <text:p><text:span text:style-name="T3">0</text:span></text:p>
            </draw:text-box>
          </draw:frame>
          <draw:custom-shape draw:style-name="gr134" draw:text-style-name="P13" draw:layer="layout" svg:width="1cm" svg:height="1cm" svg:x="12.5cm" svg:y="3.5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1.901cm" svg:y="3.736cm">
            <draw:text-box>
              <text:p><text:span text:style-name="T3">0</text:span></text:p>
            </draw:text-box>
          </draw:frame>
        </draw:g>
        <draw:frame draw:style-name="gr6" draw:text-style-name="P6" draw:layer="layout" svg:width="8.75cm" svg:height="0.962cm" svg:x="1.75cm" svg:y="4.75cm">
          <draw:text-box>
            <text:p>imagens/avl_ins_esq2.png</text:p>
          </draw:text-box>
        </draw:frame>
        <draw:g>
          <draw:custom-shape draw:style-name="gr141" draw:text-style-name="P1" draw:layer="layout" svg:width="12.75cm" svg:height="4.538cm" svg:x="1.5cm" svg:y="5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0" draw:text-style-name="P3" draw:layer="layout" svg:x1="4.5cm" svg:y1="8cm" svg:x2="3.5cm" svg:y2="9.5cm">
            <text:p/>
          </draw:line>
          <draw:custom-shape draw:style-name="gr131" draw:text-style-name="P5" draw:layer="layout" svg:width="1cm" svg:height="1cm" svg:x="3cm" svg:y="9cm">
            <text:p text:style-name="P4"><text:span text:style-name="T1">14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2" draw:text-style-name="P21" draw:layer="layout" svg:width="4.25cm" svg:height="1.25cm" svg:x="6cm" svg:y="7.5cm">
            <text:p text:style-name="P20"><text:span text:style-name="T4">avl-&gt;add(140);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3.565cm" svg:y1="6.5cm" svg:x2="2.5cm" svg:y2="8cm">
            <text:p/>
          </draw:line>
          <draw:line draw:style-name="gr133" draw:text-style-name="P3" draw:layer="layout" svg:x1="3.565cm" svg:y1="6.5cm" svg:x2="4.5cm" svg:y2="8cm">
            <text:p/>
          </draw:line>
          <draw:custom-shape draw:style-name="gr25" draw:text-style-name="P13" draw:layer="layout" svg:width="1cm" svg:height="1cm" svg:x="3.065cm" svg:y="6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2.099cm" svg:y="7.5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2.429cm" svg:y="6.174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1.5cm" svg:y="7.736cm">
            <draw:text-box>
              <text:p><text:span text:style-name="T3">0</text:span></text:p>
            </draw:text-box>
          </draw:frame>
          <draw:custom-shape draw:style-name="gr134" draw:text-style-name="P13" draw:layer="layout" svg:width="1cm" svg:height="1cm" svg:x="4cm" svg:y="7.5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3.401cm" svg:y="7.736cm">
            <draw:text-box>
              <text:p><text:span text:style-name="T3">0</text:span></text:p>
            </draw:text-box>
          </draw:frame>
          <draw:line draw:style-name="gr133" draw:text-style-name="P3" draw:layer="layout" svg:x1="13.565cm" svg:y1="8cm" svg:x2="12.5cm" svg:y2="9.5cm">
            <text:p/>
          </draw:line>
          <draw:custom-shape draw:style-name="gr134" draw:text-style-name="P13" draw:layer="layout" svg:width="1cm" svg:height="1cm" svg:x="12cm" svg:y="9cm">
            <text:p text:style-name="P4"><text:span text:style-name="T1">14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63cm" svg:y1="6.5cm" svg:x2="11.565cm" svg:y2="8cm">
            <text:p/>
          </draw:line>
          <draw:line draw:style-name="gr133" draw:text-style-name="P3" draw:layer="layout" svg:x1="12.63cm" svg:y1="6.5cm" svg:x2="13.565cm" svg:y2="8cm">
            <text:p/>
          </draw:line>
          <draw:custom-shape draw:style-name="gr25" draw:text-style-name="P13" draw:layer="layout" svg:width="1cm" svg:height="1cm" svg:x="12.13cm" svg:y="6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1.164cm" svg:y="7.5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1.394cm" svg:y="6.174cm">
            <draw:text-box>
              <text:p><text:span text:style-name="T3">+1</text:span></text:p>
            </draw:text-box>
          </draw:frame>
          <draw:frame draw:style-name="gr28" draw:text-style-name="P12" draw:layer="layout" svg:width="0.807cm" svg:height="0.564cm" svg:x="10.565cm" svg:y="7.736cm">
            <draw:text-box>
              <text:p><text:span text:style-name="T3">0</text:span></text:p>
            </draw:text-box>
          </draw:frame>
          <draw:custom-shape draw:style-name="gr134" draw:text-style-name="P13" draw:layer="layout" svg:width="1cm" svg:height="1cm" svg:x="13.065cm" svg:y="7.5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2.366cm" svg:y="7.736cm">
            <draw:text-box>
              <text:p><text:span text:style-name="T3">-1</text:span></text:p>
            </draw:text-box>
          </draw:frame>
          <draw:frame draw:style-name="gr28" draw:text-style-name="P12" draw:layer="layout" svg:width="0.807cm" svg:height="0.564cm" svg:x="11.458cm" svg:y="9.186cm">
            <draw:text-box>
              <text:p><text:span text:style-name="T3">0</text:span></text:p>
            </draw:text-box>
          </draw:frame>
        </draw:g>
        <draw:frame draw:style-name="gr6" draw:text-style-name="P6" draw:layer="layout" svg:width="8.75cm" svg:height="0.962cm" svg:x="1.75cm" svg:y="10.75cm">
          <draw:text-box>
            <text:p>imagens/avl_ins_esq3.png</text:p>
          </draw:text-box>
        </draw:frame>
        <draw:g>
          <draw:custom-shape draw:style-name="gr143" draw:text-style-name="P1" draw:layer="layout" svg:width="10.421cm" svg:height="4.538cm" svg:x="1.75cm" svg:y="1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0" draw:text-style-name="P3" draw:layer="layout" svg:x1="3.421cm" svg:y1="14.038cm" svg:x2="2.5cm" svg:y2="15.5cm">
            <text:p/>
          </draw:line>
          <draw:custom-shape draw:style-name="gr131" draw:text-style-name="P5" draw:layer="layout" svg:width="1cm" svg:height="1cm" svg:x="2cm" svg:y="15cm">
            <text:p text:style-name="P4"><text:span text:style-name="T1">9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4" draw:text-style-name="P21" draw:layer="layout" svg:width="4.25cm" svg:height="1.25cm" svg:x="4.921cm" svg:y="13.538cm">
            <text:p text:style-name="P20"><text:span text:style-name="T4">avl-&gt;add(90);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133" draw:text-style-name="P3" draw:layer="layout" svg:x1="4.5cm" svg:y1="12.5cm" svg:x2="3.5cm" svg:y2="14cm">
            <text:p/>
          </draw:line>
          <draw:custom-shape draw:style-name="gr25" draw:text-style-name="P13" draw:layer="layout" svg:width="1cm" svg:height="1cm" svg:x="4cm" svg:y="12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3.364cm" svg:y="12.174cm">
            <draw:text-box>
              <text:p><text:span text:style-name="T3">-1</text:span></text:p>
            </draw:text-box>
          </draw:frame>
          <draw:custom-shape draw:style-name="gr134" draw:text-style-name="P13" draw:layer="layout" svg:width="1cm" svg:height="1cm" svg:x="3cm" svg:y="13.5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2.401cm" svg:y="13.736cm">
            <draw:text-box>
              <text:p><text:span text:style-name="T3">0</text:span></text:p>
            </draw:text-box>
          </draw:frame>
          <draw:line draw:style-name="gr133" draw:text-style-name="P3" draw:layer="layout" svg:x1="10.486cm" svg:y1="14.038cm" svg:x2="9.5cm" svg:y2="15.5cm">
            <text:p/>
          </draw:line>
          <draw:custom-shape draw:style-name="gr134" draw:text-style-name="P13" draw:layer="layout" svg:width="1cm" svg:height="1cm" svg:x="9cm" svg:y="15cm">
            <text:p text:style-name="P4"><text:span text:style-name="T1">9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3" draw:text-style-name="P3" draw:layer="layout" svg:x1="11.5cm" svg:y1="12.5cm" svg:x2="10.486cm" svg:y2="14.038cm">
            <text:p/>
          </draw:line>
          <draw:custom-shape draw:style-name="gr35" draw:text-style-name="P15" draw:layer="layout" svg:width="1cm" svg:height="1cm" svg:x="11cm" svg:y="12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0.364cm" svg:y="12.174cm">
            <draw:text-box>
              <text:p><text:span text:style-name="T3">-2</text:span></text:p>
            </draw:text-box>
          </draw:frame>
          <draw:custom-shape draw:style-name="gr134" draw:text-style-name="P13" draw:layer="layout" svg:width="1cm" svg:height="1cm" svg:x="9.986cm" svg:y="13.538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9.287cm" svg:y="13.774cm">
            <draw:text-box>
              <text:p><text:span text:style-name="T3">+1</text:span></text:p>
            </draw:text-box>
          </draw:frame>
          <draw:frame draw:style-name="gr28" draw:text-style-name="P12" draw:layer="layout" svg:width="0.807cm" svg:height="0.564cm" svg:x="8.458cm" svg:y="15.186cm">
            <draw:text-box>
              <text:p><text:span text:style-name="T3">0</text:span></text:p>
            </draw:text-box>
          </draw:frame>
        </draw:g>
      </draw:page>
      <draw:page draw:name="page16" draw:style-name="dp1" draw:master-page-name="Padrão">
        <draw:custom-shape draw:style-name="gr145" draw:text-style-name="P1" draw:layer="layout" svg:width="2.75cm" svg:height="3cm" svg:x="16.5cm" svg:y="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6" draw:layer="layout" svg:width="9.5cm" svg:height="1cm" svg:x="1.25cm" svg:y="0.75cm">
          <draw:text-box>
            <text:p>imagens/avl-exercicio21.png</text:p>
          </draw:text-box>
        </draw:frame>
        <draw:custom-shape draw:style-name="gr146" draw:text-style-name="P1" draw:layer="layout" svg:width="10.75cm" svg:height="6cm" svg:x="0.5cm" svg:y="1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6.5cm" svg:y1="2.5cm" svg:x2="3.5cm" svg:y2="4cm">
          <text:p/>
        </draw:line>
        <draw:line draw:style-name="gr2" draw:text-style-name="P3" draw:layer="layout" svg:x1="6.5cm" svg:y1="2.5cm" svg:x2="9.5cm" svg:y2="4cm">
          <text:p/>
        </draw:line>
        <draw:custom-shape draw:style-name="gr3" draw:text-style-name="P5" draw:layer="layout" svg:width="1cm" svg:height="1cm" svg:x="6cm" svg:y="2cm">
          <text:p text:style-name="P4"><text:span text:style-name="T1">4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5cm" svg:y1="4cm" svg:x2="10.5cm" svg:y2="5.5cm">
          <text:p/>
        </draw:line>
        <draw:custom-shape draw:style-name="gr3" draw:text-style-name="P5" draw:layer="layout" svg:width="1cm" svg:height="1cm" svg:x="10cm" svg:y="5cm">
          <text:p text:style-name="P4"><text:span text:style-name="T1">5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514cm" svg:y1="4.038cm" svg:x2="2.514cm" svg:y2="5.576cm">
          <text:p/>
        </draw:line>
        <draw:line draw:style-name="gr2" draw:text-style-name="P2" draw:layer="layout" svg:x1="9.5cm" svg:y1="3.962cm" svg:x2="8.5cm" svg:y2="5.5cm">
          <text:p/>
        </draw:line>
        <draw:line draw:style-name="gr2" draw:text-style-name="P2" draw:layer="layout" svg:x1="2.564cm" svg:y1="5.462cm" svg:x2="1.564cm" svg:y2="7cm">
          <text:p/>
        </draw:line>
        <draw:custom-shape draw:style-name="gr3" draw:text-style-name="P5" draw:layer="layout" svg:width="1cm" svg:height="1cm" svg:x="1.064cm" svg:y="6.5cm">
          <text:p text:style-name="P4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cm" svg:height="1cm" svg:x="9cm" svg:y="3.5cm">
          <text:p text:style-name="P4"><text:span text:style-name="T1">5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5cm" svg:y1="5.5cm" svg:x2="3.5cm" svg:y2="7cm">
          <text:p/>
        </draw:line>
        <draw:custom-shape draw:style-name="gr3" draw:text-style-name="P5" draw:layer="layout" svg:width="1cm" svg:height="1cm" svg:x="3cm" svg:y="6.5cm">
          <text:p text:style-name="P4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cm" svg:height="1cm" svg:x="2.014cm" svg:y="5.076cm">
          <text:p text:style-name="P4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5cm" svg:y1="4cm" svg:x2="4.5cm" svg:y2="5.5cm">
          <text:p/>
        </draw:line>
        <draw:line draw:style-name="gr2" draw:text-style-name="P2" draw:layer="layout" svg:x1="4.5cm" svg:y1="5.5cm" svg:x2="5.5cm" svg:y2="7cm">
          <text:p/>
        </draw:line>
        <draw:custom-shape draw:style-name="gr3" draw:text-style-name="P5" draw:layer="layout" svg:width="1cm" svg:height="1cm" svg:x="5cm" svg:y="6.5cm">
          <text:p text:style-name="P4"><text:span text:style-name="T1">4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cm" svg:height="1cm" svg:x="3cm" svg:y="3.538cm">
          <text:p text:style-name="P4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cm" svg:height="1cm" svg:x="4cm" svg:y="5cm">
          <text:p text:style-name="P4"><text:span text:style-name="T1">4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.5cm" svg:y1="5.462cm" svg:x2="7.5cm" svg:y2="7cm">
          <text:p/>
        </draw:line>
        <draw:custom-shape draw:style-name="gr3" draw:text-style-name="P5" draw:layer="layout" svg:width="1cm" svg:height="1cm" svg:x="8cm" svg:y="5cm">
          <text:p text:style-name="P4"><text:span text:style-name="T1">5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cm" svg:height="1cm" svg:x="7cm" svg:y="6.5cm">
          <text:p text:style-name="P4"><text:span text:style-name="T1">4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6" draw:layer="layout" svg:width="9.5cm" svg:height="1cm" svg:x="13.25cm" svg:y="0.75cm">
          <draw:text-box>
            <text:p>imagens/avl-exercicio21a.png</text:p>
          </draw:text-box>
        </draw:frame>
        <draw:line draw:style-name="gr2" draw:text-style-name="P2" draw:layer="layout" svg:x1="18.5cm" svg:y1="5.5cm" svg:x2="17.435cm" svg:y2="7cm">
          <text:p/>
        </draw:line>
        <draw:custom-shape draw:style-name="gr25" draw:text-style-name="P13" draw:layer="layout" svg:width="1cm" svg:height="1cm" svg:x="17.034cm" svg:y="6.5cm">
          <text:p text:style-name="P4"><text:span text:style-name="T1">4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2" draw:layer="layout" svg:width="0.807cm" svg:height="0.564cm" svg:x="16.435cm" svg:y="6.736cm">
          <draw:text-box>
            <text:p><text:span text:style-name="T3">0</text:span></text:p>
          </draw:text-box>
        </draw:frame>
        <draw:g>
          <draw:custom-shape draw:style-name="gr147" draw:text-style-name="P1" draw:layer="layout" svg:width="1.75cm" svg:height="1.5cm" svg:x="17.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8" draw:text-style-name="P12" draw:layer="layout" svg:width="0.807cm" svg:height="0.564cm" svg:x="17.364cm" svg:y="2.174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18.001cm" svg:y="2.001cm">
            <text:p text:style-name="P4"><text:span text:style-name="T1">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6" draw:layer="layout" svg:width="9.5cm" svg:height="1cm" svg:x="13.25cm" svg:y="3.75cm">
          <draw:text-box>
            <text:p>imagens/avl-exercicio21b.png</text:p>
          </draw:text-box>
        </draw:frame>
        <draw:frame draw:style-name="gr28" draw:text-style-name="P12" draw:layer="layout" svg:width="0.807cm" svg:height="0.564cm" svg:x="17.364cm" svg:y="5.174cm">
          <draw:text-box>
            <text:p><text:span text:style-name="T3">-1</text:span></text:p>
          </draw:text-box>
        </draw:frame>
        <draw:custom-shape draw:style-name="gr25" draw:text-style-name="P13" draw:layer="layout" svg:width="1cm" svg:height="1cm" svg:x="18.001cm" svg:y="5.001cm">
          <text:p text:style-name="P4"><text:span text:style-name="T1">5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1" draw:layer="layout" svg:width="2.75cm" svg:height="3cm" svg:x="16.5cm" svg:y="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8.5cm" svg:y1="5.5cm" svg:x2="17.435cm" svg:y2="7cm">
          <text:p/>
        </draw:line>
        <draw:custom-shape draw:style-name="gr25" draw:text-style-name="P13" draw:layer="layout" svg:width="1cm" svg:height="1cm" svg:x="17.034cm" svg:y="6.5cm">
          <text:p text:style-name="P4"><text:span text:style-name="T1">4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2" draw:layer="layout" svg:width="0.807cm" svg:height="0.564cm" svg:x="16.435cm" svg:y="6.736cm">
          <draw:text-box>
            <text:p><text:span text:style-name="T3">0</text:span></text:p>
          </draw:text-box>
        </draw:frame>
        <draw:frame draw:style-name="gr16" draw:text-style-name="P6" draw:layer="layout" svg:width="9.5cm" svg:height="1cm" svg:x="13.25cm" svg:y="3.75cm">
          <draw:text-box>
            <text:p>imagens/avl-exercicio21b.png</text:p>
          </draw:text-box>
        </draw:frame>
        <draw:frame draw:style-name="gr28" draw:text-style-name="P12" draw:layer="layout" svg:width="0.807cm" svg:height="0.564cm" svg:x="17.364cm" svg:y="5.174cm">
          <draw:text-box>
            <text:p><text:span text:style-name="T3">-1</text:span></text:p>
          </draw:text-box>
        </draw:frame>
        <draw:custom-shape draw:style-name="gr25" draw:text-style-name="P13" draw:layer="layout" svg:width="1cm" svg:height="1cm" svg:x="18.001cm" svg:y="5.001cm">
          <text:p text:style-name="P4"><text:span text:style-name="T1">5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6" draw:layer="layout" svg:width="9.5cm" svg:height="1cm" svg:x="13.25cm" svg:y="7.75cm">
          <draw:text-box>
            <text:p>imagens/avl-exercicio21c.png</text:p>
          </draw:text-box>
        </draw:frame>
        <draw:g>
          <draw:custom-shape draw:style-name="gr148" draw:text-style-name="P1" draw:layer="layout" svg:width="11.75cm" svg:height="4.5cm" svg:x="14.5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9" draw:text-style-name="P21" draw:layer="layout" svg:width="4.25cm" svg:height="1.25cm" svg:x="18.25cm" svg:y="10cm">
            <text:p text:style-name="P20"><text:span text:style-name="T4">Rot. D de 50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28" draw:text-style-name="P12" draw:layer="layout" svg:width="0.807cm" svg:height="0.564cm" svg:x="14.401cm" svg:y="12.236cm">
            <draw:text-box>
              <text:p><text:span text:style-name="T3">0</text:span></text:p>
            </draw:text-box>
          </draw:frame>
          <draw:line draw:style-name="gr2" draw:text-style-name="P2" draw:layer="layout" svg:x1="17.5cm" svg:y1="9.5cm" svg:x2="16.435cm" svg:y2="11cm">
            <text:p/>
          </draw:line>
          <draw:frame draw:style-name="gr28" draw:text-style-name="P12" draw:layer="layout" svg:width="0.807cm" svg:height="0.564cm" svg:x="15.435cm" svg:y="10.736cm">
            <draw:text-box>
              <text:p><text:span text:style-name="T3">-1</text:span></text:p>
            </draw:text-box>
          </draw:frame>
          <draw:frame draw:style-name="gr28" draw:text-style-name="P12" draw:layer="layout" svg:width="0.807cm" svg:height="0.564cm" svg:x="16.364cm" svg:y="9.174cm">
            <draw:text-box>
              <text:p><text:span text:style-name="T3">-2</text:span></text:p>
            </draw:text-box>
          </draw:frame>
          <draw:custom-shape draw:style-name="gr35" draw:text-style-name="P15" draw:layer="layout" svg:width="1cm" svg:height="1cm" svg:x="17.001cm" svg:y="9.001cm">
            <text:p text:style-name="P4"><text:span text:style-name="T1">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3" draw:text-style-name="P3" draw:layer="layout" svg:x1="16.565cm" svg:y1="11cm" svg:x2="15.5cm" svg:y2="12.5cm">
            <text:p/>
          </draw:line>
          <draw:custom-shape draw:style-name="gr25" draw:text-style-name="P13" draw:layer="layout" svg:width="1cm" svg:height="1cm" svg:x="16.034cm" svg:y="10.5cm">
            <text:p text:style-name="P4"><text:span text:style-name="T1">4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4" draw:text-style-name="P13" draw:layer="layout" svg:width="1cm" svg:height="1cm" svg:x="15cm" svg:y="12cm">
            <text:p text:style-name="P4"><text:span text:style-name="T1">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4.565cm" svg:y1="9.5cm" svg:x2="23.5cm" svg:y2="11cm">
            <text:p/>
          </draw:line>
          <draw:line draw:style-name="gr133" draw:text-style-name="P3" draw:layer="layout" svg:x1="24.565cm" svg:y1="9.5cm" svg:x2="25.5cm" svg:y2="11cm">
            <text:p/>
          </draw:line>
          <draw:custom-shape draw:style-name="gr25" draw:text-style-name="P13" draw:layer="layout" svg:width="1cm" svg:height="1cm" svg:x="24.065cm" svg:y="9cm">
            <text:p text:style-name="P4"><text:span text:style-name="T1">4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23.099cm" svg:y="10.5cm">
            <text:p text:style-name="P4"><text:span text:style-name="T1">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23.329cm" svg:y="9.174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22.5cm" svg:y="10.736cm">
            <draw:text-box>
              <text:p><text:span text:style-name="T3">0</text:span></text:p>
            </draw:text-box>
          </draw:frame>
          <draw:custom-shape draw:style-name="gr134" draw:text-style-name="P13" draw:layer="layout" svg:width="1cm" svg:height="1cm" svg:x="25cm" svg:y="10.5cm">
            <text:p text:style-name="P4"><text:span text:style-name="T1">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24.301cm" svg:y="10.736cm">
            <draw:text-box>
              <text:p><text:span text:style-name="T3">0</text:span></text:p>
            </draw:text-box>
          </draw:frame>
        </draw:g>
        <draw:frame draw:style-name="gr16" draw:text-style-name="P6" draw:layer="layout" svg:width="9.5cm" svg:height="1cm" svg:x="1.25cm" svg:y="8.75cm">
          <draw:text-box>
            <text:p>imagens/avl-exercicio21d.png</text:p>
          </draw:text-box>
        </draw:frame>
        <draw:g>
          <draw:custom-shape draw:style-name="gr150" draw:text-style-name="P1" draw:layer="layout" svg:width="3.75cm" svg:height="4.5cm" svg:x="3.5cm" svg:y="9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5.565cm" svg:y1="10.5cm" svg:x2="4.5cm" svg:y2="12cm">
            <text:p/>
          </draw:line>
          <draw:line draw:style-name="gr133" draw:text-style-name="P3" draw:layer="layout" svg:x1="5.565cm" svg:y1="10.5cm" svg:x2="6.5cm" svg:y2="12cm">
            <text:p/>
          </draw:line>
          <draw:custom-shape draw:style-name="gr25" draw:text-style-name="P13" draw:layer="layout" svg:width="1cm" svg:height="1cm" svg:x="5.065cm" svg:y="10cm">
            <text:p text:style-name="P4"><text:span text:style-name="T1">4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4.099cm" svg:y="11.5cm">
            <text:p text:style-name="P4"><text:span text:style-name="T1">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4.329cm" svg:y="10.174cm">
            <draw:text-box>
              <text:p><text:span text:style-name="T3">+1</text:span></text:p>
            </draw:text-box>
          </draw:frame>
          <draw:frame draw:style-name="gr28" draw:text-style-name="P12" draw:layer="layout" svg:width="0.807cm" svg:height="0.564cm" svg:x="3.5cm" svg:y="11.736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5.301cm" svg:y="11.736cm">
            <draw:text-box>
              <text:p><text:span text:style-name="T3">-1</text:span></text:p>
            </draw:text-box>
          </draw:frame>
          <draw:line draw:style-name="gr2" draw:text-style-name="P2" draw:layer="layout" svg:x1="6.565cm" svg:y1="12cm" svg:x2="5.5cm" svg:y2="13.5cm">
            <text:p/>
          </draw:line>
          <draw:custom-shape draw:style-name="gr25" draw:text-style-name="P13" draw:layer="layout" svg:width="1cm" svg:height="1cm" svg:x="5.099cm" svg:y="13cm">
            <text:p text:style-name="P4"><text:span text:style-name="T1">4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4.5cm" svg:y="13.236cm">
            <draw:text-box>
              <text:p><text:span text:style-name="T3">0</text:span></text:p>
            </draw:text-box>
          </draw:frame>
          <draw:custom-shape draw:style-name="gr134" draw:text-style-name="P13" draw:layer="layout" svg:width="1cm" svg:height="1cm" svg:x="6cm" svg:y="11.5cm">
            <text:p text:style-name="P4"><text:span text:style-name="T1">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6" draw:layer="layout" svg:width="9.5cm" svg:height="1cm" svg:x="2.5cm" svg:y="14cm">
          <draw:text-box>
            <text:p>imagens/avl-exercicio21e.png</text:p>
          </draw:text-box>
        </draw:frame>
        <draw:g>
          <draw:custom-shape draw:style-name="gr63" draw:text-style-name="P1" draw:layer="layout" svg:width="13.75cm" svg:height="6cm" svg:x="2.5cm" svg:y="14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1" draw:text-style-name="P21" draw:layer="layout" svg:width="4.25cm" svg:height="1.25cm" svg:x="6.75cm" svg:y="16cm">
            <text:p text:style-name="P20"><text:span text:style-name="T4">Rot. E+D de 50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4.565cm" svg:y1="15.5cm" svg:x2="3.5cm" svg:y2="17cm">
            <text:p/>
          </draw:line>
          <draw:line draw:style-name="gr133" draw:text-style-name="P3" draw:layer="layout" svg:x1="4.565cm" svg:y1="15.5cm" svg:x2="5.5cm" svg:y2="17cm">
            <text:p/>
          </draw:line>
          <draw:custom-shape draw:style-name="gr35" draw:text-style-name="P15" draw:layer="layout" svg:width="1cm" svg:height="1cm" svg:x="4.065cm" svg:y="15cm">
            <text:p text:style-name="P4"><text:span text:style-name="T1">4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3.099cm" svg:y="16.5cm">
            <text:p text:style-name="P4"><text:span text:style-name="T1">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3.329cm" svg:y="15.174cm">
            <draw:text-box>
              <text:p><text:span text:style-name="T3">+2</text:span></text:p>
            </draw:text-box>
          </draw:frame>
          <draw:frame draw:style-name="gr28" draw:text-style-name="P12" draw:layer="layout" svg:width="0.807cm" svg:height="0.564cm" svg:x="2.5cm" svg:y="16.736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4.301cm" svg:y="16.736cm">
            <draw:text-box>
              <text:p><text:span text:style-name="T3">-2</text:span></text:p>
            </draw:text-box>
          </draw:frame>
          <draw:line draw:style-name="gr2" draw:text-style-name="P2" draw:layer="layout" svg:x1="5.565cm" svg:y1="17cm" svg:x2="4.5cm" svg:y2="18.5cm">
            <text:p/>
          </draw:line>
          <draw:frame draw:style-name="gr28" draw:text-style-name="P12" draw:layer="layout" svg:width="0.807cm" svg:height="0.564cm" svg:x="3.2cm" svg:y="18.236cm">
            <draw:text-box>
              <text:p><text:span text:style-name="T3">+1</text:span></text:p>
            </draw:text-box>
          </draw:frame>
          <draw:custom-shape draw:style-name="gr152" draw:text-style-name="P15" draw:layer="layout" svg:width="1cm" svg:height="1cm" svg:x="5cm" svg:y="16.5cm">
            <text:p text:style-name="P4"><text:span text:style-name="T1">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3" draw:text-style-name="P3" draw:layer="layout" svg:x1="4.565cm" svg:y1="18.5cm" svg:x2="5.5cm" svg:y2="20cm">
            <text:p/>
          </draw:line>
          <draw:frame draw:style-name="gr28" draw:text-style-name="P12" draw:layer="layout" svg:width="0.807cm" svg:height="0.564cm" svg:x="4.301cm" svg:y="19.736cm">
            <draw:text-box>
              <text:p><text:span text:style-name="T3">0</text:span></text:p>
            </draw:text-box>
          </draw:frame>
          <draw:custom-shape draw:style-name="gr134" draw:text-style-name="P13" draw:layer="layout" svg:width="1cm" svg:height="1cm" svg:x="5cm" svg:y="19.5cm">
            <text:p text:style-name="P4"><text:span text:style-name="T1">4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4.099cm" svg:y="18cm">
            <text:p text:style-name="P4"><text:span text:style-name="T1">4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3.565cm" svg:y1="15.5cm" svg:x2="12.5cm" svg:y2="17cm">
            <text:p/>
          </draw:line>
          <draw:line draw:style-name="gr133" draw:text-style-name="P3" draw:layer="layout" svg:x1="13.565cm" svg:y1="15.5cm" svg:x2="14.5cm" svg:y2="17cm">
            <text:p/>
          </draw:line>
          <draw:custom-shape draw:style-name="gr25" draw:text-style-name="P13" draw:layer="layout" svg:width="1cm" svg:height="1cm" svg:x="13.065cm" svg:y="15cm">
            <text:p text:style-name="P4"><text:span text:style-name="T1">4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2.099cm" svg:y="16.5cm">
            <text:p text:style-name="P4"><text:span text:style-name="T1">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2.329cm" svg:y="15.174cm">
            <draw:text-box>
              <text:p><text:span text:style-name="T3">+1</text:span></text:p>
            </draw:text-box>
          </draw:frame>
          <draw:frame draw:style-name="gr28" draw:text-style-name="P12" draw:layer="layout" svg:width="0.807cm" svg:height="0.564cm" svg:x="11.5cm" svg:y="16.736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13.301cm" svg:y="16.736cm">
            <draw:text-box>
              <text:p><text:span text:style-name="T3">0</text:span></text:p>
            </draw:text-box>
          </draw:frame>
          <draw:line draw:style-name="gr2" draw:text-style-name="P2" draw:layer="layout" svg:x1="14.565cm" svg:y1="17cm" svg:x2="13.5cm" svg:y2="18.5cm">
            <text:p/>
          </draw:line>
          <draw:frame draw:style-name="gr28" draw:text-style-name="P12" draw:layer="layout" svg:width="0.807cm" svg:height="0.564cm" svg:x="12.2cm" svg:y="18.236cm">
            <draw:text-box>
              <text:p><text:span text:style-name="T3">0</text:span></text:p>
            </draw:text-box>
          </draw:frame>
          <draw:line draw:style-name="gr133" draw:text-style-name="P3" draw:layer="layout" svg:x1="14.565cm" svg:y1="17cm" svg:x2="15.5cm" svg:y2="18.5cm">
            <text:p/>
          </draw:line>
          <draw:frame draw:style-name="gr28" draw:text-style-name="P12" draw:layer="layout" svg:width="0.807cm" svg:height="0.564cm" svg:x="14.301cm" svg:y="18.236cm">
            <draw:text-box>
              <text:p><text:span text:style-name="T3">0</text:span></text:p>
            </draw:text-box>
          </draw:frame>
          <draw:custom-shape draw:style-name="gr134" draw:text-style-name="P13" draw:layer="layout" svg:width="1cm" svg:height="1cm" svg:x="15cm" svg:y="18cm">
            <text:p text:style-name="P4"><text:span text:style-name="T1">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3.099cm" svg:y="18cm">
            <text:p text:style-name="P4"><text:span text:style-name="T1">4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4" draw:text-style-name="P13" draw:layer="layout" svg:width="1cm" svg:height="1cm" svg:x="14cm" svg:y="16.5cm">
            <text:p text:style-name="P4"><text:span text:style-name="T1">4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7" draw:style-name="dp1" draw:master-page-name="Padrão">
        <draw:frame draw:style-name="gr16" draw:text-style-name="P6" draw:layer="layout" svg:width="9.5cm" svg:height="1cm" svg:x="1.25cm" svg:y="0.75cm">
          <draw:text-box>
            <text:p>imagens/avl-exercicio22.png</text:p>
          </draw:text-box>
        </draw:frame>
        <draw:g>
          <draw:custom-shape draw:style-name="gr153" draw:text-style-name="P1" draw:layer="layout" svg:width="14.5cm" svg:height="7.5cm" svg:x="0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8.5cm" svg:y1="2.5cm" svg:x2="4.5cm" svg:y2="4cm">
            <text:p/>
          </draw:line>
          <draw:line draw:style-name="gr2" draw:text-style-name="P3" draw:layer="layout" svg:x1="8.5cm" svg:y1="2.5cm" svg:x2="12.5cm" svg:y2="4cm">
            <text:p/>
          </draw:line>
          <draw:custom-shape draw:style-name="gr3" draw:text-style-name="P5" draw:layer="layout" svg:width="1cm" svg:height="1cm" svg:x="8cm" svg:y="2cm">
            <text:p text:style-name="P4"><text:span text:style-name="T1">2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5cm" svg:y1="4cm" svg:x2="14.5cm" svg:y2="5.5cm">
            <text:p/>
          </draw:line>
          <draw:line draw:style-name="gr2" draw:text-style-name="P2" draw:layer="layout" svg:x1="4.5cm" svg:y1="4cm" svg:x2="2.514cm" svg:y2="5.576cm">
            <text:p/>
          </draw:line>
          <draw:line draw:style-name="gr2" draw:text-style-name="P2" draw:layer="layout" svg:x1="12.5cm" svg:y1="4cm" svg:x2="10.5cm" svg:y2="5.5cm">
            <text:p/>
          </draw:line>
          <draw:line draw:style-name="gr2" draw:text-style-name="P2" draw:layer="layout" svg:x1="2.564cm" svg:y1="5.462cm" svg:x2="1.564cm" svg:y2="7cm">
            <text:p/>
          </draw:line>
          <draw:custom-shape draw:style-name="gr3" draw:text-style-name="P5" draw:layer="layout" svg:width="1cm" svg:height="1cm" svg:x="1.064cm" svg:y="6.5cm">
            <text:p text:style-name="P4"><text:span text:style-name="T1">8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2cm" svg:y="3.5cm">
            <text:p text:style-name="P4"><text:span text:style-name="T1">3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5cm" svg:y1="5.5cm" svg:x2="3.5cm" svg:y2="7cm">
            <text:p/>
          </draw:line>
          <draw:custom-shape draw:style-name="gr3" draw:text-style-name="P5" draw:layer="layout" svg:width="1cm" svg:height="1cm" svg:x="3cm" svg:y="6.5cm">
            <text:p text:style-name="P4"><text:span text:style-name="T1">1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.014cm" svg:y="5.076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5cm" svg:y1="4cm" svg:x2="6.5cm" svg:y2="5.5cm">
            <text:p/>
          </draw:line>
          <draw:line draw:style-name="gr2" draw:text-style-name="P2" draw:layer="layout" svg:x1="6.5cm" svg:y1="5.5cm" svg:x2="7.5cm" svg:y2="7cm">
            <text:p/>
          </draw:line>
          <draw:custom-shape draw:style-name="gr3" draw:text-style-name="P5" draw:layer="layout" svg:width="1cm" svg:height="1cm" svg:x="7cm" svg:y="6.5cm">
            <text:p text:style-name="P4"><text:span text:style-name="T1">2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4cm" svg:y="3.5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0.5cm" svg:y1="5.462cm" svg:x2="9.5cm" svg:y2="7cm">
            <text:p/>
          </draw:line>
          <draw:custom-shape draw:style-name="gr3" draw:text-style-name="P5" draw:layer="layout" svg:width="1cm" svg:height="1cm" svg:x="9cm" svg:y="6.5cm">
            <text:p text:style-name="P4"><text:span text:style-name="T1">2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6.5cm" svg:y1="5.5cm" svg:x2="5.5cm" svg:y2="7.038cm">
            <text:p/>
          </draw:line>
          <draw:custom-shape draw:style-name="gr3" draw:text-style-name="P5" draw:layer="layout" svg:width="1cm" svg:height="1cm" svg:x="6cm" svg:y="5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5.5cm" svg:y1="7cm" svg:x2="6.5cm" svg:y2="8.5cm">
            <text:p/>
          </draw:line>
          <draw:custom-shape draw:style-name="gr3" draw:text-style-name="P5" draw:layer="layout" svg:width="1cm" svg:height="1cm" svg:x="6cm" svg:y="8cm">
            <text:p text:style-name="P4"><text:span text:style-name="T1">14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5cm" svg:y="6.538cm">
            <text:p text:style-name="P4"><text:span text:style-name="T1">1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0.5cm" svg:y1="5.5cm" svg:x2="11.5cm" svg:y2="7cm">
            <text:p/>
          </draw:line>
          <draw:custom-shape draw:style-name="gr3" draw:text-style-name="P5" draw:layer="layout" svg:width="1cm" svg:height="1cm" svg:x="11cm" svg:y="6.5cm">
            <text:p text:style-name="P4"><text:span text:style-name="T1">27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4.5cm" svg:y1="5.5cm" svg:x2="13.5cm" svg:y2="7.038cm">
            <text:p/>
          </draw:line>
          <draw:custom-shape draw:style-name="gr3" draw:text-style-name="P5" draw:layer="layout" svg:width="1cm" svg:height="1cm" svg:x="13cm" svg:y="6.538cm">
            <text:p text:style-name="P4"><text:span text:style-name="T1">3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4cm" svg:y="5cm">
            <text:p text:style-name="P4"><text:span text:style-name="T1">4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0cm" svg:y="5cm">
            <text:p text:style-name="P4"><text:span text:style-name="T1">26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6" draw:layer="layout" svg:width="9.5cm" svg:height="1cm" svg:x="0.5cm" svg:y="10cm">
          <draw:text-box>
            <text:p>imagens/avl-exercicio22b.png</text:p>
          </draw:text-box>
        </draw:frame>
        <draw:g>
          <draw:custom-shape draw:style-name="gr153" draw:text-style-name="P1" draw:layer="layout" svg:width="14.5cm" svg:height="7.5cm" svg:x="0.75cm" svg:y="10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8.5cm" svg:y1="11.5cm" svg:x2="4.5cm" svg:y2="13cm">
            <text:p/>
          </draw:line>
          <draw:line draw:style-name="gr2" draw:text-style-name="P3" draw:layer="layout" svg:x1="8.5cm" svg:y1="11.5cm" svg:x2="12.5cm" svg:y2="13cm">
            <text:p/>
          </draw:line>
          <draw:custom-shape draw:style-name="gr3" draw:text-style-name="P5" draw:layer="layout" svg:width="1cm" svg:height="1cm" svg:x="8cm" svg:y="11cm">
            <text:p text:style-name="P4"><text:span text:style-name="T1">2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5cm" svg:y1="13cm" svg:x2="14.5cm" svg:y2="14.5cm">
            <text:p/>
          </draw:line>
          <draw:line draw:style-name="gr2" draw:text-style-name="P2" draw:layer="layout" svg:x1="4.5cm" svg:y1="13cm" svg:x2="2.514cm" svg:y2="14.576cm">
            <text:p/>
          </draw:line>
          <draw:line draw:style-name="gr2" draw:text-style-name="P2" draw:layer="layout" svg:x1="12.5cm" svg:y1="13cm" svg:x2="10.5cm" svg:y2="14.5cm">
            <text:p/>
          </draw:line>
          <draw:line draw:style-name="gr2" draw:text-style-name="P2" draw:layer="layout" svg:x1="2.564cm" svg:y1="14.462cm" svg:x2="1.564cm" svg:y2="16cm">
            <text:p/>
          </draw:line>
          <draw:custom-shape draw:style-name="gr3" draw:text-style-name="P5" draw:layer="layout" svg:width="1cm" svg:height="1cm" svg:x="1.064cm" svg:y="15.5cm">
            <text:p text:style-name="P4"><text:span text:style-name="T1">8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2cm" svg:y="12.5cm">
            <text:p text:style-name="P4"><text:span text:style-name="T1">3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5cm" svg:y1="14.5cm" svg:x2="3.5cm" svg:y2="16cm">
            <text:p/>
          </draw:line>
          <draw:custom-shape draw:style-name="gr3" draw:text-style-name="P5" draw:layer="layout" svg:width="1cm" svg:height="1cm" svg:x="3cm" svg:y="15.5cm">
            <text:p text:style-name="P4"><text:span text:style-name="T1">1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.014cm" svg:y="14.076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5cm" svg:y1="13cm" svg:x2="6.5cm" svg:y2="14.5cm">
            <text:p/>
          </draw:line>
          <draw:line draw:style-name="gr2" draw:text-style-name="P2" draw:layer="layout" svg:x1="6.5cm" svg:y1="14.5cm" svg:x2="7.5cm" svg:y2="16cm">
            <text:p/>
          </draw:line>
          <draw:custom-shape draw:style-name="gr3" draw:text-style-name="P5" draw:layer="layout" svg:width="1cm" svg:height="1cm" svg:x="7cm" svg:y="15.5cm">
            <text:p text:style-name="P4"><text:span text:style-name="T1">2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4cm" svg:y="12.5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0.5cm" svg:y1="14.462cm" svg:x2="9.5cm" svg:y2="16cm">
            <text:p/>
          </draw:line>
          <draw:custom-shape draw:style-name="gr3" draw:text-style-name="P5" draw:layer="layout" svg:width="1cm" svg:height="1cm" svg:x="9cm" svg:y="15.5cm">
            <text:p text:style-name="P4"><text:span text:style-name="T1">2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6.5cm" svg:y1="14.5cm" svg:x2="5.5cm" svg:y2="16.038cm">
            <text:p/>
          </draw:line>
          <draw:custom-shape draw:style-name="gr3" draw:text-style-name="P5" draw:layer="layout" svg:width="1cm" svg:height="1cm" svg:x="6cm" svg:y="14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5.5cm" svg:y1="16cm" svg:x2="6.5cm" svg:y2="17.5cm">
            <text:p/>
          </draw:line>
          <draw:custom-shape draw:style-name="gr3" draw:text-style-name="P5" draw:layer="layout" svg:width="1cm" svg:height="1cm" svg:x="6cm" svg:y="17cm">
            <text:p text:style-name="P4"><text:span text:style-name="T1">14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5cm" svg:y="15.538cm">
            <text:p text:style-name="P4"><text:span text:style-name="T1">1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0.5cm" svg:y1="14.5cm" svg:x2="11.5cm" svg:y2="16cm">
            <text:p/>
          </draw:line>
          <draw:custom-shape draw:style-name="gr3" draw:text-style-name="P5" draw:layer="layout" svg:width="1cm" svg:height="1cm" svg:x="11cm" svg:y="15.5cm">
            <text:p text:style-name="P4"><text:span text:style-name="T1">27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4cm" svg:y="14cm">
            <text:p text:style-name="P4"><text:span text:style-name="T1">3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0cm" svg:y="14cm">
            <text:p text:style-name="P4"><text:span text:style-name="T1">26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8" draw:style-name="dp1" draw:master-page-name="Padrão">
        <draw:frame draw:style-name="gr16" draw:text-style-name="P6" draw:layer="layout" svg:width="9.5cm" svg:height="1cm" svg:x="0.5cm" svg:y="1cm">
          <draw:text-box>
            <text:p>imagens/avl-exercicio22c.png</text:p>
          </draw:text-box>
        </draw:frame>
        <draw:g>
          <draw:custom-shape draw:style-name="gr154" draw:text-style-name="P1" draw:layer="layout" svg:width="14.5cm" svg:height="6cm" svg:x="0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8.5cm" svg:y1="2.5cm" svg:x2="4.5cm" svg:y2="4cm">
            <text:p/>
          </draw:line>
          <draw:line draw:style-name="gr2" draw:text-style-name="P3" draw:layer="layout" svg:x1="8.5cm" svg:y1="2.5cm" svg:x2="12.5cm" svg:y2="4cm">
            <text:p/>
          </draw:line>
          <draw:custom-shape draw:style-name="gr3" draw:text-style-name="P5" draw:layer="layout" svg:width="1cm" svg:height="1cm" svg:x="8cm" svg:y="2cm">
            <text:p text:style-name="P4"><text:span text:style-name="T1">2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5cm" svg:y1="4cm" svg:x2="14.5cm" svg:y2="5.5cm">
            <text:p/>
          </draw:line>
          <draw:line draw:style-name="gr2" draw:text-style-name="P2" draw:layer="layout" svg:x1="4.5cm" svg:y1="4cm" svg:x2="2.514cm" svg:y2="5.576cm">
            <text:p/>
          </draw:line>
          <draw:line draw:style-name="gr2" draw:text-style-name="P2" draw:layer="layout" svg:x1="12.5cm" svg:y1="4cm" svg:x2="10.5cm" svg:y2="5.5cm">
            <text:p/>
          </draw:line>
          <draw:line draw:style-name="gr2" draw:text-style-name="P2" draw:layer="layout" svg:x1="2.564cm" svg:y1="5.462cm" svg:x2="1.564cm" svg:y2="7cm">
            <text:p/>
          </draw:line>
          <draw:custom-shape draw:style-name="gr3" draw:text-style-name="P5" draw:layer="layout" svg:width="1cm" svg:height="1cm" svg:x="1.064cm" svg:y="6.5cm">
            <text:p text:style-name="P4"><text:span text:style-name="T1">8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2cm" svg:y="3.5cm">
            <text:p text:style-name="P4"><text:span text:style-name="T1">3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5cm" svg:y1="5.5cm" svg:x2="3.5cm" svg:y2="7cm">
            <text:p/>
          </draw:line>
          <draw:custom-shape draw:style-name="gr3" draw:text-style-name="P5" draw:layer="layout" svg:width="1cm" svg:height="1cm" svg:x="3cm" svg:y="6.5cm">
            <text:p text:style-name="P4"><text:span text:style-name="T1">1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.014cm" svg:y="5.076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5cm" svg:y1="4cm" svg:x2="6.5cm" svg:y2="5.5cm">
            <text:p/>
          </draw:line>
          <draw:line draw:style-name="gr2" draw:text-style-name="P2" draw:layer="layout" svg:x1="6.5cm" svg:y1="5.5cm" svg:x2="7.5cm" svg:y2="7cm">
            <text:p/>
          </draw:line>
          <draw:custom-shape draw:style-name="gr3" draw:text-style-name="P5" draw:layer="layout" svg:width="1cm" svg:height="1cm" svg:x="7cm" svg:y="6.5cm">
            <text:p text:style-name="P4"><text:span text:style-name="T1">2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4cm" svg:y="3.5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0.5cm" svg:y1="5.462cm" svg:x2="9.5cm" svg:y2="7cm">
            <text:p/>
          </draw:line>
          <draw:custom-shape draw:style-name="gr3" draw:text-style-name="P5" draw:layer="layout" svg:width="1cm" svg:height="1cm" svg:x="9cm" svg:y="6.5cm">
            <text:p text:style-name="P4"><text:span text:style-name="T1">2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6.5cm" svg:y1="5.5cm" svg:x2="5.5cm" svg:y2="7.038cm">
            <text:p/>
          </draw:line>
          <draw:custom-shape draw:style-name="gr3" draw:text-style-name="P5" draw:layer="layout" svg:width="1cm" svg:height="1cm" svg:x="6cm" svg:y="5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5cm" svg:y="6.538cm">
            <text:p text:style-name="P4"><text:span text:style-name="T1">1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0.5cm" svg:y1="5.5cm" svg:x2="11.5cm" svg:y2="7cm">
            <text:p/>
          </draw:line>
          <draw:custom-shape draw:style-name="gr3" draw:text-style-name="P5" draw:layer="layout" svg:width="1cm" svg:height="1cm" svg:x="11cm" svg:y="6.5cm">
            <text:p text:style-name="P4"><text:span text:style-name="T1">27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4cm" svg:y="5cm">
            <text:p text:style-name="P4"><text:span text:style-name="T1">3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0cm" svg:y="5cm">
            <text:p text:style-name="P4"><text:span text:style-name="T1">26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6" draw:layer="layout" svg:width="9.5cm" svg:height="1cm" svg:x="0.5cm" svg:y="9cm">
          <draw:text-box>
            <text:p>imagens/avl-exercicio22d.png</text:p>
          </draw:text-box>
        </draw:frame>
        <draw:g>
          <draw:custom-shape draw:style-name="gr155" draw:text-style-name="P1" draw:layer="layout" svg:width="10.5cm" svg:height="6cm" svg:x="0.75cm" svg:y="9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6.5cm" svg:y1="10.5cm" svg:x2="3.5cm" svg:y2="12cm">
            <text:p/>
          </draw:line>
          <draw:line draw:style-name="gr2" draw:text-style-name="P3" draw:layer="layout" svg:x1="6.5cm" svg:y1="10.5cm" svg:x2="9.5cm" svg:y2="12cm">
            <text:p/>
          </draw:line>
          <draw:custom-shape draw:style-name="gr3" draw:text-style-name="P5" draw:layer="layout" svg:width="1cm" svg:height="1cm" svg:x="6cm" svg:y="10cm">
            <text:p text:style-name="P4"><text:span text:style-name="T1">2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9.5cm" svg:y1="12cm" svg:x2="10.5cm" svg:y2="13.5cm">
            <text:p/>
          </draw:line>
          <draw:line draw:style-name="gr2" draw:text-style-name="P2" draw:layer="layout" svg:x1="3.5cm" svg:y1="12cm" svg:x2="2.5cm" svg:y2="13.5cm">
            <text:p/>
          </draw:line>
          <draw:line draw:style-name="gr2" draw:text-style-name="P2" draw:layer="layout" svg:x1="9.5cm" svg:y1="12cm" svg:x2="8.5cm" svg:y2="13.5cm">
            <text:p/>
          </draw:line>
          <draw:line draw:style-name="gr2" draw:text-style-name="P2" draw:layer="layout" svg:x1="2.5cm" svg:y1="13.462cm" svg:x2="1.5cm" svg:y2="15cm">
            <text:p/>
          </draw:line>
          <draw:custom-shape draw:style-name="gr3" draw:text-style-name="P5" draw:layer="layout" svg:width="1cm" svg:height="1cm" svg:x="1cm" svg:y="14.5cm">
            <text:p text:style-name="P4"><text:span text:style-name="T1">8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9cm" svg:y="11.5cm">
            <text:p text:style-name="P4"><text:span text:style-name="T1">3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.95cm" svg:y="13.076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cm" svg:y1="12cm" svg:x2="4.5cm" svg:y2="13.5cm">
            <text:p/>
          </draw:line>
          <draw:line draw:style-name="gr2" draw:text-style-name="P2" draw:layer="layout" svg:x1="4.5cm" svg:y1="13.5cm" svg:x2="5.5cm" svg:y2="15cm">
            <text:p/>
          </draw:line>
          <draw:custom-shape draw:style-name="gr3" draw:text-style-name="P5" draw:layer="layout" svg:width="1cm" svg:height="1cm" svg:x="5cm" svg:y="14.5cm">
            <text:p text:style-name="P4"><text:span text:style-name="T1">2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8.5cm" svg:y1="13.462cm" svg:x2="7.5cm" svg:y2="15cm">
            <text:p/>
          </draw:line>
          <draw:custom-shape draw:style-name="gr3" draw:text-style-name="P5" draw:layer="layout" svg:width="1cm" svg:height="1cm" svg:x="7cm" svg:y="14.5cm">
            <text:p text:style-name="P4"><text:span text:style-name="T1">2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5cm" svg:y1="13.5cm" svg:x2="3.5cm" svg:y2="15.038cm">
            <text:p/>
          </draw:line>
          <draw:custom-shape draw:style-name="gr3" draw:text-style-name="P5" draw:layer="layout" svg:width="1cm" svg:height="1cm" svg:x="4cm" svg:y="13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cm" svg:y="14.538cm">
            <text:p text:style-name="P4"><text:span text:style-name="T1">1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8.5cm" svg:y1="13.5cm" svg:x2="9.5cm" svg:y2="15cm">
            <text:p/>
          </draw:line>
          <draw:custom-shape draw:style-name="gr3" draw:text-style-name="P5" draw:layer="layout" svg:width="1cm" svg:height="1cm" svg:x="9cm" svg:y="14.5cm">
            <text:p text:style-name="P4"><text:span text:style-name="T1">27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0cm" svg:y="13cm">
            <text:p text:style-name="P4"><text:span text:style-name="T1">3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8cm" svg:y="13cm">
            <text:p text:style-name="P4"><text:span text:style-name="T1">26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cm" svg:y="11.5cm">
            <text:p text:style-name="P4"><text:span text:style-name="T1">1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6" draw:layer="layout" svg:width="9.5cm" svg:height="1cm" svg:x="12.75cm" svg:y="9cm">
          <draw:text-box>
            <text:p>imagens/avl-exercicio22e.png</text:p>
          </draw:text-box>
        </draw:frame>
        <draw:g>
          <draw:custom-shape draw:style-name="gr155" draw:text-style-name="P1" draw:layer="layout" svg:width="10.5cm" svg:height="6cm" svg:x="12.75cm" svg:y="9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8.5cm" svg:y1="10.5cm" svg:x2="15.5cm" svg:y2="12cm">
            <text:p/>
          </draw:line>
          <draw:line draw:style-name="gr2" draw:text-style-name="P3" draw:layer="layout" svg:x1="18.5cm" svg:y1="10.5cm" svg:x2="21.5cm" svg:y2="12cm">
            <text:p/>
          </draw:line>
          <draw:custom-shape draw:style-name="gr3" draw:text-style-name="P5" draw:layer="layout" svg:width="1cm" svg:height="1cm" svg:x="18cm" svg:y="10cm">
            <text:p text:style-name="P4"><text:span text:style-name="T1">2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1.5cm" svg:y1="12cm" svg:x2="22.5cm" svg:y2="13.5cm">
            <text:p/>
          </draw:line>
          <draw:line draw:style-name="gr2" draw:text-style-name="P2" draw:layer="layout" svg:x1="15.5cm" svg:y1="12cm" svg:x2="14.5cm" svg:y2="13.5cm">
            <text:p/>
          </draw:line>
          <draw:line draw:style-name="gr2" draw:text-style-name="P2" draw:layer="layout" svg:x1="21.5cm" svg:y1="12cm" svg:x2="20.5cm" svg:y2="13.5cm">
            <text:p/>
          </draw:line>
          <draw:line draw:style-name="gr2" draw:text-style-name="P2" draw:layer="layout" svg:x1="14.5cm" svg:y1="13.462cm" svg:x2="13.5cm" svg:y2="15cm">
            <text:p/>
          </draw:line>
          <draw:custom-shape draw:style-name="gr3" draw:text-style-name="P5" draw:layer="layout" svg:width="1cm" svg:height="1cm" svg:x="13cm" svg:y="14.5cm">
            <text:p text:style-name="P4"><text:span text:style-name="T1">8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1cm" svg:y="11.5cm">
            <text:p text:style-name="P4"><text:span text:style-name="T1">3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3.95cm" svg:y="13.076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5.5cm" svg:y1="12cm" svg:x2="16.5cm" svg:y2="13.5cm">
            <text:p/>
          </draw:line>
          <draw:line draw:style-name="gr2" draw:text-style-name="P2" draw:layer="layout" svg:x1="16.5cm" svg:y1="13.5cm" svg:x2="17.5cm" svg:y2="15cm">
            <text:p/>
          </draw:line>
          <draw:custom-shape draw:style-name="gr3" draw:text-style-name="P5" draw:layer="layout" svg:width="1cm" svg:height="1cm" svg:x="17cm" svg:y="14.5cm">
            <text:p text:style-name="P4"><text:span text:style-name="T1">2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0.5cm" svg:y1="13.462cm" svg:x2="19.5cm" svg:y2="15cm">
            <text:p/>
          </draw:line>
          <draw:custom-shape draw:style-name="gr3" draw:text-style-name="P5" draw:layer="layout" svg:width="1cm" svg:height="1cm" svg:x="19cm" svg:y="14.5cm">
            <text:p text:style-name="P4"><text:span text:style-name="T1">2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6cm" svg:y="13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0.5cm" svg:y1="13.5cm" svg:x2="21.5cm" svg:y2="15cm">
            <text:p/>
          </draw:line>
          <draw:custom-shape draw:style-name="gr3" draw:text-style-name="P5" draw:layer="layout" svg:width="1cm" svg:height="1cm" svg:x="21cm" svg:y="14.5cm">
            <text:p text:style-name="P4"><text:span text:style-name="T1">27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2cm" svg:y="13cm">
            <text:p text:style-name="P4"><text:span text:style-name="T1">3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0cm" svg:y="13cm">
            <text:p text:style-name="P4"><text:span text:style-name="T1">26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5cm" svg:y="11.5cm">
            <text:p text:style-name="P4"><text:span text:style-name="T1">1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9" draw:style-name="dp1" draw:master-page-name="Padrão">
        <draw:frame draw:style-name="gr16" draw:text-style-name="P6" draw:layer="layout" svg:width="9.5cm" svg:height="1cm" svg:x="0.75cm" svg:y="1cm">
          <draw:text-box>
            <text:p>imagens/avl-exercicio22f.png</text:p>
          </draw:text-box>
        </draw:frame>
        <draw:g>
          <draw:g>
            <draw:custom-shape draw:style-name="gr156" draw:text-style-name="P1" draw:layer="layout" svg:width="8.5cm" svg:height="6cm" svg:x="1.75cm" svg:y="1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5cm" svg:y1="2.5cm" svg:x2="4.5cm" svg:y2="4cm">
              <text:p/>
            </draw:line>
            <draw:line draw:style-name="gr2" draw:text-style-name="P3" draw:layer="layout" svg:x1="6.5cm" svg:y1="2.5cm" svg:x2="8.5cm" svg:y2="4cm">
              <text:p/>
            </draw:line>
            <draw:custom-shape draw:style-name="gr3" draw:text-style-name="P5" draw:layer="layout" svg:width="1cm" svg:height="1cm" svg:x="6cm" svg:y="2cm">
              <text:p text:style-name="P4"><text:span text:style-name="T1">2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8.5cm" svg:y1="4cm" svg:x2="9.5cm" svg:y2="5.5cm">
              <text:p/>
            </draw:line>
            <draw:line draw:style-name="gr2" draw:text-style-name="P2" draw:layer="layout" svg:x1="4.5cm" svg:y1="4cm" svg:x2="3.5cm" svg:y2="5.5cm">
              <text:p/>
            </draw:line>
            <draw:line draw:style-name="gr2" draw:text-style-name="P2" draw:layer="layout" svg:x1="8.5cm" svg:y1="4cm" svg:x2="7.5cm" svg:y2="5.5cm">
              <text:p/>
            </draw:line>
            <draw:line draw:style-name="gr2" draw:text-style-name="P2" draw:layer="layout" svg:x1="3.5cm" svg:y1="5.462cm" svg:x2="2.5cm" svg:y2="7cm">
              <text:p/>
            </draw:line>
            <draw:custom-shape draw:style-name="gr3" draw:text-style-name="P5" draw:layer="layout" svg:width="1cm" svg:height="1cm" svg:x="2cm" svg:y="6.5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1cm" svg:height="1cm" svg:x="8cm" svg:y="3.5cm">
              <text:p text:style-name="P4"><text:span text:style-name="T1">3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1cm" svg:height="1cm" svg:x="2.95cm" svg:y="5.076cm">
              <text:p text:style-name="P4"><text:span text:style-name="T1">1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4.5cm" svg:y1="4cm" svg:x2="5.5cm" svg:y2="5.5cm">
              <text:p/>
            </draw:line>
            <draw:line draw:style-name="gr2" draw:text-style-name="P2" draw:layer="layout" svg:x1="7.5cm" svg:y1="5.462cm" svg:x2="6.5cm" svg:y2="7cm">
              <text:p/>
            </draw:line>
            <draw:custom-shape draw:style-name="gr3" draw:text-style-name="P5" draw:layer="layout" svg:width="1cm" svg:height="1cm" svg:x="6cm" svg:y="6.5cm">
              <text:p text:style-name="P4"><text:span text:style-name="T1">2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1cm" svg:height="1cm" svg:x="5cm" svg:y="5cm">
              <text:p text:style-name="P4"><text:span text:style-name="T1">2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7.5cm" svg:y1="5.5cm" svg:x2="8.5cm" svg:y2="7cm">
              <text:p/>
            </draw:line>
            <draw:custom-shape draw:style-name="gr3" draw:text-style-name="P5" draw:layer="layout" svg:width="1cm" svg:height="1cm" svg:x="8cm" svg:y="6.5cm">
              <text:p text:style-name="P4"><text:span text:style-name="T1">27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1cm" svg:height="1cm" svg:x="9cm" svg:y="5cm">
              <text:p text:style-name="P4"><text:span text:style-name="T1">3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1cm" svg:height="1cm" svg:x="7cm" svg:y="5cm">
              <text:p text:style-name="P4"><text:span text:style-name="T1">26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1cm" svg:height="1cm" svg:x="4cm" svg:y="3.5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16" draw:text-style-name="P6" draw:layer="layout" svg:width="9.5cm" svg:height="1cm" svg:x="0.75cm" svg:y="8cm">
          <draw:text-box>
            <text:p>imagens/avl-exercicio22g.png</text:p>
          </draw:text-box>
        </draw:frame>
        <draw:g>
          <draw:g>
            <draw:custom-shape draw:style-name="gr17" draw:text-style-name="P1" draw:layer="layout" svg:width="7.5cm" svg:height="6cm" svg:x="1.75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5cm" svg:y1="9.5cm" svg:x2="3.5cm" svg:y2="11cm">
              <text:p/>
            </draw:line>
            <draw:line draw:style-name="gr2" draw:text-style-name="P3" draw:layer="layout" svg:x1="5.5cm" svg:y1="9.5cm" svg:x2="7.5cm" svg:y2="11cm">
              <text:p/>
            </draw:line>
            <draw:custom-shape draw:style-name="gr3" draw:text-style-name="P5" draw:layer="layout" svg:width="1cm" svg:height="1cm" svg:x="5cm" svg:y="9cm">
              <text:p text:style-name="P4"><text:span text:style-name="T1">2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7.5cm" svg:y1="11cm" svg:x2="8.5cm" svg:y2="12.5cm">
              <text:p/>
            </draw:line>
            <draw:line draw:style-name="gr2" draw:text-style-name="P2" draw:layer="layout" svg:x1="3.5cm" svg:y1="11cm" svg:x2="2.5cm" svg:y2="12.5cm">
              <text:p/>
            </draw:line>
            <draw:line draw:style-name="gr2" draw:text-style-name="P2" draw:layer="layout" svg:x1="7.5cm" svg:y1="11cm" svg:x2="6.5cm" svg:y2="12.5cm">
              <text:p/>
            </draw:line>
            <draw:custom-shape draw:style-name="gr3" draw:text-style-name="P5" draw:layer="layout" svg:width="1cm" svg:height="1cm" svg:x="7cm" svg:y="10.5cm">
              <text:p text:style-name="P4"><text:span text:style-name="T1">3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1cm" svg:height="1cm" svg:x="1.95cm" svg:y="12.076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3.5cm" svg:y1="11cm" svg:x2="4.5cm" svg:y2="12.5cm">
              <text:p/>
            </draw:line>
            <draw:line draw:style-name="gr2" draw:text-style-name="P2" draw:layer="layout" svg:x1="6.5cm" svg:y1="12.462cm" svg:x2="5.5cm" svg:y2="14cm">
              <text:p/>
            </draw:line>
            <draw:custom-shape draw:style-name="gr3" draw:text-style-name="P5" draw:layer="layout" svg:width="1cm" svg:height="1cm" svg:x="5cm" svg:y="13.5cm">
              <text:p text:style-name="P4"><text:span text:style-name="T1">2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1cm" svg:height="1cm" svg:x="4cm" svg:y="12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6.5cm" svg:y1="12.5cm" svg:x2="7.5cm" svg:y2="14cm">
              <text:p/>
            </draw:line>
            <draw:custom-shape draw:style-name="gr3" draw:text-style-name="P5" draw:layer="layout" svg:width="1cm" svg:height="1cm" svg:x="7cm" svg:y="13.5cm">
              <text:p text:style-name="P4"><text:span text:style-name="T1">27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1cm" svg:height="1cm" svg:x="8cm" svg:y="12cm">
              <text:p text:style-name="P4"><text:span text:style-name="T1">3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1cm" svg:height="1cm" svg:x="6cm" svg:y="12cm">
              <text:p text:style-name="P4"><text:span text:style-name="T1">26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1cm" svg:height="1cm" svg:x="3cm" svg:y="10.5cm">
              <text:p text:style-name="P4"><text:span text:style-name="T1">1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16" draw:text-style-name="P6" draw:layer="layout" svg:width="9.5cm" svg:height="1cm" svg:x="11.75cm" svg:y="1cm">
          <draw:text-box>
            <text:p>imagens/avl-exercicio22hpng</text:p>
          </draw:text-box>
        </draw:frame>
        <draw:g>
          <draw:custom-shape draw:style-name="gr17" draw:text-style-name="P1" draw:layer="layout" svg:width="7.5cm" svg:height="6cm" svg:x="12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6.5cm" svg:y1="2.5cm" svg:x2="14.5cm" svg:y2="4cm">
            <text:p/>
          </draw:line>
          <draw:line draw:style-name="gr2" draw:text-style-name="P3" draw:layer="layout" svg:x1="16.5cm" svg:y1="2.5cm" svg:x2="18.5cm" svg:y2="4cm">
            <text:p/>
          </draw:line>
          <draw:custom-shape draw:style-name="gr3" draw:text-style-name="P5" draw:layer="layout" svg:width="1cm" svg:height="1cm" svg:x="16cm" svg:y="2cm">
            <text:p text:style-name="P4"><text:span text:style-name="T1">2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8.5cm" svg:y1="4cm" svg:x2="19.5cm" svg:y2="5.5cm">
            <text:p/>
          </draw:line>
          <draw:line draw:style-name="gr2" draw:text-style-name="P2" draw:layer="layout" svg:x1="14.5cm" svg:y1="4cm" svg:x2="13.5cm" svg:y2="5.5cm">
            <text:p/>
          </draw:line>
          <draw:line draw:style-name="gr2" draw:text-style-name="P2" draw:layer="layout" svg:x1="18.5cm" svg:y1="4cm" svg:x2="17.5cm" svg:y2="5.5cm">
            <text:p/>
          </draw:line>
          <draw:custom-shape draw:style-name="gr3" draw:text-style-name="P5" draw:layer="layout" svg:width="1cm" svg:height="1cm" svg:x="18cm" svg:y="3.5cm">
            <text:p text:style-name="P4"><text:span text:style-name="T1">3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2.95cm" svg:y="5.076cm">
            <text:p text:style-name="P4"><text:span text:style-name="T1">8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4.5cm" svg:y1="4cm" svg:x2="15.5cm" svg:y2="5.5cm">
            <text:p/>
          </draw:line>
          <draw:custom-shape draw:style-name="gr3" draw:text-style-name="P5" draw:layer="layout" svg:width="1cm" svg:height="1cm" svg:x="15cm" svg:y="5cm">
            <text:p text:style-name="P4"><text:span text:style-name="T1">1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7.5cm" svg:y1="5.5cm" svg:x2="18.5cm" svg:y2="7cm">
            <text:p/>
          </draw:line>
          <draw:custom-shape draw:style-name="gr3" draw:text-style-name="P5" draw:layer="layout" svg:width="1cm" svg:height="1cm" svg:x="18cm" svg:y="6.5cm">
            <text:p text:style-name="P4"><text:span text:style-name="T1">27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9cm" svg:y="5cm">
            <text:p text:style-name="P4"><text:span text:style-name="T1">3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7cm" svg:y="5cm">
            <text:p text:style-name="P4"><text:span text:style-name="T1">26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4cm" svg:y="3.5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6" draw:layer="layout" svg:width="9.5cm" svg:height="1cm" svg:x="11.75cm" svg:y="8cm">
          <draw:text-box>
            <text:p>imagens/avl-exercicio22ipng</text:p>
          </draw:text-box>
        </draw:frame>
        <draw:g>
          <draw:custom-shape draw:style-name="gr1" draw:text-style-name="P1" draw:layer="layout" svg:width="7.5cm" svg:height="4.5cm" svg:x="12.75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6.5cm" svg:y1="9.5cm" svg:x2="14.5cm" svg:y2="11cm">
            <text:p/>
          </draw:line>
          <draw:line draw:style-name="gr2" draw:text-style-name="P3" draw:layer="layout" svg:x1="16.5cm" svg:y1="9.5cm" svg:x2="18.5cm" svg:y2="11cm">
            <text:p/>
          </draw:line>
          <draw:custom-shape draw:style-name="gr3" draw:text-style-name="P5" draw:layer="layout" svg:width="1cm" svg:height="1cm" svg:x="16cm" svg:y="9cm">
            <text:p text:style-name="P4"><text:span text:style-name="T1">2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8.5cm" svg:y1="11cm" svg:x2="19.5cm" svg:y2="12.5cm">
            <text:p/>
          </draw:line>
          <draw:line draw:style-name="gr2" draw:text-style-name="P2" draw:layer="layout" svg:x1="14.5cm" svg:y1="11cm" svg:x2="13.5cm" svg:y2="12.5cm">
            <text:p/>
          </draw:line>
          <draw:line draw:style-name="gr2" draw:text-style-name="P2" draw:layer="layout" svg:x1="18.5cm" svg:y1="11cm" svg:x2="17.5cm" svg:y2="12.5cm">
            <text:p/>
          </draw:line>
          <draw:custom-shape draw:style-name="gr3" draw:text-style-name="P5" draw:layer="layout" svg:width="1cm" svg:height="1cm" svg:x="18cm" svg:y="10.5cm">
            <text:p text:style-name="P4"><text:span text:style-name="T1">27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2.95cm" svg:y="12.076cm">
            <text:p text:style-name="P4"><text:span text:style-name="T1">8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4.5cm" svg:y1="11cm" svg:x2="15.5cm" svg:y2="12.5cm">
            <text:p/>
          </draw:line>
          <draw:custom-shape draw:style-name="gr3" draw:text-style-name="P5" draw:layer="layout" svg:width="1cm" svg:height="1cm" svg:x="15cm" svg:y="12cm">
            <text:p text:style-name="P4"><text:span text:style-name="T1">1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9cm" svg:y="12cm">
            <text:p text:style-name="P4"><text:span text:style-name="T1">3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7cm" svg:y="12cm">
            <text:p text:style-name="P4"><text:span text:style-name="T1">26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4cm" svg:y="10.5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20" draw:style-name="dp1" draw:master-page-name="Padrão">
        <draw:frame draw:style-name="gr6" draw:text-style-name="P6" draw:layer="layout" svg:width="8.75cm" svg:height="0.962cm" svg:x="2.75cm" svg:y="1.75cm">
          <draw:text-box>
            <text:p>imagens/avl_rem_29.png</text:p>
          </draw:text-box>
        </draw:frame>
        <draw:g>
          <draw:custom-shape draw:style-name="gr157" draw:text-style-name="P1" draw:layer="layout" svg:width="20.75cm" svg:height="4.5cm" svg:x="1.5cm" svg:y="2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21" draw:layer="layout" svg:width="4.25cm" svg:height="1.25cm" svg:x="7cm" svg:y="4.538cm">
            <text:p text:style-name="P20"><text:span text:style-name="T4">Remoção de 29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4.565cm" svg:y1="3.538cm" svg:x2="3.5cm" svg:y2="5.038cm">
            <text:p/>
          </draw:line>
          <draw:line draw:style-name="gr133" draw:text-style-name="P3" draw:layer="layout" svg:x1="4.565cm" svg:y1="3.538cm" svg:x2="5.5cm" svg:y2="5.038cm">
            <text:p/>
          </draw:line>
          <draw:custom-shape draw:style-name="gr25" draw:text-style-name="P13" draw:layer="layout" svg:width="1cm" svg:height="1cm" svg:x="4.065cm" svg:y="3.038cm">
            <text:p text:style-name="P4"><text:span text:style-name="T1">2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3.429cm" svg:y="3.212cm">
            <draw:text-box>
              <text:p><text:span text:style-name="T3">-1</text:span></text:p>
            </draw:text-box>
          </draw:frame>
          <draw:frame draw:style-name="gr28" draw:text-style-name="P12" draw:layer="layout" svg:width="0.807cm" svg:height="0.564cm" svg:x="2.5cm" svg:y="4.774cm">
            <draw:text-box>
              <text:p><text:span text:style-name="T3">-1</text:span></text:p>
            </draw:text-box>
          </draw:frame>
          <draw:custom-shape draw:style-name="gr134" draw:text-style-name="P13" draw:layer="layout" svg:width="1cm" svg:height="1cm" svg:x="5cm" svg:y="4.538cm">
            <text:p text:style-name="P4"><text:span text:style-name="T1">2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4.401cm" svg:y="4.774cm">
            <draw:text-box>
              <text:p><text:span text:style-name="T3">0</text:span></text:p>
            </draw:text-box>
          </draw:frame>
          <draw:line draw:style-name="gr2" draw:text-style-name="P2" draw:layer="layout" svg:x1="3.565cm" svg:y1="5cm" svg:x2="2.5cm" svg:y2="6.5cm">
            <text:p/>
          </draw:line>
          <draw:custom-shape draw:style-name="gr25" draw:text-style-name="P13" draw:layer="layout" svg:width="1cm" svg:height="1cm" svg:x="2.099cm" svg:y="6cm">
            <text:p text:style-name="P4"><text:span text:style-name="T1">1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.5cm" svg:y="6.236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3.099cm" svg:y="4.538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3.565cm" svg:y1="3.5cm" svg:x2="12.5cm" svg:y2="5cm">
            <text:p/>
          </draw:line>
          <draw:custom-shape draw:style-name="gr25" draw:text-style-name="P13" draw:layer="layout" svg:width="1cm" svg:height="1cm" svg:x="13.065cm" svg:y="3cm">
            <text:p text:style-name="P4"><text:span text:style-name="T1">2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2.429cm" svg:y="3.174cm">
            <draw:text-box>
              <text:p><text:span text:style-name="T3">-2</text:span></text:p>
            </draw:text-box>
          </draw:frame>
          <draw:frame draw:style-name="gr28" draw:text-style-name="P12" draw:layer="layout" svg:width="0.807cm" svg:height="0.564cm" svg:x="11.5cm" svg:y="4.736cm">
            <draw:text-box>
              <text:p><text:span text:style-name="T3">-1</text:span></text:p>
            </draw:text-box>
          </draw:frame>
          <draw:line draw:style-name="gr2" draw:text-style-name="P2" draw:layer="layout" svg:x1="12.565cm" svg:y1="4.962cm" svg:x2="11.5cm" svg:y2="6.462cm">
            <text:p/>
          </draw:line>
          <draw:custom-shape draw:style-name="gr25" draw:text-style-name="P13" draw:layer="layout" svg:width="1cm" svg:height="1cm" svg:x="11.099cm" svg:y="5.962cm">
            <text:p text:style-name="P4"><text:span text:style-name="T1">1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0.5cm" svg:y="6.198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12.099cm" svg:y="4.5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9" draw:text-style-name="P21" draw:layer="layout" svg:width="4.25cm" svg:height="1.25cm" svg:x="13.935cm" svg:y="4.538cm">
            <text:p text:style-name="P20"><text:span text:style-name="T4">Rot. Dir. de 23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21.5cm" svg:y1="6cm" svg:x2="20.435cm" svg:y2="4.5cm">
            <text:p/>
          </draw:line>
          <draw:custom-shape draw:style-name="gr25" draw:text-style-name="P13" draw:layer="layout" svg:width="1cm" svg:height="1cm" svg:x="21cm" svg:y="5.5cm">
            <text:p text:style-name="P4"><text:span text:style-name="T1">2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20.364cm" svg:y="5.674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19.435cm" svg:y="4.236cm">
            <draw:text-box>
              <text:p><text:span text:style-name="T3">0</text:span></text:p>
            </draw:text-box>
          </draw:frame>
          <draw:line draw:style-name="gr2" draw:text-style-name="P2" draw:layer="layout" svg:x1="20.5cm" svg:y1="4.462cm" svg:x2="19.435cm" svg:y2="5.962cm">
            <text:p/>
          </draw:line>
          <draw:custom-shape draw:style-name="gr25" draw:text-style-name="P13" draw:layer="layout" svg:width="1cm" svg:height="1cm" svg:x="19.034cm" svg:y="5.462cm">
            <text:p text:style-name="P4"><text:span text:style-name="T1">1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8.435cm" svg:y="5.698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20.034cm" svg:y="4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8.75cm" svg:height="0.962cm" svg:x="1.75cm" svg:y="7.75cm">
          <draw:text-box>
            <text:p>imagens/avl_rem_30.png</text:p>
          </draw:text-box>
        </draw:frame>
        <draw:g>
          <draw:custom-shape draw:style-name="gr160" draw:text-style-name="P1" draw:layer="layout" svg:width="27.2cm" svg:height="6cm" svg:x="1.5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21" draw:layer="layout" svg:width="2.5cm" svg:height="1.788cm" svg:x="7cm" svg:y="10cm">
            <text:p text:style-name="P20"><text:span text:style-name="T4">Remoção</text:span></text:p>
            <text:p text:style-name="P20"><text:span text:style-name="T4">de 30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11.966cm" svg:y1="9.5cm" svg:x2="10.901cm" svg:y2="11cm">
            <text:p/>
          </draw:line>
          <draw:line draw:style-name="gr133" draw:text-style-name="P3" draw:layer="layout" svg:x1="11cm" svg:y1="11cm" svg:x2="12cm" svg:y2="12.5cm">
            <text:p/>
          </draw:line>
          <draw:frame draw:style-name="gr28" draw:text-style-name="P12" draw:layer="layout" svg:width="0.807cm" svg:height="0.564cm" svg:x="10.83cm" svg:y="9.174cm">
            <draw:text-box>
              <text:p><text:span text:style-name="T3">-2</text:span></text:p>
            </draw:text-box>
          </draw:frame>
          <draw:frame draw:style-name="gr28" draw:text-style-name="P12" draw:layer="layout" svg:width="0.807cm" svg:height="0.564cm" svg:x="9.801cm" svg:y="10.736cm">
            <draw:text-box>
              <text:p><text:span text:style-name="T3">+1</text:span></text:p>
            </draw:text-box>
          </draw:frame>
          <draw:frame draw:style-name="gr28" draw:text-style-name="P12" draw:layer="layout" svg:width="0.807cm" svg:height="0.564cm" svg:x="11.902cm" svg:y="10.736cm">
            <draw:text-box>
              <text:p><text:span text:style-name="T3">0</text:span></text:p>
            </draw:text-box>
          </draw:frame>
          <draw:line draw:style-name="gr2" draw:text-style-name="P2" draw:layer="layout" svg:x1="10.966cm" svg:y1="10.962cm" svg:x2="9.901cm" svg:y2="12.462cm">
            <text:p/>
          </draw:line>
          <draw:custom-shape draw:style-name="gr25" draw:text-style-name="P13" draw:layer="layout" svg:width="1cm" svg:height="1cm" svg:x="9.5cm" svg:y="11.962cm">
            <text:p text:style-name="P4"><text:span text:style-name="T1">1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9cm" svg:y="12.236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10.5cm" svg:y="10.5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2" draw:text-style-name="P21" draw:layer="layout" svg:width="2.5cm" svg:height="1.75cm" svg:x="14cm" svg:y="10cm">
            <text:p text:style-name="P20"><text:span text:style-name="T4">Rot. Esq.</text:span></text:p>
            <text:p text:style-name="P20"><text:span text:style-name="T4"><text:s/></text:span><text:span text:style-name="T4">de 15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133" draw:text-style-name="P3" draw:layer="layout" svg:x1="11.967cm" svg:y1="9.501cm" svg:x2="13cm" svg:y2="11cm">
            <text:p/>
          </draw:line>
          <draw:custom-shape draw:style-name="gr25" draw:text-style-name="P13" draw:layer="layout" svg:width="1cm" svg:height="1cm" svg:x="11.466cm" svg:y="9cm">
            <text:p text:style-name="P4"><text:span text:style-name="T1">2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0.802cm" svg:y="12.198cm">
            <draw:text-box>
              <text:p><text:span text:style-name="T3">-1</text:span></text:p>
            </draw:text-box>
          </draw:frame>
          <draw:custom-shape draw:style-name="gr134" draw:text-style-name="P13" draw:layer="layout" svg:width="1cm" svg:height="1cm" svg:x="12.5cm" svg:y="10.5cm">
            <text:p text:style-name="P4"><text:span text:style-name="T1">2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cm" svg:y1="12.5cm" svg:x2="10.935cm" svg:y2="14cm">
            <text:p/>
          </draw:line>
          <draw:custom-shape draw:style-name="gr25" draw:text-style-name="P13" draw:layer="layout" svg:width="1cm" svg:height="1cm" svg:x="10.534cm" svg:y="13.5cm">
            <text:p text:style-name="P4"><text:span text:style-name="T1">1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0.034cm" svg:y="13.774cm">
            <draw:text-box>
              <text:p><text:span text:style-name="T3">0</text:span></text:p>
            </draw:text-box>
          </draw:frame>
          <draw:custom-shape draw:style-name="gr134" draw:text-style-name="P13" draw:layer="layout" svg:width="1cm" svg:height="1cm" svg:x="11.5cm" svg:y="12cm">
            <text:p text:style-name="P4"><text:span text:style-name="T1">1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466cm" svg:y1="9.5cm" svg:x2="3.401cm" svg:y2="11cm">
            <text:p/>
          </draw:line>
          <draw:line draw:style-name="gr133" draw:text-style-name="P3" draw:layer="layout" svg:x1="3.5cm" svg:y1="11cm" svg:x2="4.5cm" svg:y2="12.5cm">
            <text:p/>
          </draw:line>
          <draw:frame draw:style-name="gr28" draw:text-style-name="P12" draw:layer="layout" svg:width="0.807cm" svg:height="0.564cm" svg:x="3.33cm" svg:y="9.174cm">
            <draw:text-box>
              <text:p><text:span text:style-name="T3">-1</text:span></text:p>
            </draw:text-box>
          </draw:frame>
          <draw:frame draw:style-name="gr28" draw:text-style-name="P12" draw:layer="layout" svg:width="0.807cm" svg:height="0.564cm" svg:x="2.301cm" svg:y="10.736cm">
            <draw:text-box>
              <text:p><text:span text:style-name="T3">+1</text:span></text:p>
            </draw:text-box>
          </draw:frame>
          <draw:frame draw:style-name="gr28" draw:text-style-name="P12" draw:layer="layout" svg:width="0.807cm" svg:height="0.564cm" svg:x="4.302cm" svg:y="10.736cm">
            <draw:text-box>
              <text:p><text:span text:style-name="T3">+1</text:span></text:p>
            </draw:text-box>
          </draw:frame>
          <draw:line draw:style-name="gr2" draw:text-style-name="P2" draw:layer="layout" svg:x1="3.466cm" svg:y1="10.962cm" svg:x2="2.401cm" svg:y2="12.462cm">
            <text:p/>
          </draw:line>
          <draw:custom-shape draw:style-name="gr25" draw:text-style-name="P13" draw:layer="layout" svg:width="1cm" svg:height="1cm" svg:x="2cm" svg:y="11.962cm">
            <text:p text:style-name="P4"><text:span text:style-name="T1">1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.5cm" svg:y="12.236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3cm" svg:y="10.5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3" draw:text-style-name="P3" draw:layer="layout" svg:x1="4.467cm" svg:y1="9.501cm" svg:x2="5.5cm" svg:y2="11cm">
            <text:p/>
          </draw:line>
          <draw:custom-shape draw:style-name="gr25" draw:text-style-name="P13" draw:layer="layout" svg:width="1cm" svg:height="1cm" svg:x="3.966cm" svg:y="9cm">
            <text:p text:style-name="P4"><text:span text:style-name="T1">2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3.302cm" svg:y="12.198cm">
            <draw:text-box>
              <text:p><text:span text:style-name="T3">-1</text:span></text:p>
            </draw:text-box>
          </draw:frame>
          <draw:line draw:style-name="gr133" draw:text-style-name="P3" draw:layer="layout" svg:x1="5.5cm" svg:y1="11cm" svg:x2="6.5cm" svg:y2="12.461cm">
            <text:p/>
          </draw:line>
          <draw:custom-shape draw:style-name="gr134" draw:text-style-name="P13" draw:layer="layout" svg:width="1cm" svg:height="1cm" svg:x="6cm" svg:y="11.961cm">
            <text:p text:style-name="P4"><text:span text:style-name="T1">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5.401cm" svg:y="12.197cm">
            <draw:text-box>
              <text:p><text:span text:style-name="T3">0</text:span></text:p>
            </draw:text-box>
          </draw:frame>
          <draw:custom-shape draw:style-name="gr134" draw:text-style-name="P13" draw:layer="layout" svg:width="1cm" svg:height="1cm" svg:x="5cm" svg:y="10.5cm">
            <text:p text:style-name="P4"><text:span text:style-name="T1">2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5cm" svg:y1="12.5cm" svg:x2="3.435cm" svg:y2="14cm">
            <text:p/>
          </draw:line>
          <draw:custom-shape draw:style-name="gr25" draw:text-style-name="P13" draw:layer="layout" svg:width="1cm" svg:height="1cm" svg:x="3.034cm" svg:y="13.5cm">
            <text:p text:style-name="P4"><text:span text:style-name="T1">1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2.534cm" svg:y="13.774cm">
            <draw:text-box>
              <text:p><text:span text:style-name="T3">0</text:span></text:p>
            </draw:text-box>
          </draw:frame>
          <draw:custom-shape draw:style-name="gr134" draw:text-style-name="P13" draw:layer="layout" svg:width="1cm" svg:height="1cm" svg:x="4cm" svg:y="12cm">
            <text:p text:style-name="P4"><text:span text:style-name="T1">1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8.966cm" svg:y1="9.5cm" svg:x2="17.901cm" svg:y2="11cm">
            <text:p/>
          </draw:line>
          <draw:line draw:style-name="gr133" draw:text-style-name="P3" draw:layer="layout" svg:x1="17cm" svg:y1="12.5cm" svg:x2="18cm" svg:y2="14cm">
            <text:p/>
          </draw:line>
          <draw:frame draw:style-name="gr28" draw:text-style-name="P12" draw:layer="layout" svg:width="0.807cm" svg:height="0.564cm" svg:x="17.83cm" svg:y="9.174cm">
            <draw:text-box>
              <text:p><text:span text:style-name="T3">-2</text:span></text:p>
            </draw:text-box>
          </draw:frame>
          <draw:frame draw:style-name="gr28" draw:text-style-name="P12" draw:layer="layout" svg:width="0.807cm" svg:height="0.564cm" svg:x="16.801cm" svg:y="10.736cm">
            <draw:text-box>
              <text:p><text:span text:style-name="T3">-2</text:span></text:p>
            </draw:text-box>
          </draw:frame>
          <draw:frame draw:style-name="gr28" draw:text-style-name="P12" draw:layer="layout" svg:width="0.807cm" svg:height="0.564cm" svg:x="18.902cm" svg:y="10.736cm">
            <draw:text-box>
              <text:p><text:span text:style-name="T3">0</text:span></text:p>
            </draw:text-box>
          </draw:frame>
          <draw:line draw:style-name="gr2" draw:text-style-name="P2" draw:layer="layout" svg:x1="17.966cm" svg:y1="10.962cm" svg:x2="16.901cm" svg:y2="12.462cm">
            <text:p/>
          </draw:line>
          <draw:frame draw:style-name="gr28" draw:text-style-name="P12" draw:layer="layout" svg:width="0.807cm" svg:height="0.564cm" svg:x="15.9cm" svg:y="12.236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17.5cm" svg:y="10.5cm">
            <text:p text:style-name="P4"><text:span text:style-name="T1">1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3" draw:text-style-name="P21" draw:layer="layout" svg:width="2.5cm" svg:height="1.75cm" svg:x="21cm" svg:y="10cm">
            <text:p text:style-name="P20"><text:span text:style-name="T4">Rot. Dir.</text:span></text:p>
            <text:p text:style-name="P20"><text:span text:style-name="T4"><text:s/></text:span><text:span text:style-name="T4">de 23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133" draw:text-style-name="P3" draw:layer="layout" svg:x1="18.967cm" svg:y1="9.501cm" svg:x2="20cm" svg:y2="11cm">
            <text:p/>
          </draw:line>
          <draw:custom-shape draw:style-name="gr25" draw:text-style-name="P13" draw:layer="layout" svg:width="1cm" svg:height="1cm" svg:x="18.466cm" svg:y="9cm">
            <text:p text:style-name="P4"><text:span text:style-name="T1">2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4" draw:text-style-name="P13" draw:layer="layout" svg:width="1cm" svg:height="1cm" svg:x="19.5cm" svg:y="10.5cm">
            <text:p text:style-name="P4"><text:span text:style-name="T1">2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6.966cm" svg:y1="12.5cm" svg:x2="15.901cm" svg:y2="14cm">
            <text:p/>
          </draw:line>
          <draw:custom-shape draw:style-name="gr25" draw:text-style-name="P13" draw:layer="layout" svg:width="1cm" svg:height="1cm" svg:x="15.5cm" svg:y="13.5cm">
            <text:p text:style-name="P4"><text:span text:style-name="T1">1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4.9cm" svg:y="13.774cm">
            <draw:text-box>
              <text:p><text:span text:style-name="T3">0</text:span></text:p>
            </draw:text-box>
          </draw:frame>
          <draw:custom-shape draw:style-name="gr134" draw:text-style-name="P13" draw:layer="layout" svg:width="1cm" svg:height="1cm" svg:x="17.5cm" svg:y="13.5cm">
            <text:p text:style-name="P4"><text:span text:style-name="T1">1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6.901cm" svg:y="13.774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16.5cm" svg:y="11.962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7cm" svg:y1="11cm" svg:x2="28cm" svg:y2="12.5cm">
            <text:p/>
          </draw:line>
          <draw:line draw:style-name="gr133" draw:text-style-name="P3" draw:layer="layout" svg:x1="25cm" svg:y1="11.038cm" svg:x2="26cm" svg:y2="12.538cm">
            <text:p/>
          </draw:line>
          <draw:frame draw:style-name="gr28" draw:text-style-name="P12" draw:layer="layout" svg:width="0.807cm" svg:height="0.564cm" svg:x="24.83cm" svg:y="9.174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26.85cm" svg:y="12.236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25.802cm" svg:y="10.736cm">
            <draw:text-box>
              <text:p><text:span text:style-name="T3">+1</text:span></text:p>
            </draw:text-box>
          </draw:frame>
          <draw:line draw:style-name="gr2" draw:text-style-name="P2" draw:layer="layout" svg:x1="25.966cm" svg:y1="9.5cm" svg:x2="24.901cm" svg:y2="11cm">
            <text:p/>
          </draw:line>
          <draw:frame draw:style-name="gr28" draw:text-style-name="P12" draw:layer="layout" svg:width="0.807cm" svg:height="0.564cm" svg:x="23.9cm" svg:y="10.774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27.449cm" svg:y="12cm">
            <text:p text:style-name="P4"><text:span text:style-name="T1">2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3" draw:text-style-name="P3" draw:layer="layout" svg:x1="25.967cm" svg:y1="9.501cm" svg:x2="27cm" svg:y2="11cm">
            <text:p/>
          </draw:line>
          <draw:custom-shape draw:style-name="gr25" draw:text-style-name="P13" draw:layer="layout" svg:width="1cm" svg:height="1cm" svg:x="25.466cm" svg:y="9cm">
            <text:p text:style-name="P4"><text:span text:style-name="T1">1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4" draw:text-style-name="P13" draw:layer="layout" svg:width="1cm" svg:height="1cm" svg:x="26.5cm" svg:y="10.5cm">
            <text:p text:style-name="P4"><text:span text:style-name="T1">2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4.966cm" svg:y1="11.038cm" svg:x2="23.901cm" svg:y2="12.538cm">
            <text:p/>
          </draw:line>
          <draw:custom-shape draw:style-name="gr25" draw:text-style-name="P13" draw:layer="layout" svg:width="1cm" svg:height="1cm" svg:x="23.5cm" svg:y="12.038cm">
            <text:p text:style-name="P4"><text:span text:style-name="T1">1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22.9cm" svg:y="12.312cm">
            <draw:text-box>
              <text:p><text:span text:style-name="T3">0</text:span></text:p>
            </draw:text-box>
          </draw:frame>
          <draw:custom-shape draw:style-name="gr134" draw:text-style-name="P13" draw:layer="layout" svg:width="1cm" svg:height="1cm" svg:x="25.5cm" svg:y="12.038cm">
            <text:p text:style-name="P4"><text:span text:style-name="T1">1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24.901cm" svg:y="12.312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24.5cm" svg:y="10.5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Mono1" svg:font-family="FreeMono" style:font-family-generic="modern" style:font-pitch="fixed"/>
    <style:font-face style:name="FreeMono" svg:font-family="FreeMono" style:font-adornments="Regular" style:font-family-generic="modern" style:font-pitch="fixed"/>
    <style:font-face style:name="FreeMono2" svg:font-family="FreeMono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3-11-08T15:44:52.095872294</meta:creation-date>
    <dc:date>2023-11-16T18:35:45.443956406</dc:date>
    <meta:editing-duration>P1DT13H17M59S</meta:editing-duration>
    <meta:editing-cycles>46</meta:editing-cycles>
    <meta:generator>LibreOffice/7.0.4.2$Linux_X86_64 LibreOffice_project/00$Build-2</meta:generator>
    <meta:document-statistic meta:object-count="2000"/>
  </office:meta>
</office:document-meta>
</file>